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BatangChe" svg:font-family="BatangChe" style:font-family-generic="modern" style:font-pitch="fixed"/>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5833in" table:align="center" style:writing-mode="lr-tb"/>
    </style:style>
    <style:style style:name="Table1.A" style:family="table-column">
      <style:table-column-properties style:column-width="0.8708in"/>
    </style:style>
    <style:style style:name="Table1.B" style:family="table-column">
      <style:table-column-properties style:column-width="1.8938in"/>
    </style:style>
    <style:style style:name="Table1.D" style:family="table-column">
      <style:table-column-properties style:column-width="1.925in"/>
    </style:style>
    <style:style style:name="Table1.1" style:family="table-row">
      <style:table-row-properties style:keep-together="true" fo:keep-together="auto"/>
    </style:style>
    <style:style style:name="Table1.A1" style:family="table-cell">
      <style:table-cell-properties style:vertical-align="top" style:border-line-width-left="0.0007in 0.0139in 0.0007in" style:border-line-width-top="0.0007in 0.0139in 0.0007in" fo:padding-left="0.0833in" fo:padding-right="0.0833in" fo:padding-top="0in" fo:padding-bottom="0in" fo:border-left="0.0153in double #000000" fo:border-right="none" fo:border-top="0.0153in double #000000" fo:border-bottom="none" style:writing-mode="lr-tb"/>
    </style:style>
    <style:style style:name="Table1.B1" style:family="table-cell">
      <style:table-cell-properties style:vertical-align="top" style:border-line-width-top="0.0007in 0.0139in 0.0007in" fo:padding-left="0.0833in" fo:padding-right="0.0833in" fo:padding-top="0in" fo:padding-bottom="0in" fo:border-left="0.0069in solid #000000" fo:border-right="none" fo:border-top="0.0153in double #000000" fo:border-bottom="none" style:writing-mode="lr-tb"/>
    </style:style>
    <style:style style:name="Table1.D1" style:family="table-cell">
      <style:table-cell-properties style:vertical-align="top" style:border-line-width-right="0.0007in 0.0139in 0.0007in" style:border-line-width-top="0.0007in 0.0139in 0.0007in" fo:padding-left="0.0833in" fo:padding-right="0.0833in" fo:padding-top="0in" fo:padding-bottom="0in" fo:border-left="0.0069in solid #000000" fo:border-right="0.0153in double #000000" fo:border-top="0.0153in double #000000" fo:border-bottom="none" style:writing-mode="lr-tb"/>
    </style:style>
    <style:style style:name="Table1.A2" style:family="table-cell">
      <style:table-cell-properties style:vertical-align="top" style:border-line-width-left="0.0007in 0.0139in 0.0007in" fo:padding-left="0.0833in" fo:padding-right="0.0833in" fo:padding-top="0in" fo:padding-bottom="0in" fo:border-left="0.0153in double #000000" fo:border-right="none" fo:border-top="0.0069in solid #000000" fo:border-bottom="none" style:writing-mode="lr-tb"/>
    </style:style>
    <style:style style:name="Table1.B2" style:family="table-cell">
      <style:table-cell-properties style:vertical-align="top" fo:padding-left="0.0833in" fo:padding-right="0.0833in" fo:padding-top="0in" fo:padding-bottom="0in" fo:border-left="0.0069in solid #000000" fo:border-right="none" fo:border-top="0.0069in solid #000000" fo:border-bottom="none" style:writing-mode="lr-tb"/>
    </style:style>
    <style:style style:name="Table1.D2" style:family="table-cell">
      <style:table-cell-properties style:vertical-align="top" style:border-line-width-right="0.0007in 0.0139in 0.0007in" fo:padding-left="0.0833in" fo:padding-right="0.0833in" fo:padding-top="0in" fo:padding-bottom="0in" fo:border-left="0.0069in solid #000000" fo:border-right="0.0153in double #000000" fo:border-top="0.0069in solid #000000" fo:border-bottom="none" style:writing-mode="lr-tb"/>
    </style:style>
    <style:style style:name="Table1.A3" style:family="table-cell">
      <style:table-cell-properties style:vertical-align="top" style:border-line-width-left="0.0007in 0.0139in 0.0007in" style:border-line-width-bottom="0.0007in 0.0139in 0.0007in" fo:padding-left="0.0833in" fo:padding-right="0.0833in" fo:padding-top="0in" fo:padding-bottom="0in" fo:border-left="0.0153in double #000000" fo:border-right="none" fo:border-top="0.0069in solid #000000" fo:border-bottom="0.0153in double #000000" style:writing-mode="lr-tb"/>
    </style:style>
    <style:style style:name="Table1.B3" style:family="table-cell">
      <style:table-cell-properties style:vertical-align="top" style:border-line-width-bottom="0.0007in 0.0139in 0.0007in" fo:padding-left="0.0833in" fo:padding-right="0.0833in" fo:padding-top="0in" fo:padding-bottom="0in" fo:border-left="0.0069in solid #000000" fo:border-right="none" fo:border-top="0.0069in solid #000000" fo:border-bottom="0.0153in double #000000" style:writing-mode="lr-tb"/>
    </style:style>
    <style:style style:name="Table1.D3" style:family="table-cell">
      <style:table-cell-properties style:vertical-align="top" style:border-line-width-right="0.0007in 0.0139in 0.0007in" style:border-line-width-bottom="0.0007in 0.0139in 0.0007in" fo:padding-left="0.0833in" fo:padding-right="0.0833in" fo:padding-top="0in" fo:padding-bottom="0in" fo:border-left="0.0069in solid #000000" fo:border-right="0.0153in double #000000" fo:border-top="0.0069in solid #000000" fo:border-bottom="0.0153in double #000000" style:writing-mode="lr-tb"/>
    </style:style>
    <style:style style:name="Table2" style:family="table">
      <style:table-properties style:width="5.9688in" fo:margin-left="0.2396in" fo:margin-right="0.6917in" table:align="margins" style:writing-mode="lr-tb"/>
    </style:style>
    <style:style style:name="Table2.A" style:family="table-column">
      <style:table-column-properties style:column-width="0.8125in" style:rel-column-width="8920*"/>
    </style:style>
    <style:style style:name="Table2.B" style:family="table-column">
      <style:table-column-properties style:column-width="1in" style:rel-column-width="10979*"/>
    </style:style>
    <style:style style:name="Table2.C" style:family="table-column">
      <style:table-column-properties style:column-width="2.875in" style:rel-column-width="31566*"/>
    </style:style>
    <style:style style:name="Table2.D" style:family="table-column">
      <style:table-column-properties style:column-width="1.2813in" style:rel-column-width="14070*"/>
    </style:style>
    <style:style style:name="Table2.1" style:family="table-row">
      <style:table-row-properties style:keep-together="false" fo:keep-together="always"/>
    </style:style>
    <style:style style:name="Table2.A1" style:family="table-cell">
      <style:table-cell-properties style:vertical-align="top" fo:background-color="#e5e5e5"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2.B1" style:family="table-cell">
      <style:table-cell-properties style:vertical-align="top" fo:background-color="#e5e5e5"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2.D1" style:family="table-cell">
      <style:table-cell-properties style:vertical-align="top" fo:background-color="#e5e5e5"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2.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D2" style:family="table-cell" style:data-style-name="N37">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P1" style:family="paragraph" style:parent-style-name="Text_20_body">
      <style:paragraph-properties fo:margin-left="0in" fo:margin-right="0in" fo:text-align="center" style:justify-single-word="false" fo:text-indent="0in" style:auto-text-indent="false"/>
      <style:text-properties fo:font-size="24pt" fo:font-weight="bold" style:font-size-asian="24pt" style:font-weight-asian="bold"/>
    </style:style>
    <style:style style:name="P2" style:family="paragraph" style:parent-style-name="Standard">
      <style:text-properties fo:color="#000000" style:font-name="Times New Roman" fo:font-size="12pt" style:font-name-asian="Courier New1" style:font-size-asian="12pt" style:font-name-complex="Courier New1" style:font-size-complex="12pt"/>
    </style:style>
    <style:style style:name="P3" style:family="paragraph" style:parent-style-name="Table_20_-_20_Text">
      <style:paragraph-properties style:snap-to-layout-grid="false"/>
    </style:style>
    <style:style style:name="P4" style:family="paragraph" style:parent-style-name="Standard" style:list-style-name="WW8Num1"/>
    <style:style style:name="P5" style:family="paragraph" style:parent-style-name="Standard">
      <style:text-properties style:font-name="Arial" fo:font-size="10pt" style:font-size-asian="10pt" style:font-name-complex="Arial" style:font-size-complex="10pt"/>
    </style:style>
    <style:style style:name="P6" style:family="paragraph" style:parent-style-name="Standard">
      <style:text-properties style:font-name="Courier New1" fo:font-size="10pt" style:font-size-asian="10pt" style:font-name-complex="Arial" style:font-size-complex="10pt"/>
    </style:style>
    <style:style style:name="P7" style:family="paragraph" style:parent-style-name="Standard">
      <style:text-properties style:font-name="Courier New" fo:font-size="10pt" style:font-size-asian="10pt" style:font-name-complex="Courier New" style:font-size-complex="10pt"/>
    </style:style>
    <style:style style:name="P8" style:family="paragraph" style:parent-style-name="Standard">
      <style:text-properties style:font-name="Courier New" fo:font-size="10pt" style:font-size-asian="10pt" style:font-name-complex="Courier New"/>
    </style:style>
    <style:style style:name="P9" style:family="paragraph" style:parent-style-name="Standard">
      <style:text-properties style:font-name="Courier New1" fo:font-size="10pt" style:font-size-asian="10pt" style:font-name-complex="Arial"/>
    </style:style>
    <style:style style:name="P10" style:family="paragraph" style:parent-style-name="Heading_20_2">
      <style:text-properties style:font-name="Courier New" fo:font-size="10pt" style:font-size-asian="10pt" style:font-name-complex="Courier New"/>
    </style:style>
    <style:style style:name="P11" style:family="paragraph" style:parent-style-name="Normal_20__28_Web_29_">
      <style:paragraph-properties fo:margin-top="0in" fo:margin-bottom="0in"/>
      <style:text-properties style:font-name="Arial" style:font-name-complex="Arial" style:font-size-complex="10pt"/>
    </style:style>
    <style:style style:name="P12" style:family="paragraph" style:parent-style-name="Standard">
      <style:text-properties style:font-name="Times New Roman" fo:font-size="12pt" style:font-size-asian="12pt" style:font-name-complex="Courier New" style:font-size-complex="12pt"/>
    </style:style>
    <style:style style:name="P13" style:family="paragraph" style:parent-style-name="Standard">
      <style:text-properties fo:color="#000000" style:font-name="Courier New1" fo:font-size="10pt" fo:language="zxx" fo:country="none" style:font-size-asian="10pt" style:font-name-complex="Courier New" style:font-size-complex="10pt"/>
    </style:style>
    <style:style style:name="P14" style:family="paragraph" style:parent-style-name="Standard">
      <style:text-properties fo:color="#000000" style:font-name="Courier New" fo:font-size="10pt" fo:language="zxx" fo:country="none" style:font-size-asian="10pt" style:font-name-complex="Courier New" style:font-size-complex="10pt"/>
    </style:style>
    <style:style style:name="P15" style:family="paragraph" style:parent-style-name="Standard">
      <style:paragraph-properties style:text-autospace="none"/>
      <style:text-properties style:use-window-font-color="true" style:font-name="Courier New1" fo:font-size="10pt" fo:language="zxx" fo:country="none" style:font-size-asian="10pt" style:font-size-complex="10pt"/>
    </style:style>
    <style:style style:name="P16" style:family="paragraph" style:parent-style-name="Standard">
      <style:text-properties style:font-name="Courier New1" fo:font-size="10pt" style:font-size-asian="10pt" style:font-name-complex="Courier New"/>
    </style:style>
    <style:style style:name="P17" style:family="paragraph" style:parent-style-name="Standard">
      <style:paragraph-properties style:text-autospace="none"/>
      <style:text-properties fo:color="#000000" style:font-name="Courier New1" fo:font-size="10pt" fo:language="zxx" fo:country="none" style:font-size-asian="10pt" style:font-size-complex="10pt"/>
    </style:style>
    <style:style style:name="P18" style:family="paragraph" style:parent-style-name="Standard">
      <style:text-properties fo:color="#000000" style:font-name="Courier New1" fo:font-size="10pt" style:font-size-asian="10pt" style:font-name-complex="Courier New"/>
    </style:style>
    <style:style style:name="P19" style:family="paragraph" style:parent-style-name="Standard">
      <style:text-properties fo:color="#000000" style:font-name="Courier New1" fo:font-size="10pt" fo:language="zxx" fo:country="none" style:font-size-asian="10pt" style:font-size-complex="10pt"/>
    </style:style>
    <style:style style:name="P20" style:family="paragraph" style:parent-style-name="Header">
      <style:paragraph-properties style:border-line-width-top="0.0008in 0.0346in 0.0346in" fo:padding-left="0in" fo:padding-right="0in" fo:padding-top="0.0138in" fo:padding-bottom="0in" fo:border-left="none" fo:border-right="none" fo:border-top="0.0701in double #000000" fo:border-bottom="none">
        <style:tab-stops>
          <style:tab-stop style:position="3in" style:type="center"/>
          <style:tab-stop style:position="6.8752in" style:type="right"/>
        </style:tab-stops>
      </style:paragraph-properties>
    </style:style>
    <style:style style:name="P21" style:family="paragraph" style:parent-style-name="Header">
      <style:paragraph-properties>
        <style:tab-stops>
          <style:tab-stop style:position="3in" style:type="center"/>
          <style:tab-stop style:position="6.8752in" style:type="right"/>
        </style:tab-stops>
      </style:paragraph-properties>
      <style:text-properties style:font-name="Arial" fo:font-size="8pt" style:font-size-asian="8pt"/>
    </style:style>
    <style:style style:name="P22" style:family="paragraph" style:parent-style-name="Standard">
      <style:paragraph-properties fo:text-align="center" style:justify-single-word="false" fo:padding-left="0in" fo:padding-right="0in" fo:padding-top="0.0138in" fo:padding-bottom="0in" fo:border-left="none" fo:border-right="none" fo:border-top="0.0071in solid #000000" fo:border-bottom="none"/>
    </style:style>
    <style:style style:name="P23" style:family="paragraph" style:parent-style-name="Text_20_body">
      <style:paragraph-properties fo:margin-left="0in" fo:margin-right="0in" fo:text-align="center" style:justify-single-word="false" fo:text-indent="0in" style:auto-text-indent="false"/>
      <style:text-properties fo:font-size="24pt" fo:font-weight="bold" style:font-size-asian="24pt" style:font-weight-asian="bold"/>
    </style:style>
    <style:style style:name="P24"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font-name-asian="Courier New1" style:font-size-asian="12pt" style:font-name-complex="Courier New1" style:font-size-complex="12pt"/>
    </style:style>
    <style:style style:name="P25" style:family="paragraph" style:parent-style-name="Standard">
      <style:paragraph-properties fo:text-align="center" style:justify-single-word="false"/>
      <style:text-properties fo:font-size="14pt" style:font-size-asian="14pt"/>
    </style:style>
    <style:style style:name="P26" style:family="paragraph" style:parent-style-name="Standard">
      <style:paragraph-properties>
        <style:tab-stops>
          <style:tab-stop style:position="0.3752in"/>
          <style:tab-stop style:position="6.8929in" style:type="right" style:leader-style="dotted" style:leader-text="."/>
        </style:tab-stops>
      </style:paragraph-properties>
    </style:style>
    <style:style style:name="P27" style:family="paragraph" style:parent-style-name="Standard">
      <style:text-properties fo:font-size="18pt" fo:font-style="italic" style:font-size-asian="18pt" style:font-style-asian="italic" style:font-name-complex="Arial" style:font-style-complex="italic"/>
    </style:style>
    <style:style style:name="P28" style:family="paragraph" style:parent-style-name="Standard">
      <style:text-properties style:font-name="Times New Roman"/>
    </style:style>
    <style:style style:name="P29" style:family="paragraph" style:parent-style-name="Standard">
      <style:text-properties style:font-name="Times New Roman" fo:font-size="12pt" style:font-size-asian="12pt" style:font-size-complex="12pt"/>
    </style:style>
    <style:style style:name="P30" style:family="paragraph" style:parent-style-name="Table_20_-_20_Text">
      <style:paragraph-properties style:snap-to-layout-grid="false"/>
    </style:style>
    <style:style style:name="P31" style:family="paragraph" style:parent-style-name="Table_20_-_20_Text">
      <style:paragraph-properties fo:text-align="center" style:justify-single-word="false" style:snap-to-layout-grid="false"/>
    </style:style>
    <style:style style:name="P32" style:family="paragraph" style:parent-style-name="Standard">
      <style:paragraph-properties fo:margin-top="0.0626in" fo:margin-bottom="0.0374in" fo:hyphenation-ladder-count="no-limit" style:snap-to-layout-grid="false">
        <style:tab-stops>
          <style:tab-stop style:position="0in"/>
        </style:tab-stops>
      </style:paragraph-properties>
      <style:text-properties fo:hyphenate="false" fo:hyphenation-remain-char-count="2" fo:hyphenation-push-char-count="2"/>
    </style:style>
    <style:style style:name="P33" style:family="paragraph" style:parent-style-name="Standard">
      <style:paragraph-properties fo:margin-top="0.0626in" fo:margin-bottom="0.0374in" fo:hyphenation-ladder-count="no-limit" style:snap-to-layout-grid="false">
        <style:tab-stops>
          <style:tab-stop style:position="0in"/>
        </style:tab-stops>
      </style:paragraph-properties>
      <style:text-properties style:font-name="Arial" fo:font-size="9pt" fo:letter-spacing="-0.0016in" style:font-size-asian="9pt" style:font-name-complex="Arial" style:font-size-complex="9pt" fo:hyphenate="false" fo:hyphenation-remain-char-count="2" fo:hyphenation-push-char-count="2"/>
    </style:style>
    <style:style style:name="P34" style:family="paragraph" style:parent-style-name="Standard">
      <style:paragraph-properties fo:margin-top="0.0626in" fo:margin-bottom="0.0374in" fo:text-align="center" style:justify-single-word="false" fo:hyphenation-ladder-count="no-limit" style:snap-to-layout-grid="false">
        <style:tab-stops>
          <style:tab-stop style:position="0in"/>
        </style:tab-stops>
      </style:paragraph-properties>
      <style:text-properties style:font-name="Arial" fo:font-size="9pt" fo:letter-spacing="-0.0016in" fo:font-weight="bold" style:font-size-asian="9pt" style:font-weight-asian="bold" style:font-name-complex="Arial" style:font-size-complex="9pt" fo:hyphenate="false" fo:hyphenation-remain-char-count="2" fo:hyphenation-push-char-count="2"/>
    </style:style>
    <style:style style:name="P35" style:family="paragraph" style:parent-style-name="Standard">
      <style:paragraph-properties fo:margin-top="0in" fo:margin-bottom="0.0374in" fo:text-align="center" style:justify-single-word="false" fo:hyphenation-ladder-count="no-limit">
        <style:tab-stops>
          <style:tab-stop style:position="0in"/>
        </style:tab-stops>
      </style:paragraph-properties>
      <style:text-properties style:font-name="Arial" fo:font-size="9pt" fo:letter-spacing="-0.0016in" fo:font-weight="bold" style:font-size-asian="9pt" style:font-weight-asian="bold" style:font-name-complex="Arial" style:font-size-complex="9pt" fo:hyphenate="false" fo:hyphenation-remain-char-count="2" fo:hyphenation-push-char-count="2"/>
    </style:style>
    <style:style style:name="P36" style:family="paragraph" style:parent-style-name="Standard">
      <style:paragraph-properties fo:break-before="page"/>
    </style:style>
    <style:style style:name="P37" style:family="paragraph" style:parent-style-name="Standard">
      <style:paragraph-properties fo:break-before="page"/>
      <style:text-properties fo:font-size="18pt" fo:font-style="italic" style:font-size-asian="18pt" style:font-style-asian="italic" style:font-name-complex="Arial" style:font-style-complex="italic"/>
    </style:style>
    <style:style style:name="P38" style:family="paragraph" style:parent-style-name="Heading_20_7">
      <style:paragraph-properties fo:margin-top="0in" fo:margin-bottom="0in" fo:text-align="center" style:justify-single-word="false" fo:keep-with-next="always"/>
      <style:text-properties style:font-name="Times" fo:font-size="20pt" style:font-size-asian="20pt"/>
    </style:style>
    <style:style style:name="P39" style:family="paragraph" style:parent-style-name="Table_20_-_20_Col._20_Head">
      <style:paragraph-properties style:snap-to-layout-grid="false"/>
    </style:style>
    <style:style style:name="P40" style:family="paragraph" style:parent-style-name="Default_20_Text">
      <style:paragraph-properties fo:text-align="center" style:justify-single-word="false"/>
      <style:text-properties style:font-name="Times"/>
    </style:style>
    <style:style style:name="P41" style:family="paragraph" style:parent-style-name="Normal_20__28_Web_29_">
      <style:text-properties style:font-name="Arial" style:font-name-complex="Arial"/>
    </style:style>
    <style:style style:name="P42" style:family="paragraph" style:parent-style-name="Heading_20_2">
      <style:text-properties style:font-name="Courier New" fo:font-size="10pt" style:font-size-asian="10pt" style:font-name-complex="Courier New"/>
    </style:style>
    <style:style style:name="P43" style:family="paragraph" style:parent-style-name="Heading_20_1">
      <style:paragraph-properties fo:break-before="page"/>
    </style:style>
    <style:style style:name="P44" style:family="paragraph" style:parent-style-name="Standard" style:list-style-name="WW8Num1"/>
    <style:style style:name="P45" style:family="paragraph" style:parent-style-name="Standard">
      <style:text-properties fo:font-weight="bold" style:font-weight-asian="bold" style:font-weight-complex="bold"/>
    </style:style>
    <style:style style:name="P46" style:family="paragraph" style:parent-style-name="Standard">
      <style:text-properties fo:color="#000000" style:font-name="Times New Roman" fo:font-size="12pt" style:font-name-asian="Courier New1" style:font-size-asian="12pt" style:font-name-complex="Courier New1" style:font-size-complex="12pt"/>
    </style:style>
    <style:style style:name="P47" style:family="paragraph" style:parent-style-name="Standard">
      <style:text-properties fo:color="#000000" style:font-name="Courier New1" fo:font-size="10pt" fo:language="zxx" fo:country="none" style:font-size-asian="10pt" style:font-name-complex="Courier New" style:font-size-complex="10pt"/>
    </style:style>
    <style:style style:name="P48" style:family="paragraph" style:parent-style-name="Standard">
      <style:text-properties fo:color="#000000" style:font-name="Courier New1" fo:font-size="10pt" fo:language="zxx" fo:country="none" style:font-size-asian="10pt" style:font-size-complex="10pt"/>
    </style:style>
    <style:style style:name="P49" style:family="paragraph" style:parent-style-name="Standard">
      <style:paragraph-properties style:text-autospace="none"/>
      <style:text-properties fo:color="#000000" style:font-name="Courier New1" fo:font-size="10pt" fo:language="zxx" fo:country="none" style:font-size-asian="10pt" style:font-size-complex="10pt"/>
    </style:style>
    <style:style style:name="P50" style:family="paragraph" style:parent-style-name="Standard">
      <style:text-properties fo:color="#000000" style:font-name="Courier New1" fo:font-size="10pt" style:font-size-asian="10pt" style:font-name-complex="Courier New"/>
    </style:style>
    <style:style style:name="P51" style:family="paragraph" style:parent-style-name="Standard">
      <style:text-properties fo:color="#000000" style:font-name="Courier New" fo:font-size="10pt" fo:language="zxx" fo:country="none" style:font-size-asian="10pt" style:font-name-complex="Courier New" style:font-size-complex="10pt"/>
    </style:style>
    <style:style style:name="P52" style:family="paragraph" style:parent-style-name="Standard">
      <style:text-properties style:font-name="Courier New" fo:font-size="10pt" style:font-size-asian="10pt" style:font-name-complex="Courier New"/>
    </style:style>
    <style:style style:name="P53" style:family="paragraph" style:parent-style-name="Standard">
      <style:text-properties style:font-name="Courier New" fo:font-size="10pt" style:font-size-asian="10pt" style:font-name-complex="Courier New" style:font-size-complex="10pt"/>
    </style:style>
    <style:style style:name="P54" style:family="paragraph" style:parent-style-name="Standard">
      <style:text-properties style:font-name="Arial" fo:font-size="10pt" style:font-size-asian="10pt" style:font-name-complex="Arial" style:font-size-complex="10pt"/>
    </style:style>
    <style:style style:name="P55" style:family="paragraph" style:parent-style-name="Standard">
      <style:text-properties style:font-name="Courier New1" fo:font-size="10pt" style:font-size-asian="10pt" style:font-name-complex="Arial"/>
    </style:style>
    <style:style style:name="P56" style:family="paragraph" style:parent-style-name="Standard">
      <style:text-properties style:font-name="Courier New1" fo:font-size="10pt" style:font-size-asian="10pt" style:font-name-complex="Arial" style:font-size-complex="10pt"/>
    </style:style>
    <style:style style:name="P57" style:family="paragraph" style:parent-style-name="Standard">
      <style:paragraph-properties style:text-autospace="none"/>
      <style:text-properties style:use-window-font-color="true" style:font-name="Courier New1" fo:font-size="10pt" fo:language="zxx" fo:country="none" style:font-size-asian="10pt" style:font-size-complex="10pt"/>
    </style:style>
    <style:style style:name="P58" style:family="paragraph" style:parent-style-name="Standard">
      <style:text-properties style:font-name="Courier New1" fo:font-size="10pt" style:font-size-asian="10pt" style:font-name-complex="Courier New"/>
    </style:style>
    <style:style style:name="P59" style:family="paragraph" style:parent-style-name="Standard">
      <style:text-properties style:font-name="Times New Roman" fo:font-size="12pt" style:font-size-asian="12pt" style:font-name-complex="Courier New" style:font-size-complex="12pt"/>
    </style:style>
    <style:style style:name="P60" style:family="paragraph" style:parent-style-name="Standard">
      <style:paragraph-properties fo:text-align="center" style:justify-single-word="false" fo:padding-left="0in" fo:padding-right="0in" fo:padding-top="0.0138in" fo:padding-bottom="0in" fo:border-left="none" fo:border-right="none" fo:border-top="0.0071in solid #000000" fo:border-bottom="none"/>
    </style:style>
    <style:style style:name="P61" style:family="paragraph" style:parent-style-name="Standard" style:master-page-name="First_20_Page">
      <style:paragraph-properties style:page-number="auto"/>
    </style:style>
    <style:style style:name="P62" style:family="paragraph" style:parent-style-name="Text_20_body">
      <style:paragraph-properties fo:margin-left="0in" fo:margin-right="0in" fo:text-align="center" style:justify-single-word="false" fo:text-indent="0in" style:auto-text-indent="false"/>
      <style:text-properties fo:font-size="24pt" fo:font-weight="bold" style:font-size-asian="24pt" style:font-weight-asian="bold"/>
    </style:style>
    <style:style style:name="P63" style:family="paragraph" style:parent-style-name="Text_20_body">
      <style:paragraph-properties fo:margin-left="-0.0102in" fo:margin-right="0in" fo:text-indent="0in" style:auto-text-indent="false">
        <style:tab-stops/>
      </style:paragraph-properties>
    </style:style>
    <style:style style:name="P64" style:family="paragraph" style:parent-style-name="Contents_20_1">
      <style:paragraph-properties>
        <style:tab-stops>
          <style:tab-stop style:position="6.9in" style:type="right" style:leader-style="dotted" style:leader-text="."/>
        </style:tab-stops>
      </style:paragraph-properties>
    </style:style>
    <style:style style:name="P65" style:family="paragraph" style:parent-style-name="Normal_20__28_Web_29_">
      <style:paragraph-properties fo:margin-top="0in" fo:margin-bottom="0in"/>
      <style:text-properties style:font-name="Arial" style:font-name-complex="Arial" style:font-size-complex="10pt"/>
    </style:style>
    <style:style style:name="P66" style:family="paragraph" style:parent-style-name="Contents_20_2">
      <style:paragraph-properties>
        <style:tab-stops>
          <style:tab-stop style:position="6.9in" style:type="right" style:leader-style="dotted" style:leader-text="."/>
        </style:tab-stops>
      </style:paragraph-properties>
    </style:style>
    <style:style style:name="P67" style:family="paragraph" style:parent-style-name="Table_20_-_20_Text">
      <style:paragraph-properties style:snap-to-layout-grid="false"/>
    </style:style>
    <style:style style:name="P68" style:family="paragraph" style:parent-style-name="Header">
      <style:paragraph-properties style:border-line-width-top="0.0008in 0.0346in 0.0346in" fo:padding-left="0in" fo:padding-right="0in" fo:padding-top="0.0138in" fo:padding-bottom="0in" fo:border-left="none" fo:border-right="none" fo:border-top="0.0701in double #000000" fo:border-bottom="none">
        <style:tab-stops>
          <style:tab-stop style:position="3in" style:type="center"/>
          <style:tab-stop style:position="6.8752in" style:type="right"/>
        </style:tab-stops>
      </style:paragraph-properties>
    </style:style>
    <style:style style:name="P69" style:family="paragraph" style:parent-style-name="Header">
      <style:paragraph-properties>
        <style:tab-stops>
          <style:tab-stop style:position="3in" style:type="center"/>
          <style:tab-stop style:position="6.8752in" style:type="right"/>
        </style:tab-stops>
      </style:paragraph-properties>
      <style:text-properties style:font-name="Arial" fo:font-size="8pt" style:font-size-asian="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Arial"/>
    </style:style>
    <style:style style:name="T4" style:family="text">
      <style:text-properties style:font-name="Courier New" style:font-name-complex="Courier New" style:font-size-complex="10pt"/>
    </style:style>
    <style:style style:name="T5" style:family="text">
      <style:text-properties style:font-name="Courier New" fo:font-size="10pt" style:font-size-asian="10pt" style:font-name-complex="Courier New"/>
    </style:style>
    <style:style style:name="T6" style:family="text">
      <style:text-properties style:font-name="Courier New" fo:font-size="10pt" style:font-size-asian="10pt"/>
    </style:style>
    <style:style style:name="T7" style:family="text">
      <style:text-properties style:font-name="Arial"/>
    </style:style>
    <style:style style:name="T8" style:family="text">
      <style:text-properties style:font-name="Arial" fo:font-size="8pt" style:font-size-asian="8pt"/>
    </style:style>
    <style:style style:name="T9" style:family="text">
      <style:text-properties style:font-name="Arial" fo:font-size="8pt" style:font-size-asian="8pt" style:font-size-complex="8pt"/>
    </style:style>
    <style:style style:name="T10" style:family="text">
      <style:text-properties style:font-name="Arial" fo:font-size="8pt" style:font-name-asian="Times New Roman" style:font-size-asian="8pt" style:font-name-complex="Times New Roman" style:font-size-complex="8pt" style:font-weight-complex="bold"/>
    </style:style>
    <style:style style:name="T11" style:family="text">
      <style:text-properties style:font-name="Arial" fo:font-size="9pt" fo:letter-spacing="-0.0016in" fo:font-weight="bold" style:font-size-asian="9pt" style:font-weight-asian="bold" style:font-name-complex="Arial" style:font-size-complex="9pt"/>
    </style:style>
    <style:style style:name="T12" style:family="text">
      <style:text-properties style:font-name="Arial" fo:font-size="9pt" fo:letter-spacing="-0.0016in" style:font-size-asian="9pt" style:font-name-complex="Arial" style:font-size-complex="9pt"/>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style:font-name="Courier New" fo:font-size="10pt" style:font-size-asian="10pt"/>
    </style:style>
    <style:style style:name="T16" style:family="text">
      <style:text-properties style:font-name="Courier New" fo:font-size="10pt" style:font-size-asian="10pt" style:font-name-complex="Courier New"/>
    </style:style>
    <style:style style:name="T17" style:family="text">
      <style:text-properties style:font-name="Courier New" style:font-name-complex="Courier New" style:font-size-complex="10pt"/>
    </style:style>
    <style:style style:name="T18" style:family="text">
      <style:text-properties style:font-size-complex="10pt"/>
    </style:style>
    <style:style style:name="T19" style:family="text">
      <style:text-properties fo:font-weight="normal" style:font-weight-asian="normal" style:font-weight-complex="normal"/>
    </style:style>
    <style:style style:name="T20" style:family="text">
      <style:text-properties style:text-position="super 58%"/>
    </style:style>
    <style:style style:name="Sect1" style:family="section">
      <style:section-properties style:editable="false">
        <style:columns fo:column-count="1" fo:column-gap="0in"/>
      </style:section-properties>
    </style: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247688216" text:id="ct247688216">
          <text:deletion>
            <office:change-info>
              <dc:creator>Unknown Author</dc:creator>
              <dc:date>2013-11-08T21:21:00</dc:date>
            </office:change-info>
            <text:p text:style-name="P1">Software Design</text:p>
          </text:deletion>
        </text:changed-region>
        <text:changed-region xml:id="ct247686240" text:id="ct247686240">
          <text:insertion>
            <office:change-info>
              <dc:creator>Unknown Author</dc:creator>
              <dc:date>2013-11-08T21:21:00</dc:date>
            </office:change-info>
          </text:insertion>
        </text:changed-region>
        <text:changed-region xml:id="ct247687280" text:id="ct247687280">
          <text:deletion>
            <office:change-info>
              <dc:creator>Hugh Spahr</dc:creator>
              <dc:date>2012-05-01T10:05:00</dc:date>
            </office:change-info>
            <text:p text:style-name="P2"/>
            <text:p text:style-name="P2"/>
          </text:deletion>
        </text:changed-region>
        <text:changed-region xml:id="ct247687800" text:id="ct247687800">
          <text:insertion>
            <office:change-info>
              <dc:creator>Hugh Spahr</dc:creator>
              <dc:date>2012-05-01T10:01:00</dc:date>
            </office:change-info>
          </text:insertion>
        </text:changed-region>
        <text:changed-region xml:id="ct247686344" text:id="ct247686344">
          <text:format-change>
            <office:change-info>
              <dc:creator>Hugh Spahr</dc:creator>
              <dc:date>2012-05-01T10:04:00</dc:date>
            </office:change-info>
          </text:format-change>
        </text:changed-region>
        <text:changed-region xml:id="ct247686448" text:id="ct247686448">
          <text:deletion>
            <office:change-info>
              <dc:creator>Hugh Spahr</dc:creator>
              <dc:date>2012-05-01T10:05:00</dc:date>
            </office:change-info>
            <text:p text:style-name="Standard"/>
            <text:p text:style-name="Standard"/>
            <text:p text:style-name="Standard"/>
            <text:p text:style-name="Standard"/>
            <text:p text:style-name="Standard"/>
            <text:p text:style-name="Standard"/>
            <text:p text:style-name="Standard"/>
          </text:deletion>
        </text:changed-region>
        <text:changed-region xml:id="ct247685928" text:id="ct247685928">
          <text:deletion>
            <office:change-info>
              <dc:creator>Unknown Author</dc:creator>
              <dc:date>2013-11-08T21:18:00</dc:date>
            </office:change-info>
            <text:p text:style-name="P3">April</text:p>
          </text:deletion>
        </text:changed-region>
        <text:changed-region xml:id="ct247685408" text:id="ct247685408">
          <text:insertion>
            <office:change-info>
              <dc:creator>Unknown Author</dc:creator>
              <dc:date>2013-11-08T21:18:00</dc:date>
            </office:change-info>
          </text:insertion>
        </text:changed-region>
        <text:changed-region xml:id="ct247685512" text:id="ct247685512">
          <text:deletion>
            <office:change-info>
              <dc:creator>Unknown Author</dc:creator>
              <dc:date>2013-11-08T21:22:00</dc:date>
            </office:change-info>
            <text:p text:style-name="Standard">a standard group of functionality for the HCS08 family of Freescale microcontrollers</text:p>
          </text:deletion>
        </text:changed-region>
        <text:changed-region xml:id="ct247687384" text:id="ct247687384">
          <text:insertion>
            <office:change-info>
              <dc:creator>Unknown Author</dc:creator>
              <dc:date>2013-11-08T21:22:00</dc:date>
            </office:change-info>
          </text:insertion>
        </text:changed-region>
        <text:changed-region xml:id="ct247687488" text:id="ct247687488">
          <text:insertion>
            <office:change-info>
              <dc:creator>Unknown Author</dc:creator>
              <dc:date>2013-11-08T21:23:00</dc:date>
            </office:change-info>
          </text:insertion>
        </text:changed-region>
        <text:changed-region xml:id="ct247685824" text:id="ct247685824">
          <text:deletion>
            <office:change-info>
              <dc:creator>Unknown Author</dc:creator>
              <dc:date>2013-11-08T21:23:00</dc:date>
            </office:change-info>
            <text:p text:style-name="Standard">main features include</text:p>
          </text:deletion>
        </text:changed-region>
        <text:changed-region xml:id="ct247687592" text:id="ct247687592">
          <text:insertion>
            <office:change-info>
              <dc:creator>Unknown Author</dc:creator>
              <dc:date>2013-11-08T21:23:00</dc:date>
            </office:change-info>
          </text:insertion>
        </text:changed-region>
        <text:changed-region xml:id="ct247688112" text:id="ct247688112">
          <text:deletion>
            <office:change-info>
              <dc:creator>Unknown Author</dc:creator>
              <dc:date>2013-11-08T21:24:00</dc:date>
            </office:change-info>
            <text:p text:style-name="Standard">Timing functions such as tick, time stamping, one-shot and repetitive events.</text:p>
          </text:deletion>
        </text:changed-region>
        <text:changed-region xml:id="ct247688320" text:id="ct247688320">
          <text:insertion>
            <office:change-info>
              <dc:creator>Unknown Author</dc:creator>
              <dc:date>2013-11-08T21:24:00</dc:date>
            </office:change-info>
          </text:insertion>
        </text:changed-region>
        <text:changed-region xml:id="ct247688840" text:id="ct247688840">
          <text:deletion>
            <office:change-info>
              <dc:creator>Unknown Author</dc:creator>
              <dc:date>2013-11-08T21:24:00</dc:date>
            </office:change-info>
            <text:p text:style-name="Standard">Logging and K_FATAL functions store in non-volatile storage.</text:p>
          </text:deletion>
        </text:changed-region>
        <text:changed-region xml:id="ct247688736" text:id="ct247688736">
          <text:insertion>
            <office:change-info>
              <dc:creator>Unknown Author</dc:creator>
              <dc:date>2013-11-08T21:24:00</dc:date>
            </office:change-info>
          </text:insertion>
        </text:changed-region>
        <text:changed-region xml:id="ct247688632" text:id="ct247688632">
          <text:insertion>
            <office:change-info>
              <dc:creator>Unknown Author</dc:creator>
              <dc:date>2013-11-08T21:25:00</dc:date>
            </office:change-info>
          </text:insertion>
        </text:changed-region>
        <text:changed-region xml:id="ct247688944" text:id="ct247688944">
          <text:deletion>
            <office:change-info>
              <dc:creator>Unknown Author</dc:creator>
              <dc:date>2013-11-08T21:25:00</dc:date>
            </office:change-info>
            <text:list xml:id="list1365162166079899356" text:style-name="WW8Num1">
              <text:list-item>
                <text:p text:style-name="P4"/>
              </text:list-item>
              <text:list-item>
                <text:p text:style-name="P4">Pulse Width Modulation utilities</text:p>
              </text:list-item>
              <text:list-item>
                <text:p text:style-name="P4">Analog to Digital Conversion utilities</text:p>
              </text:list-item>
              <text:list-item>
                <text:p text:style-name="P4">Count functions for frequency calculations</text:p>
              </text:list-item>
              <text:list-item>
                <text:p text:style-name="P4">EEPROM erase/write functions</text:p>
              </text:list-item>
              <text:list-item>
                <text:p text:style-name="P4">Serial Port Transmit/Receive utilities</text:p>
              </text:list-item>
              <text:list-item>
                <text:p text:style-name="P4">Initialize digital input/output ports</text:p>
              </text:list-item>
            </text:list>
          </text:deletion>
        </text:changed-region>
        <text:changed-region xml:id="ct247687904" text:id="ct247687904">
          <text:deletion>
            <office:change-info>
              <dc:creator>Unknown Author</dc:creator>
              <dc:date>2013-11-08T21:28:00</dc:date>
            </office:change-info>
            <text:p text:style-name="Standard">is</text:p>
          </text:deletion>
        </text:changed-region>
        <text:changed-region xml:id="ct247688528" text:id="ct247688528">
          <text:insertion>
            <office:change-info>
              <dc:creator>Unknown Author</dc:creator>
              <dc:date>2013-11-08T21:28:00</dc:date>
            </office:change-info>
          </text:insertion>
        </text:changed-region>
        <text:changed-region xml:id="ct247688424" text:id="ct247688424">
          <text:deletion>
            <office:change-info>
              <dc:creator>Unknown Author</dc:creator>
              <dc:date>2013-11-08T21:26:00</dc:date>
            </office:change-info>
            <text:p text:style-name="Standard">a standard library for the HCS08 which enables re-use of code</text:p>
          </text:deletion>
        </text:changed-region>
        <text:changed-region xml:id="ct116502032" text:id="ct116502032">
          <text:insertion>
            <office:change-info>
              <dc:creator>Unknown Author</dc:creator>
              <dc:date>2013-11-08T21:26:00</dc:date>
            </office:change-info>
          </text:insertion>
        </text:changed-region>
        <text:changed-region xml:id="ct116500160" text:id="ct116500160">
          <text:insertion>
            <office:change-info>
              <dc:creator>Unknown Author</dc:creator>
              <dc:date>2013-11-08T21:28:00</dc:date>
            </office:change-info>
          </text:insertion>
        </text:changed-region>
        <text:changed-region xml:id="ct116500264" text:id="ct116500264">
          <text:deletion>
            <office:change-info>
              <dc:creator>Unknown Author</dc:creator>
              <dc:date>2013-11-08T21:28:00</dc:date>
            </office:change-info>
            <text:p text:style-name="Standard"><text:s text:c="2"/>By creating a library, only the functions that are needed are added to the end firmware. <text:s/>Use of a library allows bugs found in one project to be fixed in other projects.</text:p>
          </text:deletion>
        </text:changed-region>
        <text:changed-region xml:id="ct116499016" text:id="ct116499016">
          <text:deletion>
            <office:change-info>
              <dc:creator>Unknown Author</dc:creator>
              <dc:date>2013-11-08T21:29:00</dc:date>
            </office:change-info>
            <text:p text:style-name="Standard">identifies</text:p>
          </text:deletion>
        </text:changed-region>
        <text:changed-region xml:id="ct116501096" text:id="ct116501096">
          <text:insertion>
            <office:change-info>
              <dc:creator>Unknown Author</dc:creator>
              <dc:date>2013-11-08T21:29:00</dc:date>
            </office:change-info>
          </text:insertion>
        </text:changed-region>
        <text:changed-region xml:id="ct116518584" text:id="ct116518584">
          <text:deletion>
            <office:change-info>
              <dc:creator>Unknown Author</dc:creator>
              <dc:date>2013-11-08T21:28:00</dc:date>
            </office:change-info>
            <text:p text:style-name="Standard"><text:span text:style-name="T1"/></text:p>
            <text:p text:style-name="Standard"><text:span text:style-name="T1"/></text:p>
          </text:deletion>
        </text:changed-region>
        <text:changed-region xml:id="ct116518688" text:id="ct116518688">
          <text:deletion>
            <office:change-info>
              <dc:creator>Unknown Author</dc:creator>
              <dc:date>2013-11-08T21:26:00</dc:date>
            </office:change-info>
            <text:p text:style-name="Standard"><text:span text:style-name="T1">Analog to Digital Converter</text:span></text:p>
          </text:deletion>
        </text:changed-region>
        <text:changed-region xml:id="ct116520560" text:id="ct116520560">
          <text:deletion>
            <office:change-info>
              <dc:creator>Unknown Author</dc:creator>
              <dc:date>2013-11-08T21:28:00</dc:date>
            </office:change-info>
            <text:p text:style-name="Standard"><text:span text:style-name="T1"><text:tab/><text:tab/></text:span></text:p>
          </text:deletion>
        </text:changed-region>
        <text:changed-region xml:id="ct116498392" text:id="ct116498392">
          <text:deletion>
            <office:change-info>
              <dc:creator>Unknown Author</dc:creator>
              <dc:date>2013-11-08T21:26:00</dc:date>
            </office:change-info>
            <text:p text:style-name="Standard"><text:span text:style-name="T1">ADC</text:span></text:p>
          </text:deletion>
        </text:changed-region>
        <text:changed-region xml:id="ct255802352" text:id="ct255802352">
          <text:insertion>
            <office:change-info>
              <dc:creator>Unknown Author</dc:creator>
              <dc:date>2013-11-10T11:07:00</dc:date>
            </office:change-info>
          </text:insertion>
        </text:changed-region>
        <text:changed-region xml:id="ct255803808" text:id="ct255803808">
          <text:insertion>
            <office:change-info>
              <dc:creator>Unknown Author</dc:creator>
              <dc:date>2013-11-10T11:29:00</dc:date>
            </office:change-info>
          </text:insertion>
        </text:changed-region>
        <text:changed-region xml:id="ct116519000" text:id="ct116519000">
          <text:insertion>
            <office:change-info>
              <dc:creator>Unknown Author</dc:creator>
              <dc:date>2013-11-08T21:27:00</dc:date>
            </office:change-info>
          </text:insertion>
        </text:changed-region>
        <text:changed-region xml:id="ct116518480" text:id="ct116518480">
          <text:insertion>
            <office:change-info>
              <dc:creator>Unknown Author</dc:creator>
              <dc:date>2013-11-08T21:28:00</dc:date>
            </office:change-info>
          </text:insertion>
        </text:changed-region>
        <text:changed-region xml:id="ct116521184" text:id="ct116521184">
          <text:deletion>
            <office:change-info>
              <dc:creator>Unknown Author</dc:creator>
              <dc:date>2013-11-08T21:27:00</dc:date>
            </office:change-info>
            <text:p text:style-name="Standard"><text:span text:style-name="T1">EEPROM</text:span><text:tab/>Electrically Eraseable Programmable Read Only Memory</text:p>
            <text:p text:style-name="Standard"><text:span text:style-name="T1">msb</text:span><text:tab/><text:tab/>most significant bit</text:p>
            <text:p text:style-name="Standard"><text:span text:style-name="T1"/></text:p>
          </text:deletion>
        </text:changed-region>
        <text:changed-region xml:id="ct116520976" text:id="ct116520976">
          <text:deletion>
            <office:change-info>
              <dc:creator>Unknown Author</dc:creator>
              <dc:date>2013-11-08T21:28:00</dc:date>
            </office:change-info>
            <text:p text:style-name="Standard"/>
            <text:p text:style-name="Standard"><text:span text:style-name="T1">RTC</text:span><text:tab/><text:tab/>Real Time Clock</text:p>
            <text:p text:style-name="Standard"><text:span text:style-name="T2">SDD</text:span><text:tab/><text:tab/>Software Design Document</text:p>
            <text:p text:style-name="Standard"><text:span text:style-name="T2">TPM</text:span><text:tab/><text:tab/>Timer Pulse-Width Modulator</text:p>
          </text:deletion>
        </text:changed-region>
        <text:changed-region xml:id="ct116519936" text:id="ct116519936">
          <text:deletion>
            <office:change-info>
              <dc:creator>Unknown Author</dc:creator>
              <dc:date>2013-11-08T21:29:00</dc:date>
            </office:change-info>
            <text:h text:style-name="Heading_20_1" text:outline-level="1">ystem Design Description</text:h>
          </text:deletion>
        </text:changed-region>
        <text:changed-region xml:id="ct116521704" text:id="ct116521704">
          <text:insertion>
            <office:change-info>
              <dc:creator>Unknown Author</dc:creator>
              <dc:date>2013-11-08T21:29:00</dc:date>
            </office:change-info>
          </text:insertion>
        </text:changed-region>
        <text:changed-region xml:id="ct249119352" text:id="ct249119352">
          <text:insertion>
            <office:change-info>
              <dc:creator>Unknown Author</dc:creator>
              <dc:date>2013-11-09T13:33:00</dc:date>
            </office:change-info>
          </text:insertion>
        </text:changed-region>
        <text:changed-region xml:id="ct249120704" text:id="ct249120704">
          <text:deletion>
            <office:change-info>
              <dc:creator>Unknown Author</dc:creator>
              <dc:date>2013-11-09T13:33:00</dc:date>
            </office:change-info>
            <text:p text:style-name="Standard">is broken into separate code files based on the function. <text:s/>This enables the linker to remove code if it is not used in a project. <text:s/>The core functionality is included by all projects using the Standard Library. <text:s/>These include the timing and logging (including EEPROM/Flash write). <text:s/>It is assumed that the HCS08 is initialized with a 16 MHz processor clock, an 8 MHz bus clock, and serial port 1 is initialized as </text:p>
          </text:deletion>
        </text:changed-region>
        <text:changed-region xml:id="ct249120288" text:id="ct249120288">
          <text:deletion>
            <office:change-info>
              <dc:creator>Unknown Author</dc:creator>
              <dc:date>2013-11-09T13:33:00</dc:date>
            </office:change-info>
            <text:p text:style-name="Standard">This setup is not re-created here.</text:p>
          </text:deletion>
        </text:changed-region>
        <text:changed-region xml:id="ct249120080" text:id="ct249120080">
          <text:insertion>
            <office:change-info>
              <dc:creator>Unknown Author</dc:creator>
              <dc:date>2013-11-09T13:33:00</dc:date>
            </office:change-info>
          </text:insertion>
        </text:changed-region>
        <text:changed-region xml:id="ct249119976" text:id="ct249119976">
          <text:insertion>
            <office:change-info>
              <dc:creator>Unknown Author</dc:creator>
              <dc:date>2013-11-09T13:34:00</dc:date>
            </office:change-info>
          </text:insertion>
        </text:changed-region>
        <text:changed-region xml:id="ct249117480" text:id="ct249117480">
          <text:insertion>
            <office:change-info>
              <dc:creator>Unknown Author</dc:creator>
              <dc:date>2013-11-09T13:35:00</dc:date>
            </office:change-info>
          </text:insertion>
        </text:changed-region>
        <text:changed-region xml:id="ct249117584" text:id="ct249117584">
          <text:insertion>
            <office:change-info>
              <dc:creator>Unknown Author</dc:creator>
              <dc:date>2013-11-09T13:36:00</dc:date>
            </office:change-info>
          </text:insertion>
        </text:changed-region>
        <text:changed-region xml:id="ct249118104" text:id="ct249118104">
          <text:insertion>
            <office:change-info>
              <dc:creator>Unknown Author</dc:creator>
              <dc:date>2013-11-09T13:37:00</dc:date>
            </office:change-info>
          </text:insertion>
        </text:changed-region>
        <text:changed-region xml:id="ct249123720" text:id="ct249123720">
          <text:insertion>
            <office:change-info>
              <dc:creator>Unknown Author</dc:creator>
              <dc:date>2013-11-09T13:38:00</dc:date>
            </office:change-info>
          </text:insertion>
        </text:changed-region>
        <text:changed-region xml:id="ct249122056" text:id="ct249122056">
          <text:insertion>
            <office:change-info>
              <dc:creator>Unknown Author</dc:creator>
              <dc:date>2013-11-09T13:39:00</dc:date>
            </office:change-info>
          </text:insertion>
        </text:changed-region>
        <text:changed-region xml:id="ct249122992" text:id="ct249122992">
          <text:insertion>
            <office:change-info>
              <dc:creator>Unknown Author</dc:creator>
              <dc:date>2013-11-09T13:40:00</dc:date>
            </office:change-info>
          </text:insertion>
        </text:changed-region>
        <text:changed-region xml:id="ct255802768" text:id="ct255802768">
          <text:insertion>
            <office:change-info>
              <dc:creator>Unknown Author</dc:creator>
              <dc:date>2013-11-10T11:22:00</dc:date>
            </office:change-info>
          </text:insertion>
        </text:changed-region>
        <text:changed-region xml:id="ct255804016" text:id="ct255804016">
          <text:deletion>
            <office:change-info>
              <dc:creator>Unknown Author</dc:creator>
              <dc:date>2013-11-10T11:27:00</dc:date>
            </office:change-info>
            <text:h text:style-name="Heading_20_1" text:outline-level="1"/>
            <text:h text:style-name="Heading_20_1" text:outline-level="1"/>
          </text:deletion>
        </text:changed-region>
        <text:changed-region xml:id="ct254523264" text:id="ct254523264">
          <text:deletion>
            <office:change-info>
              <dc:creator>Unknown Author</dc:creator>
              <dc:date>2013-11-09T14:03:00</dc:date>
            </office:change-info>
            <text:h text:style-name="Heading_20_1" text:outline-level="1">Timing Functions</text:h>
          </text:deletion>
        </text:changed-region>
        <text:changed-region xml:id="ct254523680" text:id="ct254523680">
          <text:insertion>
            <office:change-info>
              <dc:creator>Unknown Author</dc:creator>
              <dc:date>2013-11-09T14:03:00</dc:date>
            </office:change-info>
          </text:insertion>
        </text:changed-region>
        <text:changed-region xml:id="ct255801728" text:id="ct255801728">
          <text:insertion>
            <office:change-info>
              <dc:creator>Unknown Author</dc:creator>
              <dc:date>2013-11-10T11:02:00</dc:date>
            </office:change-info>
          </text:insertion>
        </text:changed-region>
        <text:changed-region xml:id="ct255804224" text:id="ct255804224">
          <text:insertion>
            <office:change-info>
              <dc:creator>Unknown Author</dc:creator>
              <dc:date>2013-11-10T11:03:00</dc:date>
            </office:change-info>
          </text:insertion>
        </text:changed-region>
        <text:changed-region xml:id="ct255802144" text:id="ct255802144">
          <text:insertion>
            <office:change-info>
              <dc:creator>Unknown Author</dc:creator>
              <dc:date>2013-11-10T11:04:00</dc:date>
            </office:change-info>
          </text:insertion>
        </text:changed-region>
        <text:changed-region xml:id="ct254523160" text:id="ct254523160">
          <text:deletion>
            <office:change-info>
              <dc:creator>Unknown Author</dc:creator>
              <dc:date>2013-11-09T14:03:00</dc:date>
            </office:change-info>
            <text:p text:style-name="P5">The system tick provides a tick timer with a period from 1 to 255 ms.</text:p>
            <text:p text:style-name="Standard"/>
            <text:p text:style-name="Standard">The system timer uses TPM2 timer with a 1 µs resolution. <text:s/>This means that the maximum period of a PWM channel can be 500 KHz.</text:p>
            <text:p text:style-name="Standard"/>
            <text:p text:style-name="P6"><text:span text:style-name="T3">The following </text:span></text:p>
          </text:deletion>
        </text:changed-region>
        <text:changed-region xml:id="ct254521184" text:id="ct254521184">
          <text:deletion>
            <office:change-info>
              <dc:creator>Unknown Author</dc:creator>
              <dc:date>2013-11-09T14:01:00</dc:date>
            </office:change-info>
            <text:p text:style-name="P6"><text:span text:style-name="T3">timing structures are used for timing functions</text:span></text:p>
          </text:deletion>
        </text:changed-region>
        <text:changed-region xml:id="ct254522328" text:id="ct254522328">
          <text:deletion>
            <office:change-info>
              <dc:creator>Unknown Author</dc:creator>
              <dc:date>2013-11-09T14:03:00</dc:date>
            </office:change-info>
            <text:p text:style-name="P6"><text:span text:style-name="T3">:</text:span></text:p>
            <text:p text:style-name="P6"><text:span text:style-name="T3"/></text:p>
          </text:deletion>
        </text:changed-region>
        <text:changed-region xml:id="ct255803288" text:id="ct255803288">
          <text:deletion>
            <office:change-info>
              <dc:creator>Unknown Author</dc:creator>
              <dc:date>2013-11-10T11:04:00</dc:date>
            </office:change-info>
            <text:p text:style-name="P6"><text:span text:style-name="T3"/></text:p>
            <text:p text:style-name="P7"><text:span text:style-name="T3"/></text:p>
          </text:deletion>
        </text:changed-region>
        <text:changed-region xml:id="ct254523992" text:id="ct254523992">
          <text:deletion>
            <office:change-info>
              <dc:creator>Unknown Author</dc:creator>
              <dc:date>2013-11-09T14:01:00</dc:date>
            </office:change-info>
            <text:p text:style-name="P7">typedef struct</text:p>
            <text:p text:style-name="P8">{</text:p>
            <text:p text:style-name="P8"><text:s text:c="2"/>U16 <text:s text:c="22"/>usec;</text:p>
            <text:p text:style-name="P8"><text:s text:c="2"/>U16 <text:s text:c="22"/>msec;</text:p>
            <text:p text:style-name="P8"><text:s text:c="2"/>U16 <text:s text:c="22"/>sec;</text:p>
            <text:p text:style-name="P8">} STDLI_TIMER_T;</text:p>
            <text:p text:style-name="P8"/>
            <text:p text:style-name="P8">typedef struct</text:p>
            <text:p text:style-name="P8">{</text:p>
            <text:p text:style-name="P8"><text:s text:c="2"/>STDLI_TIMER_T <text:s text:c="12"/>startTime;</text:p>
            <text:p text:style-name="P8"><text:s text:c="2"/>STDLI_TIMER_T <text:s text:c="12"/>elapsedTime; <text:s/></text:p>
            <text:p text:style-name="P8">} STDLI_ELAPSED_TIME_T;</text:p>
            <text:p text:style-name="P8"/>
            <text:p text:style-name="P8">#define STDLI_REPETITIVE_EVT <text:s text:c="9"/>0x8000</text:p>
            <text:p text:style-name="P8"/>
            <text:p text:style-name="P8">typedef struct stdli_timer_s</text:p>
            <text:p text:style-name="P8">{</text:p>
            <text:p text:style-name="P8"><text:s text:c="2"/>U16 <text:s text:c="22"/>time;</text:p>
            <text:p text:style-name="P8"><text:s text:c="2"/>void <text:s text:c="21"/>(*timeout_fp)(U16 cbParm);</text:p>
            <text:p text:style-name="P8"><text:s text:c="2"/>U16 <text:s text:c="22"/>cbParm;</text:p>
            <text:p text:style-name="P8"><text:s text:c="2"/>U16 <text:s text:c="22"/>timeoutTicks; /* Filled by utility */</text:p>
            <text:p text:style-name="P8"><text:s text:c="2"/>struct stdli_timer_s <text:s text:c="5"/>*next_p; <text:s text:c="5"/>/* Filled by utility */</text:p>
            <text:p text:style-name="P8">} STDLI_TIMER_EVENT_T;</text:p>
            <text:p text:style-name="P6"><text:span text:style-name="T3"/></text:p>
          </text:deletion>
        </text:changed-region>
        <text:changed-region xml:id="ct254523576" text:id="ct254523576">
          <text:insertion>
            <office:change-info>
              <dc:creator>Unknown Author</dc:creator>
              <dc:date>2013-11-09T14:01:00</dc:date>
            </office:change-info>
          </text:insertion>
        </text:changed-region>
        <text:changed-region xml:id="ct254525552" text:id="ct254525552">
          <text:deletion>
            <office:change-info>
              <dc:creator>Unknown Author</dc:creator>
              <dc:date>2013-11-09T14:05:00</dc:date>
            </office:change-info>
            <text:p text:style-name="P9"><text:span text:style-name="T4"/></text:p>
            <text:h text:style-name="P10" text:outline-level="2" text:is-list-header="true">Start Timing Clock</text:h>
            <text:p text:style-name="P8">/*</text:p>
            <text:p text:style-name="P8"><text:s/>* ===============================================================================</text:p>
            <text:p text:style-name="P8"><text:s/>* </text:p>
            <text:p text:style-name="P8"><text:s/>* Name: stdltime_start_timing_clock</text:p>
            <text:p text:style-name="P8"><text:s/>* </text:p>
            <text:p text:style-name="P8"><text:s/>* ===============================================================================</text:p>
            <text:p text:style-name="P8"><text:s/>*/</text:p>
            <text:p text:style-name="P8">/**</text:p>
            <text:p text:style-name="P8"><text:s/>* Start the timing clock.</text:p>
            <text:p text:style-name="P8"><text:s/>* </text:p>
            <text:p text:style-name="P8"><text:s/>* Start the 1 us timing clock. This allows timestamping and logging functions to</text:p>
            <text:p text:style-name="P8"><text:s/>* store the time of the event.</text:p>
            <text:p text:style-name="P8"><text:s/>*</text:p>
            <text:p text:style-name="Standard"><text:span text:style-name="T5"><text:s/>* @param poll <text:s/>[in] <text:s text:c="3"/>TRUE if polled instead of interrupt driven</text:span></text:p>
            <text:p text:style-name="P8"/>
            <text:p text:style-name="Standard"><text:span text:style-name="T5"><text:s/>* @return None</text:span></text:p>
            <text:p text:style-name="P8"><text:s/>* </text:p>
            <text:p text:style-name="P8"><text:s/>* @pre None </text:p>
            <text:p text:style-name="P8"><text:s/>* @note This does not use the RTC circuitry of the HCS08. <text:s/>It uses timer 2 to</text:p>
            <text:p text:style-name="P8"><text:s/>* <text:s text:c="7"/>enable resolutions down to 1 us. <text:s/>This must be called before</text:p>
            <text:p text:style-name="P8"><text:s/>* <text:s text:c="3"/>s <text:s text:c="3"/>stdltime_<text:tab/>start_tick. <text:s/>This assumes the bus clock is 8 MHz.</text:p>
            <text:p text:style-name="P6">CARD_ID_SOL_CARD <text:s text:c="9"/>= 0x00,</text:p>
            <text:p text:style-name="P6"><text:s text:c="2"/>CARD_ID_INP_CARD <text:s text:c="9"/>= 0x10,</text:p>
            <text:p text:style-name="Standard">CardAddr + 0x00 + Serial number (4 bytes)</text:p>
            <text:p text:style-name="Standard"><text:s/>* </text:p>
            <text:p text:style-name="P8"><text:s/>* ===============================================================================</text:p>
            <text:p text:style-name="P8"><text:s/>*/</text:p>
            <text:p text:style-name="P8">void stdltime_start_timing_clock(</text:p>
            <text:p text:style-name="P8"><text:s text:c="2"/>BOOL <text:s text:c="21"/>poll) <text:s text:c="8"/>/* True if polled */</text:p>
            <text:p text:style-name="P11"/>
            <text:h text:style-name="Heading_20_2" text:outline-level="2">Poll Timer</text:h>
            <text:p text:style-name="P8">/*</text:p>
            <text:p text:style-name="P8"><text:s/>* ===============================================================================</text:p>
            <text:p text:style-name="P8"><text:s/>* </text:p>
            <text:p text:style-name="P8"><text:s/>* Name: stdltime_timer2_poll</text:p>
            <text:p text:style-name="P8"><text:s/>* </text:p>
            <text:p text:style-name="P8"><text:s/>* ===============================================================================</text:p>
            <text:p text:style-name="P8"><text:s/>*/</text:p>
            <text:p text:style-name="P8">/**</text:p>
            <text:p text:style-name="Standard"><text:span text:style-name="T5"><text:s/>* Poll timer</text:span></text:p>
            <text:p text:style-name="P8"><text:s/>*</text:p>
            <text:p text:style-name="Standard"><text:span text:style-name="T5"><text:s/>* Check if a timer overflow occurred. <text:s/>If so, call the interrupts service routine</text:span></text:p>
            <text:p text:style-name="P8"><text:s/>* to process and clear the interrupt.</text:p>
            <text:p text:style-name="P8"><text:s/>*</text:p>
            <text:p text:style-name="Standard"><text:span text:style-name="T5"><text:s/>* @param <text:s text:c="2"/>None </text:span></text:p>
            <text:p text:style-name="P8"><text:s/>* @return <text:s/>None</text:p>
            <text:p text:style-name="P8"><text:s/>*</text:p>
            <text:p text:style-name="P8"><text:s/>* @pre <text:s text:c="4"/>None</text:p>
            <text:p text:style-name="P8"><text:s/>* @note <text:s text:c="3"/>None</text:p>
            <text:p text:style-name="P8"><text:s/>*</text:p>
            <text:p text:style-name="P8"><text:s/>* ===============================================================================</text:p>
            <text:p text:style-name="P8"><text:s/>*/</text:p>
            <text:p text:style-name="P8">void stdltime_timer2_poll(void)</text:p>
            <text:h text:style-name="Heading_20_2" text:outline-level="2">Get Current Time</text:h>
            <text:p text:style-name="P8">/*</text:p>
            <text:p text:style-name="P8"><text:s/>* ===============================================================================</text:p>
            <text:p text:style-name="P8"><text:s/>* </text:p>
            <text:p text:style-name="P8"><text:s/>* Name: stdltime_get_curr_time</text:p>
            <text:p text:style-name="P8"><text:s/>* </text:p>
            <text:p text:style-name="P8"><text:s/>* ===============================================================================</text:p>
            <text:p text:style-name="P8"><text:s/>*/</text:p>
            <text:p text:style-name="P8">/**</text:p>
            <text:p text:style-name="P8"><text:s/>* Get current time</text:p>
            <text:p text:style-name="P8"><text:s/>*</text:p>
            <text:p text:style-name="P8"><text:s/>* Read the current time and pass it back to the calling function</text:p>
            <text:p text:style-name="P8"><text:s/>*</text:p>
            <text:p text:style-name="P8"><text:s/>* @param <text:s text:c="2"/>time_p <text:s text:c="5"/>[out] <text:s text:c="2"/>ptr to structure with current time </text:p>
            <text:p text:style-name="P8"><text:s/>* @return <text:s/>None</text:p>
            <text:p text:style-name="P8"><text:s/>*</text:p>
            <text:p text:style-name="P8"><text:s/>* @pre <text:s text:c="4"/>None</text:p>
            <text:p text:style-name="P8"><text:s/>* @note <text:s text:c="3"/>None</text:p>
            <text:p text:style-name="P8"><text:s/>*</text:p>
            <text:p text:style-name="P8"><text:s/>* ===============================================================================</text:p>
            <text:p text:style-name="P8"><text:s/>*/</text:p>
            <text:p text:style-name="P8">void stdltime_get_curr_time(</text:p>
            <text:p text:style-name="P8"><text:s text:c="2"/>STDLI_TIMER_T <text:s text:c="12"/>*time_p) <text:s text:c="4"/>/* ptr to returned current time struct */</text:p>
            <text:h text:style-name="Heading_20_2" text:outline-level="2">Get Elapsed Time</text:h>
            <text:p text:style-name="P8">/*</text:p>
            <text:p text:style-name="P8"><text:s/>* ===============================================================================</text:p>
            <text:p text:style-name="P8"><text:s/>* </text:p>
            <text:p text:style-name="P8"><text:s/>* Name: stdltime_get_elapsed_time</text:p>
            <text:p text:style-name="P8"><text:s/>* </text:p>
            <text:p text:style-name="P8"><text:s/>* ===============================================================================</text:p>
            <text:p text:style-name="P8"><text:s/>*/</text:p>
            <text:p text:style-name="P8">/**</text:p>
            <text:p text:style-name="P8"><text:s/>* Get elapsed time</text:p>
            <text:p text:style-name="P8"><text:s/>*</text:p>
            <text:p text:style-name="P8"><text:s/>* Read the current time. <text:s/>Subtract the starting time and pass the difference</text:p>
            <text:p text:style-name="P8"><text:s/>* back as elapsed time.</text:p>
            <text:p text:style-name="P8"><text:s/>*</text:p>
            <text:p text:style-name="P8"><text:s/>* @param <text:s text:c="2"/>elapsed_p <text:s text:c="2"/>[in/out]ptr to structure with start and elapsed time </text:p>
            <text:p text:style-name="P8"><text:s/>* @return <text:s/>None</text:p>
            <text:p text:style-name="P8"><text:s/>*</text:p>
            <text:p text:style-name="P8"><text:s/>* @pre <text:s text:c="4"/>None</text:p>
            <text:p text:style-name="P8"><text:s/>* @note <text:s text:c="3"/>None</text:p>
            <text:p text:style-name="P8"><text:s/>*</text:p>
            <text:p text:style-name="P8"><text:s/>* ===============================================================================</text:p>
            <text:p text:style-name="P8"><text:s/>*/</text:p>
            <text:p text:style-name="P8">void stdltime_get_elapsed_time(</text:p>
            <text:p text:style-name="P8"><text:s text:c="2"/>STDLI_ELAPSED_TIME_T <text:s text:c="5"/>*elapsed_p) <text:s text:c="2"/>/* ptr to elapsed time struct*/</text:p>
            <text:h text:style-name="Heading_20_2" text:outline-level="2">Start Tick</text:h>
            <text:p text:style-name="P8">/*</text:p>
            <text:p text:style-name="P8"><text:s/>* ===============================================================================</text:p>
            <text:p text:style-name="P8"><text:s/>* </text:p>
            <text:p text:style-name="P8"><text:s/>* Name: stdltime_start_tick</text:p>
            <text:p text:style-name="P8"><text:s/>* </text:p>
            <text:p text:style-name="P8"><text:s/>* ===============================================================================</text:p>
            <text:p text:style-name="P8"><text:s/>*/</text:p>
            <text:p text:style-name="P8">/**</text:p>
            <text:p text:style-name="P8"><text:s/>* Start system tick</text:p>
            <text:p text:style-name="P8"><text:s/>*</text:p>
            <text:p text:style-name="P8"><text:s/>* Start the system tick timer.</text:p>
            <text:p text:style-name="P8"><text:s/>*</text:p>
            <text:p text:style-name="P8"><text:s/>* @param <text:s text:c="2"/>numMsec <text:s text:c="4"/>[in] <text:s text:c="3"/>number of msec between ticks </text:p>
            <text:p text:style-name="P8"><text:s/>* @return <text:s/>None</text:p>
            <text:p text:style-name="P8"><text:s/>*</text:p>
            <text:p text:style-name="P8"><text:s/>* @pre <text:s text:c="4"/>stdltime_start_tick - must have been called to reset numTickFunc.</text:p>
            <text:p text:style-name="P8"><text:s/>* @note <text:s text:c="3"/>Uses timer 2, same as timing clock</text:p>
            <text:p text:style-name="P8"><text:s/>*</text:p>
            <text:p text:style-name="P8"><text:s/>* ===============================================================================</text:p>
            <text:p text:style-name="P8"><text:s/>*/</text:p>
            <text:p text:style-name="P8">void stdltime_start_tick(</text:p>
            <text:p text:style-name="P8"><text:s text:c="2"/>U8 <text:s text:c="23"/>numMsec) <text:s text:c="5"/>/* num msec per system tick */</text:p>
            <text:h text:style-name="Heading_20_2" text:outline-level="2">Register Timer Function (One-shot, repetitive or every system tick)</text:h>
            <text:p text:style-name="P8">/*</text:p>
            <text:p text:style-name="P8"><text:s/>* ===============================================================================</text:p>
            <text:p text:style-name="P8"><text:s/>* </text:p>
            <text:p text:style-name="P8"><text:s/>* Name: stdltime_reg_timer_func</text:p>
            <text:p text:style-name="P8"><text:s/>* </text:p>
            <text:p text:style-name="P8"><text:s/>* ===============================================================================</text:p>
            <text:p text:style-name="P8"><text:s/>*/</text:p>
            <text:p text:style-name="P8">/**</text:p>
            <text:p text:style-name="P8"><text:s/>* Register a timer function as either one-shot, repetitive, or system tick</text:p>
            <text:p text:style-name="P8"><text:s/>*</text:p>
            <text:p text:style-name="P8"><text:s/>* A system tick timer is indicated by setting the time variable to one. <text:s/>Since</text:p>
            <text:p text:style-name="P8"><text:s/>* the callback_fp, and passedParam are copied, the passed structure can be</text:p>
            <text:p text:style-name="P8"><text:s/>* allocated on the stack.</text:p>
            <text:p text:style-name="P8"><text:s/>*</text:p>
            <text:p text:style-name="P8"><text:s/>* A one-shot timer is indicated when the time variable &gt; 1 system tick,</text:p>
            <text:p text:style-name="P8"><text:s/>* and the msb of the time variable is clear. <text:s/>The passed structure is added</text:p>
            <text:p text:style-name="P8"><text:s/>* to the timer linked list so it must be statically allocated.</text:p>
            <text:p text:style-name="P8"><text:s/>*</text:p>
            <text:p text:style-name="P8"><text:s/>* A repetitive timer is indicated when the time variable &gt; 1 system tick,</text:p>
            <text:p text:style-name="P8"><text:s/>* and the msb of the time variable is set using the STDLI_REPETITIVE_EVT</text:p>
            <text:p text:style-name="P8"><text:s/>* define. <text:s/>The passed structure is added to the timer linked list, so it</text:p>
            <text:p text:style-name="P8"><text:s/>* must be statically allocated.</text:p>
            <text:p text:style-name="P8"><text:s/>*</text:p>
            <text:p text:style-name="P8"><text:s/>* @param <text:s text:c="2"/>timeEvt_p <text:s text:c="2"/>[in] <text:s text:c="3"/>ptr to time event structure to be inserted</text:p>
            <text:p text:style-name="P8"><text:s/>* @param <text:s text:c="2"/>offset <text:s text:c="5"/>[in] <text:s text:c="3"/>offset to the first timer event (only repetitive)</text:p>
            <text:p text:style-name="P8"><text:s/>* @return <text:s/>None</text:p>
            <text:p text:style-name="P8"><text:s/>*</text:p>
            <text:p text:style-name="P8"><text:s/>* @pre <text:s text:c="4"/>None</text:p>
            <text:p text:style-name="P8"><text:s/>* @note <text:s text:c="3"/>Interrupts are disabled so events can be added at non-interrupt</text:p>
            <text:p text:style-name="P8"><text:s/>* <text:s text:c="9"/>level.</text:p>
            <text:p text:style-name="P8"><text:s/>*</text:p>
            <text:p text:style-name="P8"><text:s/>* ===============================================================================</text:p>
            <text:p text:style-name="P8"><text:s/>*/</text:p>
            <text:p text:style-name="P8">STDLI_ERR_E stdltime_reg_timer_func(</text:p>
            <text:p text:style-name="P8"><text:s text:c="2"/>STDLI_TIMER_EVENT_T <text:s text:c="6"/>*timeEvt_p, <text:s text:c="2"/>/* ptr to time event struct to insert */</text:p>
            <text:p text:style-name="P8"><text:s text:c="2"/>U8 <text:s text:c="23"/>offset) <text:s text:c="6"/>/* offset to first timer event, only</text:p>
            <text:p text:style-name="P8"><text:s text:c="43"/>* <text:s text:c="2"/>for repetetive timers</text:p>
            <text:p text:style-name="P8"><text:s text:c="43"/>*/</text:p>
          </text:deletion>
        </text:changed-region>
        <text:changed-region xml:id="ct254527216" text:id="ct254527216">
          <text:deletion>
            <office:change-info>
              <dc:creator>Unknown Author</dc:creator>
              <dc:date>2013-11-09T14:05:00</dc:date>
            </office:change-info>
            <text:h text:style-name="Heading_20_1" text:outline-level="1">Digital I/O Functions</text:h>
          </text:deletion>
        </text:changed-region>
        <text:changed-region xml:id="ct254525136" text:id="ct254525136">
          <text:insertion>
            <office:change-info>
              <dc:creator>Unknown Author</dc:creator>
              <dc:date>2013-11-09T14:05:00</dc:date>
            </office:change-info>
          </text:insertion>
        </text:changed-region>
        <text:changed-region xml:id="ct254525240" text:id="ct254525240">
          <text:deletion>
            <office:change-info>
              <dc:creator>Unknown Author</dc:creator>
              <dc:date>2013-11-09T14:07:00</dc:date>
            </office:change-info>
            <text:p text:style-name="Standard">enumeration is used to identify ports for read/write port operations, and to set pins as input/output, low/high drive strength for outputs, and internal pullup enable for inputs for configuration.</text:p>
          </text:deletion>
        </text:changed-region>
        <text:changed-region xml:id="ct254526488" text:id="ct254526488">
          <text:insertion>
            <office:change-info>
              <dc:creator>Unknown Author</dc:creator>
              <dc:date>2013-11-09T14:07:00</dc:date>
            </office:change-info>
          </text:insertion>
        </text:changed-region>
        <text:changed-region xml:id="ct254525448" text:id="ct254525448">
          <text:deletion>
            <office:change-info>
              <dc:creator>Unknown Author</dc:creator>
              <dc:date>2013-11-09T14:07:00</dc:date>
            </office:change-info>
            <text:p text:style-name="Standard"/>
            <text:p text:style-name="P8"/>
            <text:p text:style-name="P8">typedef enum</text:p>
            <text:p text:style-name="P8">{</text:p>
            <text:p text:style-name="P8"><text:s text:c="2"/>STDLI_DIG_PORT_A <text:s text:c="9"/>= 0x00,</text:p>
            <text:p text:style-name="P8"><text:s text:c="2"/>STDLI_DIG_PORT_B <text:s text:c="9"/>= 0x01,</text:p>
            <text:p text:style-name="P8"><text:s text:c="2"/>STDLI_DIG_PORT_C <text:s text:c="9"/>= 0x02,</text:p>
            <text:p text:style-name="P8"><text:s text:c="2"/>STDLI_DIG_PORT_D <text:s text:c="9"/>= 0x03,</text:p>
            <text:p text:style-name="P8"><text:s text:c="2"/>STDLI_DIG_PORT_E <text:s text:c="9"/>= 0x04,</text:p>
            <text:p text:style-name="P8"><text:s text:c="2"/>STDLI_DIG_PORT_F <text:s text:c="9"/>= 0x05,</text:p>
            <text:p text:style-name="P8"><text:s text:c="2"/>STDLI_DIG_PORT_G <text:s text:c="9"/>= 0x06,</text:p>
            <text:p text:style-name="P8"><text:s text:c="2"/>STDLI_DIG_PORT_MASK <text:s text:c="6"/>= 0x07,</text:p>
            <text:p text:style-name="P8"><text:s text:c="2"/>STDLI_DIG_OUT <text:s text:c="12"/>= 0x10,</text:p>
            <text:p text:style-name="P8"><text:s text:c="2"/>STDLI_DIG_HI_DRIVE <text:s text:c="7"/>= 0x20,</text:p>
            <text:p text:style-name="P8"><text:s text:c="2"/>STDLI_DIG_PULLUP <text:s text:c="9"/>= 0x40,</text:p>
            <text:p text:style-name="P8"><text:s text:c="2"/>STDLI_DIG_SMALL_MODEL <text:s text:c="4"/>= 0x80, <text:s text:c="2"/>/* set if PTAPE = 0x1840, PTBPE = 0x1844 */</text:p>
            <text:p text:style-name="P8">} STDLI_DIG_PORT_INFO_E;</text:p>
          </text:deletion>
        </text:changed-region>
        <text:changed-region xml:id="ct254526384" text:id="ct254526384">
          <text:deletion>
            <office:change-info>
              <dc:creator>Unknown Author</dc:creator>
              <dc:date>2013-11-09T14:09:00</dc:date>
            </office:change-info>
            <text:h text:style-name="Heading_20_2" text:outline-level="2">Configure digital port</text:h>
          </text:deletion>
        </text:changed-region>
        <text:changed-region xml:id="ct254524928" text:id="ct254524928">
          <text:insertion>
            <office:change-info>
              <dc:creator>Unknown Author</dc:creator>
              <dc:date>2013-11-09T14:09:00</dc:date>
            </office:change-info>
          </text:insertion>
        </text:changed-region>
        <text:changed-region xml:id="ct254526904" text:id="ct254526904">
          <text:insertion>
            <office:change-info>
              <dc:creator>Unknown Author</dc:creator>
              <dc:date>2013-11-09T14:08:00</dc:date>
            </office:change-info>
          </text:insertion>
        </text:changed-region>
        <text:changed-region xml:id="ct255803496" text:id="ct255803496">
          <text:insertion>
            <office:change-info>
              <dc:creator>Unknown Author</dc:creator>
              <dc:date>2013-11-10T11:17:00</dc:date>
            </office:change-info>
          </text:insertion>
        </text:changed-region>
        <text:changed-region xml:id="ct255806928" text:id="ct255806928">
          <text:insertion>
            <office:change-info>
              <dc:creator>Unknown Author</dc:creator>
              <dc:date>2013-11-10T15:58:00</dc:date>
            </office:change-info>
          </text:insertion>
        </text:changed-region>
        <text:changed-region xml:id="ct255803392" text:id="ct255803392">
          <text:insertion>
            <office:change-info>
              <dc:creator>Unknown Author</dc:creator>
              <dc:date>2013-11-10T11:16:00</dc:date>
            </office:change-info>
          </text:insertion>
        </text:changed-region>
        <text:changed-region xml:id="ct255803600" text:id="ct255803600">
          <text:insertion>
            <office:change-info>
              <dc:creator>Unknown Author</dc:creator>
              <dc:date>2013-11-10T11:17:00</dc:date>
            </office:change-info>
          </text:insertion>
        </text:changed-region>
        <text:changed-region xml:id="ct255802872" text:id="ct255802872">
          <text:insertion>
            <office:change-info>
              <dc:creator>Unknown Author</dc:creator>
              <dc:date>2013-11-10T11:18:00</dc:date>
            </office:change-info>
          </text:insertion>
        </text:changed-region>
        <text:changed-region xml:id="ct255803704" text:id="ct255803704">
          <text:insertion>
            <office:change-info>
              <dc:creator>Unknown Author</dc:creator>
              <dc:date>2013-11-10T11:19:00</dc:date>
            </office:change-info>
          </text:insertion>
        </text:changed-region>
        <text:changed-region xml:id="ct254524616" text:id="ct254524616">
          <text:insertion>
            <office:change-info>
              <dc:creator>Unknown Author</dc:creator>
              <dc:date>2013-11-09T14:09:00</dc:date>
            </office:change-info>
          </text:insertion>
        </text:changed-region>
        <text:changed-region xml:id="ct254527320" text:id="ct254527320">
          <text:deletion>
            <office:change-info>
              <dc:creator>Unknown Author</dc:creator>
              <dc:date>2013-11-10T10:59:00</dc:date>
            </office:change-info>
            <text:p text:style-name="P12"><text:span text:style-name="T6"/></text:p>
            <text:p text:style-name="P8">/*</text:p>
            <text:p text:style-name="P8"><text:s/>* ===============================================================================</text:p>
            <text:p text:style-name="P8"><text:s/>* </text:p>
            <text:p text:style-name="P8"><text:s/>* Name: stdldigio_config_dig_port</text:p>
            <text:p text:style-name="P8"><text:s/>* </text:p>
            <text:p text:style-name="P8"><text:s/>* ===============================================================================</text:p>
            <text:p text:style-name="P8"><text:s/>*/</text:p>
            <text:p text:style-name="P8">/**</text:p>
            <text:p text:style-name="P8"><text:s/>* Configure digital port</text:p>
            <text:p text:style-name="P8"><text:s/>* </text:p>
            <text:p text:style-name="P8"><text:s/>* Configure the digital port by setting up direction, pullups if it is an input,</text:p>
            <text:p text:style-name="P8"><text:s/>* or drive strength if it is an output.</text:p>
            <text:p text:style-name="P8"><text:s/>* </text:p>
            <text:p text:style-name="P8"><text:s/>* @param <text:s text:c="2"/>portInfo <text:s text:c="3"/>[in] <text:s text:c="3"/>port, input/output, drive, and pullup </text:p>
            <text:p text:style-name="P8"><text:s/>* @param <text:s text:c="2"/>mask <text:s text:c="7"/>[in] <text:s text:c="3"/>mask of bits to change </text:p>
            <text:p text:style-name="P8"><text:s/>* @param <text:s text:c="2"/>data <text:s text:c="7"/>[in] <text:s text:c="3"/>data for output bits </text:p>
            <text:p text:style-name="P8"><text:s/>* @return <text:s/>None</text:p>
            <text:p text:style-name="P8"><text:s/>* </text:p>
            <text:p text:style-name="P8"><text:s/>* @pre <text:s text:c="4"/>None </text:p>
            <text:p text:style-name="P8"><text:s/>* @note <text:s text:c="3"/>None</text:p>
            <text:p text:style-name="P8"><text:s/>* </text:p>
            <text:p text:style-name="P8"><text:s/>* ===============================================================================</text:p>
            <text:p text:style-name="P8"><text:s/>*/</text:p>
            <text:p text:style-name="P8">void stdldigio_config_dig_port(</text:p>
            <text:p text:style-name="P8"><text:s text:c="2"/>STDLI_DIG_PORT_INFO_E <text:s text:c="4"/>portInfo, <text:s/>/* port, input/output, drive, and pullup */</text:p>
            <text:p text:style-name="P8"><text:s text:c="2"/>U8 <text:s text:c="23"/>mask, <text:s text:c="5"/>/* mask of data bits to change */</text:p>
            <text:p text:style-name="P8"><text:s text:c="2"/>U8 <text:s text:c="23"/>data) <text:s text:c="5"/>/* data if output bits, unused if input */ </text:p>
            <text:h text:style-name="Heading_20_2" text:outline-level="2">Read digital port</text:h>
            <text:p text:style-name="P8">/*</text:p>
            <text:p text:style-name="P8"><text:s/>* ===============================================================================</text:p>
            <text:p text:style-name="P8"><text:s/>* </text:p>
            <text:p text:style-name="P8"><text:s/>* Name: stdldigio_read_port</text:p>
            <text:p text:style-name="P8"><text:s/>* </text:p>
            <text:p text:style-name="P8"><text:s/>* ===============================================================================</text:p>
            <text:p text:style-name="P8"><text:s/>*/</text:p>
            <text:p text:style-name="P8">/**</text:p>
            <text:p text:style-name="P8"><text:s/>* Read digital port</text:p>
            <text:p text:style-name="P8"><text:s/>* </text:p>
            <text:p text:style-name="P8"><text:s/>* Use a mask to read and return the digital port data.</text:p>
            <text:p text:style-name="P8"><text:s/>* </text:p>
            <text:p text:style-name="P8"><text:s/>* @param <text:s text:c="2"/>port <text:s text:c="7"/>[in] <text:s text:c="3"/>port such as STDLI_DIG_PORT_A <text:s/></text:p>
            <text:p text:style-name="P8"><text:s/>* @param <text:s text:c="2"/>mask <text:s text:c="7"/>[in] <text:s text:c="3"/>mask of bits to change </text:p>
            <text:p text:style-name="P8"><text:s/>* @return <text:s/>data <text:s text:c="15"/>data read</text:p>
            <text:p text:style-name="P8"><text:s/>* </text:p>
            <text:p text:style-name="P8"><text:s/>* @pre <text:s text:c="4"/>None </text:p>
            <text:p text:style-name="P8"><text:s/>* @note <text:s text:c="3"/>None</text:p>
            <text:p text:style-name="P8"><text:s/>* </text:p>
            <text:p text:style-name="P8"><text:s/>* ===============================================================================</text:p>
            <text:p text:style-name="P8"><text:s/>*/</text:p>
            <text:p text:style-name="P8">U8 stdldigio_read_port(</text:p>
            <text:p text:style-name="P8"><text:s text:c="2"/>STDLI_DIG_PORT_INFO_E <text:s text:c="4"/>port, <text:s text:c="8"/>/* data port, ex. NATHI_DIG_PORT_A */</text:p>
            <text:p text:style-name="P8"><text:s text:c="2"/>U8 <text:s text:c="23"/>mask) <text:s text:c="8"/>/* mask of data bits to read */</text:p>
            <text:h text:style-name="Heading_20_2" text:outline-level="2">Write digital port</text:h>
            <text:p text:style-name="P8">/*</text:p>
            <text:p text:style-name="P8"><text:s/>* ===============================================================================</text:p>
            <text:p text:style-name="P8"><text:s/>* </text:p>
            <text:p text:style-name="P8"><text:s/>* Name: stdldigio_write_port</text:p>
            <text:p text:style-name="P8"><text:s/>* </text:p>
            <text:p text:style-name="P8"><text:s/>* ===============================================================================</text:p>
            <text:p text:style-name="P8"><text:s/>*/</text:p>
            <text:p text:style-name="P8">/**</text:p>
            <text:p text:style-name="P8"><text:s/>* Write digital port</text:p>
            <text:p text:style-name="P8"><text:s/>* </text:p>
            <text:p text:style-name="P8"><text:s/>* Write to a digital port using a bit mask.</text:p>
            <text:p text:style-name="P8"><text:s/>* </text:p>
            <text:p text:style-name="P8"><text:s/>* @param <text:s text:c="2"/>port <text:s text:c="7"/>[in] <text:s text:c="3"/>port such as STDLI_DIG_PORT_A <text:s/></text:p>
            <text:p text:style-name="P8"><text:s/>* @param <text:s text:c="2"/>mask <text:s text:c="7"/>[in] <text:s text:c="3"/>mask of bits to change </text:p>
            <text:p text:style-name="P8"><text:s/>* @param <text:s text:c="2"/>data <text:s text:c="7"/>[in] <text:s text:c="3"/>data to be written </text:p>
            <text:p text:style-name="P8"><text:s/>* @return <text:s/>None</text:p>
            <text:p text:style-name="P8"><text:s/>* </text:p>
            <text:p text:style-name="P8"><text:s/>* @pre <text:s text:c="4"/>None </text:p>
            <text:p text:style-name="P8"><text:s/>* @note <text:s text:c="3"/>None</text:p>
            <text:p text:style-name="P8"><text:s/>* </text:p>
            <text:p text:style-name="P8"><text:s/>* ===============================================================================</text:p>
            <text:p text:style-name="P8"><text:s/>*/</text:p>
            <text:p text:style-name="P8">void stdldigio_write_port(</text:p>
            <text:p text:style-name="P8"><text:s text:c="2"/>STDLI_DIG_PORT_INFO_E <text:s text:c="4"/>port, <text:s text:c="8"/>/* data port, ex. STDLI_DIG_PORT_A */</text:p>
            <text:p text:style-name="P8"><text:s text:c="2"/>U8 <text:s text:c="23"/>mask, <text:s text:c="8"/>/* mask of data bits to written */</text:p>
            <text:p text:style-name="P12"><text:span text:style-name="T6"><text:s text:c="2"/>U8 <text:s text:c="23"/>data) <text:s text:c="8"/>/* data to write */</text:span></text:p>
          </text:deletion>
        </text:changed-region>
        <text:changed-region xml:id="ct255802456" text:id="ct255802456">
          <text:insertion>
            <office:change-info>
              <dc:creator>Unknown Author</dc:creator>
              <dc:date>2013-11-10T11:15:00</dc:date>
            </office:change-info>
          </text:insertion>
        </text:changed-region>
        <text:changed-region xml:id="ct254524096" text:id="ct254524096">
          <text:deletion>
            <office:change-info>
              <dc:creator>Unknown Author</dc:creator>
              <dc:date>2013-11-10T10:59:00</dc:date>
            </office:change-info>
            <text:h text:style-name="Heading_20_1" text:outline-level="1">ADC Functions</text:h>
          </text:deletion>
        </text:changed-region>
        <text:changed-region xml:id="ct254524304" text:id="ct254524304">
          <text:insertion>
            <office:change-info>
              <dc:creator>Unknown Author</dc:creator>
              <dc:date>2013-11-10T11:00:00</dc:date>
            </office:change-info>
          </text:insertion>
        </text:changed-region>
        <text:changed-region xml:id="ct255801832" text:id="ct255801832">
          <text:insertion>
            <office:change-info>
              <dc:creator>Unknown Author</dc:creator>
              <dc:date>2013-11-10T11:15:00</dc:date>
            </office:change-info>
          </text:insertion>
        </text:changed-region>
        <text:changed-region xml:id="ct254526176" text:id="ct254526176">
          <text:deletion>
            <office:change-info>
              <dc:creator>Unknown Author</dc:creator>
              <dc:date>2013-11-10T11:00:00</dc:date>
            </office:change-info>
            <text:p text:style-name="Standard"><text:span text:style-name="T5"/></text:p>
            <text:p text:style-name="P8">The following enumeration is used to identify the ADC port. <text:s/>The structure is used to register an ADC channel to be sampled.</text:p>
            <text:p text:style-name="Standard"/>
            <text:p text:style-name="P8">typedef enum</text:p>
            <text:p text:style-name="P8">{</text:p>
            <text:p text:style-name="P8"><text:s text:c="2"/>STDLI_ADC_PORT0 <text:s text:c="10"/>= 0x00,</text:p>
            <text:p text:style-name="P8"><text:s text:c="2"/>STDLI_ADC_PORT1 <text:s text:c="10"/>= 0x01,</text:p>
            <text:p text:style-name="P8"><text:s text:c="2"/>STDLI_ADC_PORT2 <text:s text:c="10"/>= 0x02,</text:p>
            <text:p text:style-name="P8"><text:s text:c="2"/>STDLI_ADC_PORT3 <text:s text:c="10"/>= 0x03,</text:p>
            <text:p text:style-name="P8"><text:s text:c="2"/>STDLI_ADC_PORT4 <text:s text:c="10"/>= 0x04,</text:p>
            <text:p text:style-name="P8"><text:s text:c="2"/>STDLI_ADC_PORT5 <text:s text:c="10"/>= 0x05,</text:p>
            <text:p text:style-name="P8"><text:s text:c="2"/>STDLI_ADC_PORT6 <text:s text:c="10"/>= 0x06,</text:p>
            <text:p text:style-name="P8"><text:s text:c="2"/>STDLI_ADC_PORT7 <text:s text:c="10"/>= 0x07,</text:p>
            <text:p text:style-name="P8"><text:s text:c="2"/>STDLI_ADC_PORT8 <text:s text:c="10"/>= 0x08,</text:p>
            <text:p text:style-name="P8"><text:s text:c="2"/>STDLI_ADC_PORT9 <text:s text:c="10"/>= 0x09,</text:p>
            <text:p text:style-name="P8"><text:s text:c="2"/>STDLI_ADC_PORT10 <text:s text:c="9"/>= 0x0a,</text:p>
            <text:p text:style-name="P8"><text:s text:c="2"/>STDLI_ADC_PORT11 <text:s text:c="9"/>= 0x0b,</text:p>
            <text:p text:style-name="P8"><text:s text:c="2"/>STDLI_ADC_PORT12 <text:s text:c="9"/>= 0x0c,</text:p>
            <text:p text:style-name="P8"><text:s text:c="2"/>STDLI_ADC_PORT13 <text:s text:c="9"/>= 0x0d,</text:p>
            <text:p text:style-name="P8"><text:s text:c="2"/>STDLI_ADC_PORT14 <text:s text:c="9"/>= 0x0e,</text:p>
            <text:p text:style-name="P8"><text:s text:c="2"/>STDLI_ADC_PORT15 <text:s text:c="9"/>= 0x0f,</text:p>
            <text:p text:style-name="Standard"><text:s text:c="2"/>S</text:p>
            <text:p text:style-name="Standard">TDLI_ADC_PORT16 <text:s text:c="9"/>= 0x10,</text:p>
            <text:p text:style-name="P8"><text:s text:c="2"/>STDLI_ADC_PORT17 <text:s text:c="9"/>= 0x11,</text:p>
            <text:p text:style-name="P8"><text:s text:c="2"/>STDLI_ADC_PORT18 <text:s text:c="9"/>= 0x12 | ,</text:p>
            <text:p text:style-name="P8"><text:s text:c="2"/>STDLI_ADC_PORT19 <text:s text:c="6"/>| <text:s text:c="4"/>= | <text:s/>0x13 | , | </text:p>
            <text:p text:style-name="P8"><text:s text:c="2"/>STDLI_ADC_PORT20 <text:s text:c="9"/>= 0x14,</text:p>
            <text:p text:style-name="P8"><text:s text:c="2"/>STDLI_ADC_POR | T21 <text:s text:c="2"/>| <text:s text:c="6"/>| <text:s text:c="3"/>= <text:s/>| 0x15,</text:p>
            <text:p text:style-name="P8"><text:s text:c="2"/>STDLI_ADC_PORT22 <text:s text:c="9"/>= 0x16,</text:p>
            <text:p text:style-name="P8"><text:s text:c="2"/>STDLI_ADC_PORT23 <text:s text:c="9"/>= 0x17,</text:p>
            <text:p text:style-name="P8"><text:s text:c="2"/>STDLI_ADC_TEMP_SENSOR <text:s text:c="4"/>= 0x1a,</text:p>
            <text:p text:style-name="P8"><text:s text:c="2"/>STDLI_ADC_BANDGAP <text:s text:c="8"/>= 0x1b,</text:p>
            <text:p text:style-name="P8"><text:s text:c="2"/>STDLI_ADC_REFHI <text:s text:c="10"/>= 0x1d,</text:p>
            <text:p text:style-name="P8"><text:s text:c="2"/>STDLI_ADC_REFLO <text:s text:c="10"/>= 0x1e,</text:p>
            <text:p text:style-name="P8"><text:s text:c="2"/>STDLI_ADC_MOD_DISABLE <text:s text:c="4"/>= 0x1f,</text:p>
            <text:p text:style-name="P8"><text:s text:c="2"/>STDLI_ADC_PORT_MASK <text:s text:c="6"/>= 0x1f,</text:p>
            <text:p text:style-name="P8"><text:s text:c="2"/>STDLI_ADC_POLL_MODE <text:s text:c="6"/>= 0x40, <text:s text:c="3"/>/* set if ADC channel is polled */</text:p>
            <text:p text:style-name="P8"><text:s text:c="2"/>STDLI_ADC_DIG_SMALL_MODEL = 0x80, <text:s text:c="3"/>/* set if PTAPE = 0x1840, PTBPE = 0x1844 */</text:p>
            <text:p text:style-name="P8">} STDLI_ADC_PORT_E;</text:p>
            <text:p text:style-name="P8"/>
            <text:p text:style-name="P8">typedef struct stdli_adc_chan_s</text:p>
            <text:p text:style-name="P8">{</text:p>
            <text:p text:style-name="P8"><text:s text:c="2"/>STDLI_ADC_PORT_E <text:s text:c="9"/>chan;</text:p>
            <text:p text:style-name="P8"><text:s text:c="2"/>void <text:s text:c="6"/>0 <text:s text:c="6"/>1 <text:s text:c="6"/>0 (*adcS0ample_f0p)(U16 cbParam, U16 sample);</text:p>
            <text:p text:style-name="P8"><text:s text:c="2"/>U16 <text:s text:c="22"/>cbParm;</text:p>
            <text:p text:style-name="P8"><text:s text:c="2"/>struct stdli_adc_chan_s <text:s text:c="2"/>*next_p; <text:s text:c="5"/>/* Filled by utility */</text:p>
            <text:p text:style-name="Standard"><text:span text:style-name="T5">} STDLI_ADC_CHAN_T;</text:span></text:p>
          </text:deletion>
        </text:changed-region>
        <text:changed-region xml:id="ct255802560" text:id="ct255802560">
          <text:insertion>
            <office:change-info>
              <dc:creator>Unknown Author</dc:creator>
              <dc:date>2013-11-10T11:15:00</dc:date>
            </office:change-info>
          </text:insertion>
        </text:changed-region>
        <text:changed-region xml:id="ct254530128" text:id="ct254530128">
          <text:deletion>
            <office:change-info>
              <dc:creator>Unknown Author</dc:creator>
              <dc:date>2013-11-10T11:00:00</dc:date>
            </office:change-info>
            <text:h text:style-name="Heading_20_2" text:outline-level="2">ADC</text:h>
          </text:deletion>
        </text:changed-region>
        <text:changed-region xml:id="ct254530232" text:id="ct254530232">
          <text:insertion>
            <office:change-info>
              <dc:creator>Unknown Author</dc:creator>
              <dc:date>2013-11-10T11:00:00</dc:date>
            </office:change-info>
          </text:insertion>
        </text:changed-region>
        <text:changed-region xml:id="ct254528256" text:id="ct254528256">
          <text:deletion>
            <office:change-info>
              <dc:creator>Unknown Author</dc:creator>
              <dc:date>2013-11-10T11:01:00</dc:date>
            </office:change-info>
            <text:p text:style-name="P13"/>
            <text:p text:style-name="P14">/*</text:p>
            <text:p text:style-name="P8"><text:s/>* ===============================================================================</text:p>
            <text:p text:style-name="P8"><text:s/>* </text:p>
            <text:p text:style-name="P8"><text:s/>* Name: stdladc_init_adc</text:p>
            <text:p text:style-name="P8"><text:s/>* </text:p>
            <text:p text:style-name="P8"><text:s/>* ===============================================================================</text:p>
            <text:p text:style-name="P8"><text:s/>*/</text:p>
            <text:p text:style-name="P8">/**</text:p>
            <text:p text:style-name="P8"><text:s/>* Initialize the ADC</text:p>
            <text:p text:style-name="P8"><text:s/>* </text:p>
            <text:p text:style-name="P8"><text:s/>* Initialize the ADC including setting up a clock <text:s/></text:p>
            <text:p text:style-name="P8"><text:s/>* </text:p>
            <text:p text:style-name="P8"><text:s/>* @param <text:s text:c="2"/>adcCfg <text:s text:c="5"/>[in] STDLI_ADC_FAST every 1 ms, STDLI_ADC_SLOW once/tick</text:p>
            <text:p text:style-name="P8"><text:s/>* @return <text:s/>None</text:p>
            <text:p text:style-name="P8"><text:s/>* </text:p>
            <text:p text:style-name="P8"><text:s/>* @pre <text:s text:c="4"/>None </text:p>
            <text:p text:style-name="P8"><text:s/>* @note <text:s text:c="3"/>None</text:p>
            <text:p text:style-name="P8"><text:s/>* </text:p>
            <text:p text:style-name="P8"><text:s/>* ===============================================================================</text:p>
            <text:p text:style-name="P8"><text:s/>*/</text:p>
            <text:p text:style-name="P8">void stdladc_init_adc(void)</text:p>
            <text:h text:style-name="Heading_20_2" text:outline-level="2">Register ADC channel</text:h>
            <text:p text:style-name="P8">/*</text:p>
            <text:p text:style-name="P8"><text:s/>* ===============================================================================</text:p>
            <text:p text:style-name="P8"><text:s/>* </text:p>
            <text:p text:style-name="P8"><text:s/>* Name: stdladc_reg_adc_chan</text:p>
            <text:p text:style-name="P8"><text:s/>* </text:p>
            <text:p text:style-name="P8"><text:s/>* ===============================================================================</text:p>
            <text:p text:style-name="P8"><text:s/>*/</text:p>
            <text:p text:style-name="P8">/**</text:p>
            <text:p text:style-name="P8"><text:s/>* Register the ADC channel to be sampled</text:p>
            <text:p text:style-name="P8"><text:s/>* </text:p>
            <text:p text:style-name="P8"><text:s/>* Register the ADC channel by adding it to the ADC linked list. <text:s/>If the</text:p>
            <text:p text:style-name="P8"><text:s/>* ADC channel is previously configured, an error is returned. <text:s/>Set up the</text:p>
            <text:p text:style-name="P8"><text:s/>* pin control and the digital port. </text:p>
            <text:p text:style-name="P8"><text:s/>* </text:p>
            <text:p text:style-name="P8"><text:s/>* @param <text:s text:c="2"/>chanInfo <text:s text:c="3"/>[in] <text:s text:c="3"/>ptr to ADC chan, and callback info</text:p>
            <text:p text:style-name="P8"><text:s/>* @return <text:s/>None</text:p>
            <text:p text:style-name="P8"><text:s/>* </text:p>
            <text:p text:style-name="P8"><text:s/>* @pre <text:s text:c="4"/>None </text:p>
            <text:p text:style-name="P8"><text:s/>* @note <text:s text:c="3"/>None</text:p>
            <text:p text:style-name="P8"><text:s/>* </text:p>
            <text:p text:style-name="P8"><text:s/>* ===============================================================================</text:p>
            <text:p text:style-name="P8"><text:s/>*/</text:p>
            <text:p text:style-name="P8">STDLI_ERR_E stdladc_reg_adc_chan(</text:p>
            <text:p text:style-name="P8"><text:s text:c="2"/>STDLI_ADC_CHAN_T <text:s text:c="9"/>*adcChan_p) <text:s text:c="2"/>/* ptr to ADC chan, callback info */</text:p>
            <text:h text:style-name="Heading_20_2" text:outline-level="2">Poll ADC Complete</text:h>
            <text:p text:style-name="P8">/*</text:p>
            <text:p text:style-name="P8"><text:s/>* ===============================================================================</text:p>
            <text:p text:style-name="P8"><text:s/>* </text:p>
            <text:p text:style-name="P8"><text:s/>* Name: stdladc_adc_complete_poll</text:p>
            <text:p text:style-name="P8"><text:s/>* </text:p>
            <text:p text:style-name="P8"><text:s/>* ===============================================================================</text:p>
            <text:p text:style-name="P8"><text:s/>*/</text:p>
            <text:p text:style-name="P8">/**</text:p>
            <text:p text:style-name="Standard"><text:span text:style-name="T5"><text:s/>* Poll ADC Complete</text:span></text:p>
            <text:p text:style-name="P8"><text:s/>*</text:p>
            <text:p text:style-name="Standard"><text:span text:style-name="T5"><text:s/>* Check if ADC complete occurred. <text:s/>If so, call the interrupts service routine</text:span></text:p>
            <text:p text:style-name="P8"><text:s/>* to process and clear the interrupt.</text:p>
            <text:p text:style-name="P8"><text:s/>*</text:p>
            <text:p text:style-name="P8"><text:s/>* @param <text:s text:c="2"/>None </text:p>
            <text:p text:style-name="P8"><text:s/>* @return <text:s/>None</text:p>
            <text:p text:style-name="P8"><text:s/>*</text:p>
            <text:p text:style-name="P8"><text:s/>* @pre <text:s text:c="4"/>None</text:p>
            <text:p text:style-name="P8"><text:s/>* @note <text:s text:c="3"/>None</text:p>
            <text:p text:style-name="P8"><text:s/>*</text:p>
            <text:p text:style-name="P8"><text:s/>* ===============================================================================</text:p>
            <text:p text:style-name="P8"><text:s/>*/</text:p>
            <text:p text:style-name="P8">void stdladc_adc_complete_poll(void)</text:p>
            <text:h text:style-name="Heading_20_2" text:outline-level="2">Start ADC sampling</text:h>
            <text:p text:style-name="P8">/*</text:p>
            <text:p text:style-name="P8"><text:s/>* ===============================================================================</text:p>
            <text:p text:style-name="P8"><text:s/>* </text:p>
            <text:p text:style-name="P8"><text:s/>* Name: stdladc_start_adc_sampling</text:p>
            <text:p text:style-name="P8"><text:s/>* </text:p>
            <text:p text:style-name="P8"><text:s/>* ===============================================================================</text:p>
            <text:p text:style-name="P8"><text:s/>*/</text:p>
            <text:p text:style-name="P8">/**</text:p>
            <text:p text:style-name="P8"><text:s/>* Start the ADC sampling</text:p>
            <text:p text:style-name="P8"><text:s/>* </text:p>
            <text:p text:style-name="P8"><text:s/>* At the next 1 ms clock tick, the ADC will start sampling, and move from the</text:p>
            <text:p text:style-name="P8"><text:s/>* lowest channel to the highest channel. <text:s/></text:p>
            <text:p text:style-name="P8"><text:s/>* </text:p>
            <text:p text:style-name="P8"><text:s/>* @param <text:s text:c="2"/>None</text:p>
            <text:p text:style-name="P8"><text:s/>* @return <text:s/>STDLI_ADC_NO_CHAN_REG <text:s/>- No ADC channels registered <text:s/></text:p>
            <text:p text:style-name="P8"><text:s/>* </text:p>
            <text:p text:style-name="P8"><text:s/>* @pre <text:s text:c="4"/>None </text:p>
            <text:p text:style-name="P8"><text:s/>* @note <text:s text:c="3"/>None</text:p>
            <text:p text:style-name="P8"><text:s/>* </text:p>
            <text:p text:style-name="P8"><text:s/>* ===============================================================================</text:p>
            <text:p text:style-name="P8"><text:s/>*/</text:p>
            <text:p text:style-name="P8">STDLI_ERR_E stdladc_start_adc_sampling(void)</text:p>
            <text:h text:style-name="Heading_20_1" text:outline-level="1">EEPROM/Flash Functions</text:h>
            <text:p text:style-name="Standard">The following functions are used to erase or write to EEPROM/Flash. <text:s/></text:p>
            <text:h text:style-name="Heading_20_2" text:outline-level="2">Initialize EEPROM address</text:h>
            <text:p text:style-name="P8">/*</text:p>
            <text:p text:style-name="P8"><text:s/>* ===============================================================================</text:p>
            <text:p text:style-name="P8"><text:s/>* </text:p>
            <text:p text:style-name="P8"><text:s/>* Name: stdleeprom_init_eeprom_addr</text:p>
            <text:p text:style-name="P8"><text:s/>* </text:p>
            <text:p text:style-name="P8"><text:s/>* ===============================================================================</text:p>
            <text:p text:style-name="P8"><text:s/>*/</text:p>
            <text:p text:style-name="P8">/**</text:p>
            <text:p text:style-name="P8"><text:s/>* Initialize EEPROM address</text:p>
            <text:p text:style-name="P8"><text:s/>* </text:p>
            <text:p text:style-name="P8"><text:s/>* Initialize EEPROM address. <text:s/>The EEPROM address allows the library to support</text:p>
            <text:p text:style-name="P8"><text:s/>* multiple processors.</text:p>
            <text:p text:style-name="P8"><text:s/>* </text:p>
            <text:p text:style-name="P8"><text:s/>* @param <text:s text:c="2"/>addr_p <text:s text:c="5"/>[in] <text:s text:c="3"/>ptr to first addr of eeprom</text:p>
            <text:p text:style-name="P8"><text:s/>* @return <text:s/>None</text:p>
            <text:p text:style-name="P8"><text:s/>* </text:p>
            <text:p text:style-name="P8"><text:s/>* @pre None </text:p>
            <text:p text:style-name="P8"><text:s/>* @note None</text:p>
            <text:p text:style-name="P8"><text:s/>* </text:p>
            <text:p text:style-name="P8"><text:s/>* ===============================================================================</text:p>
            <text:p text:style-name="P8"><text:s/>*/</text:p>
            <text:p text:style-name="P8">void stdleeprom_init_eeprom_addr( </text:p>
            <text:p text:style-name="P8"><text:s text:c="2"/>U8 <text:s text:c="23"/>*addr_p) <text:s text:c="5"/>/* ptr to first addr of eeprom */</text:p>
            <text:h text:style-name="Heading_20_2" text:outline-level="2">Start EEPROM Sector Erase</text:h>
            <text:p text:style-name="P8">/*</text:p>
            <text:p text:style-name="P8"><text:s/>* ===============================================================================</text:p>
            <text:p text:style-name="P8"><text:s/>* </text:p>
            <text:p text:style-name="P8"><text:s/>* Name: stdleeprom_start_sector_erase</text:p>
            <text:p text:style-name="P8"><text:s/>* </text:p>
            <text:p text:style-name="P8"><text:s/>* ===============================================================================</text:p>
            <text:p text:style-name="P8"><text:s/>*/</text:p>
            <text:p text:style-name="P8">/**</text:p>
            <text:p text:style-name="P8"><text:s/>* Start EEPROM sector erase</text:p>
            <text:p text:style-name="P8"><text:s/>* </text:p>
            <text:p text:style-name="P8"><text:s/>* Initiate a sector erase in the EEPROM.</text:p>
            <text:p text:style-name="P8"><text:s/>* </text:p>
            <text:p text:style-name="P8"><text:s/>* @param <text:s text:c="2"/>addr_p <text:s text:c="5"/>[in] <text:s text:c="3"/>ptr to EEPROM sector address to erase</text:p>
            <text:p text:style-name="P8"><text:s/>* @return <text:s/>None</text:p>
            <text:p text:style-name="P8"><text:s/>* </text:p>
            <text:p text:style-name="P8"><text:s/>* @pre None </text:p>
            <text:p text:style-name="P8"><text:s/>* @note None</text:p>
            <text:p text:style-name="P8"><text:s/>* </text:p>
            <text:p text:style-name="P8"><text:s/>* ===============================================================================</text:p>
            <text:p text:style-name="P8"><text:s/>*/</text:p>
            <text:p text:style-name="P8">void stdleeprom_start_sector_erase( </text:p>
            <text:p text:style-name="P8"><text:s text:c="2"/>U8 <text:s text:c="23"/>*addr_p) <text:s text:c="5"/>/* ptr to sector addr in eeprom */</text:p>
            <text:h text:style-name="Heading_20_2" text:outline-level="2">Check Command Done</text:h>
            <text:p text:style-name="P8">/*</text:p>
            <text:p text:style-name="P8"><text:s/>* ===============================================================================</text:p>
            <text:p text:style-name="P8"><text:s/>* </text:p>
            <text:p text:style-name="P8"><text:s/>* Name: stdleeprom_check_cmd_done</text:p>
            <text:p text:style-name="P8"><text:s/>* </text:p>
            <text:p text:style-name="P8"><text:s/>* ===============================================================================</text:p>
            <text:p text:style-name="P8"><text:s/>*/</text:p>
            <text:p text:style-name="P8">/**</text:p>
            <text:p text:style-name="P8"><text:s/>* Check if an EEPROM cmd is done</text:p>
            <text:p text:style-name="P8"><text:s/>* </text:p>
            <text:p text:style-name="P8"><text:s/>* Check if the EEPROM cmd is done by checking if the FCCF bit is set.</text:p>
            <text:p text:style-name="P8"><text:s/>* </text:p>
            <text:p text:style-name="P8"><text:s/>* @param <text:s text:c="2"/>None</text:p>
            <text:p text:style-name="P8"><text:s/>* @return <text:s/>None</text:p>
            <text:p text:style-name="P8"><text:s/>* </text:p>
            <text:p text:style-name="P8"><text:s/>* @pre None </text:p>
            <text:p text:style-name="P8"><text:s/>* @note None</text:p>
            <text:p text:style-name="P8"><text:s/>* </text:p>
            <text:p text:style-name="P8"><text:s/>* ===============================================================================</text:p>
            <text:p text:style-name="P8"><text:s/>*/</text:p>
            <text:p text:style-name="P8">BOOL stdleeprom_check_cmd_done(void)</text:p>
            <text:h text:style-name="Heading_20_2" text:outline-level="2">Start EEPROM Write</text:h>
            <text:p text:style-name="P8">/*</text:p>
            <text:p text:style-name="P8"><text:s/>* ===============================================================================</text:p>
            <text:p text:style-name="P8"><text:s/>* </text:p>
            <text:p text:style-name="P8"><text:s/>* Name: stdleeprom_start_write</text:p>
            <text:p text:style-name="P8"><text:s/>* </text:p>
            <text:p text:style-name="P8"><text:s/>* ===============================================================================</text:p>
            <text:p text:style-name="P8"><text:s/>*/</text:p>
            <text:p text:style-name="P8">/**</text:p>
            <text:p text:style-name="P8"><text:s/>* Start EEPROM write byte</text:p>
            <text:p text:style-name="P8"><text:s/>* </text:p>
            <text:p text:style-name="P8"><text:s/>* Initiate a write byte to the EEPROM.</text:p>
            <text:p text:style-name="P8"><text:s/>* </text:p>
            <text:p text:style-name="P8"><text:s/>* @param <text:s text:c="2"/>addr_p <text:s text:c="5"/>[in] <text:s text:c="3"/>ptr to EEPROM sector address to write</text:p>
            <text:p text:style-name="P8"><text:s/>* @param <text:s text:c="2"/>data <text:s text:c="7"/>[in] <text:s text:c="3"/>data to write</text:p>
            <text:p text:style-name="P8"><text:s/>* @return <text:s/>None</text:p>
            <text:p text:style-name="P8"><text:s/>* </text:p>
            <text:p text:style-name="P8"><text:s/>* @pre None </text:p>
            <text:p text:style-name="P8"><text:s/>* @note User must insure that the data is erased.</text:p>
            <text:p text:style-name="P8"><text:s/>* </text:p>
            <text:p text:style-name="P8"><text:s/>* ===============================================================================</text:p>
            <text:p text:style-name="P8"><text:s/>*/</text:p>
            <text:p text:style-name="P8">void stdleeprom_start_write( </text:p>
            <text:p text:style-name="P8"><text:s text:c="2"/>U8 <text:s text:c="23"/>*addr_p, <text:s text:c="5"/>/* ptr to addr in eeprom to write */</text:p>
            <text:p text:style-name="P8"><text:s text:c="2"/>U8 <text:s text:c="23"/>data) <text:s text:c="8"/>/* data to write */</text:p>
            <text:h text:style-name="Heading_20_2" text:outline-level="2">Start Flash Sector Erase</text:h>
            <text:p text:style-name="P8">/*</text:p>
            <text:p text:style-name="P8"><text:s/>* ===============================================================================</text:p>
            <text:p text:style-name="P8"><text:s/>* </text:p>
            <text:p text:style-name="P8"><text:s/>* Name: stdleeprom_start_flash_sector_erase</text:p>
            <text:p text:style-name="P8"><text:s/>* </text:p>
            <text:p text:style-name="P8"><text:s/>* ===============================================================================</text:p>
            <text:p text:style-name="P8"><text:s/>*/</text:p>
            <text:p text:style-name="P8">/**</text:p>
            <text:p text:style-name="P8"><text:s/>* Start Flash sector erase</text:p>
            <text:p text:style-name="P8"><text:s/>* </text:p>
            <text:p text:style-name="P8"><text:s/>* Initiate a sector erase in the Flash.</text:p>
            <text:p text:style-name="P8"><text:s/>* </text:p>
            <text:p text:style-name="P8"><text:s/>* @param <text:s text:c="2"/>addr_p <text:s text:c="5"/>[in] <text:s text:c="3"/>ptr to Flash sector address to erase</text:p>
            <text:p text:style-name="P8"><text:s/>* @return <text:s/>None</text:p>
            <text:p text:style-name="P8"><text:s/>* </text:p>
            <text:p text:style-name="P8"><text:s/>* @pre None </text:p>
            <text:p text:style-name="P8"><text:s/>* @note None</text:p>
            <text:p text:style-name="P8"><text:s/>* </text:p>
            <text:p text:style-name="P8"><text:s/>* ===============================================================================</text:p>
            <text:p text:style-name="P8"><text:s/>*/</text:p>
            <text:p text:style-name="P8">void stdleeprom_start_flash_sector_erase( </text:p>
            <text:p text:style-name="P8"><text:s text:c="2"/>U8 <text:s text:c="23"/>*addr_p) <text:s text:c="5"/>/* ptr to sector addr in eeprom */</text:p>
            <text:h text:style-name="Heading_20_2" text:outline-level="2">Start Flash Write</text:h>
            <text:p text:style-name="P8">/*</text:p>
            <text:p text:style-name="P8"><text:s/>* ===============================================================================</text:p>
            <text:p text:style-name="P8"><text:s/>* </text:p>
            <text:p text:style-name="P8"><text:s/>* Name: stdleeprom_start_flash_write</text:p>
            <text:p text:style-name="P8"><text:s/>* </text:p>
            <text:p text:style-name="P8"><text:s/>* ===============================================================================</text:p>
            <text:p text:style-name="P8"><text:s/>*/</text:p>
            <text:p text:style-name="P8">/**</text:p>
            <text:p text:style-name="P8"><text:s/>* Start Flash write byte</text:p>
            <text:p text:style-name="P8"><text:s/>* </text:p>
            <text:p text:style-name="P8"><text:s/>* Initiate a write byte to the Flash.</text:p>
            <text:p text:style-name="P8"><text:s/>* </text:p>
            <text:p text:style-name="P8"><text:s/>* @param <text:s text:c="2"/>addr_p <text:s text:c="5"/>[in] <text:s text:c="3"/>ptr to Flash sector address to write</text:p>
            <text:p text:style-name="P8"><text:s/>* @param <text:s text:c="2"/>data <text:s text:c="7"/>[in] <text:s text:c="3"/>data to write</text:p>
            <text:p text:style-name="P8"><text:s/>* @return <text:s/>None</text:p>
            <text:p text:style-name="P8"><text:s/>* </text:p>
            <text:p text:style-name="P8"><text:s/>* @pre None </text:p>
            <text:p text:style-name="P8"><text:s/>* @note User must insure that the data is erased.</text:p>
            <text:p text:style-name="P8"><text:s/>* </text:p>
            <text:p text:style-name="P8"><text:s/>* ===============================================================================</text:p>
            <text:p text:style-name="P8"><text:s/>*/</text:p>
            <text:p text:style-name="P8">void stdleeprom_start_flash_write( </text:p>
            <text:p text:style-name="P8"><text:s text:c="2"/>U8 <text:s text:c="23"/>*addr_p, <text:s text:c="5"/>/* ptr to addr in eeprom to write */</text:p>
            <text:p text:style-name="P8"><text:s text:c="2"/>U8 <text:s text:c="23"/>data) <text:s text:c="8"/>/* data to write */</text:p>
            <text:h text:style-name="Heading_20_1" text:outline-level="1">Event Functions</text:h>
            <text:p text:style-name="Standard">The structure is used as an event log:</text:p>
            <text:p text:style-name="Standard"/>
            <text:p text:style-name="P8">typedef struct</text:p>
            <text:p text:style-name="P8">{</text:p>
            <text:p text:style-name="P8"><text:s text:c="2"/>U32 <text:s text:c="22"/>event;</text:p>
            <text:p text:style-name="P8"><text:s text:c="2"/>U32 <text:s text:c="22"/>timeStamp;</text:p>
            <text:p text:style-name="P8"><text:s text:c="2"/>U16 <text:s text:c="22"/>data[2];</text:p>
            <text:p text:style-name="P8">} STDLI_EVENT_LOG_T;</text:p>
            <text:h text:style-name="Heading_20_2" text:outline-level="2">Initialize event log</text:h>
            <text:p text:style-name="P8">/*</text:p>
            <text:p text:style-name="P8"><text:s/>* ===============================================================================</text:p>
            <text:p text:style-name="P8"><text:s/>* </text:p>
            <text:p text:style-name="P8"><text:s/>* Name: stdlevt_init_log_event</text:p>
            <text:p text:style-name="P8"><text:s/>* </text:p>
            <text:p text:style-name="P8"><text:s/>* ===============================================================================</text:p>
            <text:p text:style-name="P8"><text:s/>*/</text:p>
            <text:p text:style-name="P8">/**</text:p>
            <text:p text:style-name="P8"><text:s/>* Initialize the event log.</text:p>
            <text:p text:style-name="P8"><text:s/>* </text:p>
            <text:p text:style-name="P8"><text:s/>* Initialize the event log. <text:s/>It must be handed in the address of the first event</text:p>
            <text:p text:style-name="P8"><text:s/>* log entry, the address of the end of the log, and the starting EEPROM address.</text:p>
            <text:p text:style-name="P8"><text:s/>* The EEPROM address allows the library to support multiple processors. <text:s/>If the</text:p>
            <text:p text:style-name="P8"><text:s/>* event log is to be stored in Flash instead of EEPROM, eeprom_p must be 0.</text:p>
            <text:p text:style-name="P8"><text:s/>* </text:p>
            <text:p text:style-name="P8"><text:s/>* @param <text:s text:c="2"/>firstEvt_p <text:s/>[in] <text:s text:c="3"/>ptr to first event log entry</text:p>
            <text:p text:style-name="P8"><text:s/>* @param <text:s text:c="2"/>endLog_p <text:s text:c="3"/>[in] <text:s text:c="3"/>ptr to the end of the log</text:p>
            <text:p text:style-name="P8"><text:s/>* @param <text:s text:c="2"/>eeprom_p <text:s text:c="3"/>[in] <text:s text:c="3"/>ptr to first addr of EEPROM, or 0 for Flash</text:p>
            <text:p text:style-name="P8"><text:s/>* @return <text:s/>STDLI_NO_EVENTS_AVAIL <text:s text:c="2"/>- Event log is completely filled</text:p>
            <text:p text:style-name="P8"><text:s/>* </text:p>
            <text:p text:style-name="P8"><text:s/>* @pre None </text:p>
            <text:p text:style-name="P8"><text:s/>* @note First and end addresses must be within the EEPROM memory.</text:p>
            <text:p text:style-name="P8"><text:s/>* </text:p>
            <text:p text:style-name="P8"><text:s/>* ===============================================================================</text:p>
            <text:p text:style-name="P8"><text:s/>*/</text:p>
            <text:p text:style-name="P8">STDLI_ERR_E stdlevt_init_log_event( </text:p>
            <text:p text:style-name="P8"><text:s text:c="2"/>STDLI_EVENT_LOG_T <text:s text:c="8"/>*firstEvt_p, <text:s/>/* ptr to first event log entry */</text:p>
            <text:p text:style-name="P8"><text:s text:c="2"/>U8 <text:s text:c="23"/>*endLog_p, <text:s text:c="3"/>/* ptr to the end of the log */</text:p>
            <text:p text:style-name="P8"><text:s text:c="2"/>U8 <text:s text:c="23"/>*eeprom_p) <text:s text:c="3"/>/* EEPROM start or 0 for log in Flash */</text:p>
            <text:h text:style-name="Heading_20_2" text:outline-level="2">Log Event</text:h>
            <text:p text:style-name="P8">/*</text:p>
            <text:p text:style-name="P8"><text:s/>* ===============================================================================</text:p>
            <text:p text:style-name="P8"><text:s/>* </text:p>
            <text:p text:style-name="P8"><text:s/>* Name: stdlevt_log_event</text:p>
            <text:p text:style-name="P8"><text:s/>* </text:p>
            <text:p text:style-name="P8"><text:s/>* ===============================================================================</text:p>
            <text:p text:style-name="P8"><text:s/>*/</text:p>
            <text:p text:style-name="P8">/**</text:p>
            <text:p text:style-name="P8"><text:s/>* Log an event</text:p>
            <text:p text:style-name="P8"><text:s/>* </text:p>
            <text:p text:style-name="P8"><text:s/>* This function is usually called through a macro. <text:s/>The macro fills out the</text:p>
            <text:p text:style-name="P8"><text:s/>* fileId and lineNum. <text:s/>The current time is grabbed, and the next unused event</text:p>
            <text:p text:style-name="P8"><text:s/>* is located. <text:s/>The log record is stored in the EEPROM. <text:s/>If this is a k_fatal</text:p>
            <text:p text:style-name="P8"><text:s/>* event, the processor is reset.</text:p>
            <text:p text:style-name="P8"><text:s/>* </text:p>
            <text:p text:style-name="P8"><text:s/>* @param <text:s text:c="2"/>eventId <text:s text:c="4"/>[in] <text:s text:c="3"/>(event &lt;&lt; 20) | (fileId &lt;&lt; 12) | lineNum</text:p>
            <text:p text:style-name="P8"><text:s/>* @param <text:s text:c="2"/>data1 <text:s text:c="6"/>[in] <text:s text:c="3"/>16 bits of extra info which is event specific</text:p>
            <text:p text:style-name="P8"><text:s/>* @param <text:s text:c="2"/>data2 <text:s text:c="6"/>[in] <text:s text:c="3"/>16 bits of extra info which is event specific</text:p>
            <text:p text:style-name="P8"><text:s/>* @param <text:s text:c="2"/>k_fatal <text:s text:c="4"/>[in] <text:s text:c="3"/>TRUE if this is a k_fatal event.</text:p>
            <text:p text:style-name="P8"><text:s/>* @return <text:s/>None</text:p>
            <text:p text:style-name="P8"><text:s/>* </text:p>
            <text:p text:style-name="P8"><text:s/>* @pre <text:s/>stdlevt_start_timing_clock </text:p>
            <text:p text:style-name="P8"><text:s/>* @note None</text:p>
            <text:p text:style-name="P8"><text:s/>* </text:p>
            <text:p text:style-name="P8"><text:s/>* ===============================================================================</text:p>
            <text:p text:style-name="P8"><text:s/>*/</text:p>
            <text:p text:style-name="P8">void stdlevt_log_event( </text:p>
            <text:p text:style-name="P8"><text:s text:c="2"/>U32 <text:s text:c="22"/>eventId, <text:s text:c="5"/>/* event id, includes event/file/line */</text:p>
            <text:p text:style-name="P8"><text:s text:c="2"/>U16 <text:s text:c="22"/>data1, <text:s text:c="7"/>/* event spec data */</text:p>
            <text:p text:style-name="P8"><text:s text:c="2"/>U16 <text:s text:c="22"/>data2, <text:s text:c="7"/>/* event spec data */</text:p>
            <text:p text:style-name="P8"><text:s text:c="2"/>BOOL <text:s text:c="21"/>kFatal) <text:s text:c="6"/>/* TRUE if this is a k_fatal */</text:p>
            <text:h text:style-name="Heading_20_2" text:outline-level="2">STDLI_K_FATAL_M</text:h>
            <text:p text:style-name="P8">/*</text:p>
            <text:p text:style-name="P8"><text:s/>* ===============================================================================</text:p>
            <text:p text:style-name="P8"><text:s/>* </text:p>
            <text:p text:style-name="P8"><text:s/>* Name: STDLI_K_FATAL_M</text:p>
            <text:p text:style-name="P8"><text:s/>* </text:p>
            <text:p text:style-name="P8"><text:s/>* ===============================================================================</text:p>
            <text:p text:style-name="P8"><text:s/>*/</text:p>
            <text:p text:style-name="P8">/**</text:p>
            <text:p text:style-name="P8"><text:s/>* The K_FATAL macro</text:p>
            <text:p text:style-name="P8"><text:s/>* </text:p>
            <text:p text:style-name="P8"><text:s/>* The K_FATAL macro fills out an event record with current fileId and lineNum.</text:p>
            <text:p text:style-name="P8"><text:s/>* The current time is grabbed, and the next unused event is located.</text:p>
            <text:p text:style-name="P8"><text:s/>* The log record is stored in the EEPROM. <text:s/>The processor is reset.</text:p>
            <text:p text:style-name="P8"><text:s/>* </text:p>
            <text:p text:style-name="P8"><text:s/>* @param <text:s text:c="2"/>eventId <text:s text:c="4"/>[in] <text:s text:c="3"/>12 bit event identifier</text:p>
            <text:p text:style-name="P8"><text:s/>* @param <text:s text:c="2"/>data1 <text:s text:c="6"/>[in] <text:s text:c="3"/>16 bits of extra info which is event specific</text:p>
            <text:p text:style-name="P8"><text:s/>* @param <text:s text:c="2"/>data2 <text:s text:c="6"/>[in] <text:s text:c="3"/>16 bits of extra info which is event specific</text:p>
            <text:p text:style-name="P8"><text:s/>* @return <text:s/>None</text:p>
            <text:p text:style-name="P8"><text:s/>* </text:p>
            <text:p text:style-name="P8"><text:s/>* @pre <text:s/>stdltime_start_timing_clock </text:p>
            <text:p text:style-name="P8"><text:s/>* @note Processor is reset</text:p>
            <text:p text:style-name="P8"><text:s/>* </text:p>
            <text:p text:style-name="P8"><text:s/>* ===============================================================================</text:p>
            <text:p text:style-name="P8"><text:s/>*/</text:p>
            <text:p text:style-name="P8">#define STDLI_K_FATAL_M(event, data1, data2) <text:s text:c="19"/>\</text:p>
            <text:h text:style-name="Heading_20_2" text:outline-level="2">STDLI_LOG_EVENT_M</text:h>
            <text:p text:style-name="P8">/*</text:p>
            <text:p text:style-name="P8"><text:s/>* ===============================================================================</text:p>
            <text:p text:style-name="P8"><text:s/>* </text:p>
            <text:p text:style-name="P8"><text:s/>* Name: STDLI_LOG_EVENT_M</text:p>
            <text:p text:style-name="P8"><text:s/>* </text:p>
            <text:p text:style-name="P8"><text:s/>* ===============================================================================</text:p>
            <text:p text:style-name="P8"><text:s/>*/</text:p>
            <text:p text:style-name="P8">/**</text:p>
            <text:p text:style-name="P8"><text:s/>* The LOG_EVENT macro</text:p>
            <text:p text:style-name="P8"><text:s/>* </text:p>
            <text:p text:style-name="P8"><text:s/>* The LOG_EVENT macro fills out an event record with current fileId and lineNum.</text:p>
            <text:p text:style-name="P8"><text:s/>* The current time is grabbed, and the next unused event is located.</text:p>
            <text:p text:style-name="P8"><text:s/>* The log record is stored in the EEPROM.</text:p>
            <text:p text:style-name="P8"><text:s/>* </text:p>
            <text:p text:style-name="P8"><text:s/>* @param <text:s text:c="2"/>eventId <text:s text:c="4"/>[in] <text:s text:c="3"/>12 bit event identifier</text:p>
            <text:p text:style-name="P8"><text:s/>* @param <text:s text:c="2"/>data1 <text:s text:c="6"/>[in] <text:s text:c="3"/>16 bits of extra info which is event specific</text:p>
            <text:p text:style-name="P8"><text:s/>* @param <text:s text:c="2"/>data2 <text:s text:c="6"/>[in] <text:s text:c="3"/>16 bits of extra info which is event specific</text:p>
            <text:p text:style-name="P8"><text:s/>* @return <text:s/>None</text:p>
            <text:p text:style-name="P8"><text:s/>* </text:p>
            <text:p text:style-name="P8"><text:s/>* @pre <text:s/>stdltime_start_timing_clock </text:p>
            <text:p text:style-name="P8"><text:s/>* @note None</text:p>
            <text:p text:style-name="P8"><text:s/>* </text:p>
            <text:p text:style-name="P8"><text:s/>* ===============================================================================</text:p>
            <text:p text:style-name="P8"><text:s/>*/</text:p>
            <text:p text:style-name="P8">#define STDLI_LOG_EVENT_M(event, data1, data2) <text:s text:c="17"/>\</text:p>
            <text:h text:style-name="Heading_20_1" text:outline-level="1">Serial Functions</text:h>
            <text:p text:style-name="Standard">The following enumeration is used to identify the serial port:</text:p>
            <text:p text:style-name="Standard"/>
            <text:p text:style-name="P8">typedef enum</text:p>
            <text:p text:style-name="P8">{</text:p>
            <text:p text:style-name="P8"><text:s text:c="2"/>STDLI_SER_PORT_1 <text:s text:c="9"/>= 0x00,</text:p>
            <text:p text:style-name="P8"><text:s text:c="2"/>STDLI_SER_PORT_2 <text:s text:c="9"/>= 0x01,</text:p>
            <text:p text:style-name="P8"><text:s text:c="2"/>STDLI_NUM_SER_PORT <text:s text:c="7"/>= 0x02,</text:p>
            <text:p text:style-name="P8"><text:s text:c="2"/>STDLI_POLL_SER_PORT <text:s text:c="6"/>= 0x80,</text:p>
            <text:p text:style-name="P8">} STDLI_SER_PORT_E;</text:p>
            <text:p text:style-name="P8"/>
            <text:p text:style-name="Standard">The following structure is used to initialize the serial port:</text:p>
            <text:p text:style-name="Standard"/>
            <text:p text:style-name="P8">typedef struct</text:p>
            <text:p text:style-name="P8">{</text:p>
            <text:p text:style-name="P8"><text:s text:c="2"/>U8 <text:s text:c="23"/>*txBuf_p;</text:p>
            <text:p text:style-name="P8"><text:s text:c="2"/>U8 <text:s text:c="23"/>txBufSize;</text:p>
            <text:p text:style-name="P8"><text:s text:c="2"/>void <text:s text:c="21"/>(*rxSerChar_fp)(U16 cbParm, U8 data);</text:p>
            <text:p text:style-name="P8"><text:s text:c="2"/>U16 <text:s text:c="22"/>cbParm;</text:p>
            <text:p text:style-name="P8"><text:s text:c="2"/>U8 <text:s text:c="23"/>curTxHead; <text:s text:c="3"/>/* Filled by utility */</text:p>
            <text:p text:style-name="P8"><text:s text:c="2"/>U8 <text:s text:c="23"/>curTxTail; <text:s text:c="3"/>/* Filled by utility */</text:p>
            <text:p text:style-name="P8"><text:s text:c="2"/>BOOL <text:s text:c="21"/>txAct; <text:s text:c="7"/>/* Filled by utility */</text:p>
            <text:p text:style-name="P8"><text:s text:c="2"/>U8 <text:s text:c="23"/>pollBit; <text:s text:c="5"/>/* Filled by utility */</text:p>
            <text:p text:style-name="P8">} STDLI_SER_INFO_T;</text:p>
            <text:h text:style-name="Heading_20_2" text:outline-level="2">Initialize serial module</text:h>
            <text:p text:style-name="P8">/*</text:p>
            <text:p text:style-name="P8"><text:s/>* ===============================================================================</text:p>
            <text:p text:style-name="P8"><text:s/>* </text:p>
            <text:p text:style-name="P8"><text:s/>* Name: stdlser_ser_module_init</text:p>
            <text:p text:style-name="P8"><text:s/>* </text:p>
            <text:p text:style-name="P8"><text:s/>* ===============================================================================</text:p>
            <text:p text:style-name="P8"><text:s/>*/</text:p>
            <text:p text:style-name="P8">/**</text:p>
            <text:p text:style-name="P8"><text:s/>* Initialize the serial port module</text:p>
            <text:p text:style-name="P8"><text:s/>* </text:p>
            <text:p text:style-name="P8"><text:s/>* Initialize the global serial port data.</text:p>
            <text:p text:style-name="P8"><text:s/>* </text:p>
            <text:p text:style-name="P8"><text:s/>* @param <text:s text:c="2"/>None </text:p>
            <text:p text:style-name="P8"><text:s/>* @return <text:s/>None</text:p>
            <text:p text:style-name="P8"><text:s/>* </text:p>
            <text:p text:style-name="P8"><text:s/>* @pre <text:s text:c="4"/>None </text:p>
            <text:p text:style-name="P8"><text:s/>* @note <text:s text:c="3"/>None</text:p>
            <text:p text:style-name="P8"><text:s/>* </text:p>
            <text:p text:style-name="P8"><text:s/>* ===============================================================================</text:p>
            <text:p text:style-name="P8"><text:s/>*/</text:p>
            <text:p text:style-name="P8">void stdlser_ser_module_init(void)</text:p>
            <text:h text:style-name="Heading_20_2" text:outline-level="2">Initialize serial port</text:h>
            <text:p text:style-name="P8">/*</text:p>
            <text:p text:style-name="P8"><text:s/>* ===============================================================================</text:p>
            <text:p text:style-name="P8"><text:s/>* </text:p>
            <text:p text:style-name="P8"><text:s/>* Name: stdlser_init_ser_port</text:p>
            <text:p text:style-name="P8"><text:s/>* </text:p>
            <text:p text:style-name="P8"><text:s/>* ===============================================================================</text:p>
            <text:p text:style-name="P8"><text:s/>*/</text:p>
            <text:p text:style-name="P8">/**</text:p>
            <text:p text:style-name="P8"><text:s/>* Initialize a serial port</text:p>
            <text:p text:style-name="P8"><text:s/>* </text:p>
            <text:p text:style-name="P8"><text:s/>* Initialize head and tail to 0, and make xmt inactive. Configure the port</text:p>
            <text:p text:style-name="P8"><text:s/>* to 19.2 kbps, 8, N, 1, and enable the rcv interrupt.</text:p>
            <text:p text:style-name="P8"><text:s/>* </text:p>
            <text:p text:style-name="P8"><text:s/>* @param <text:s text:c="2"/>portNum <text:s text:c="4"/>[in] <text:s text:c="3"/>Either STDLI_SER_PORT_1 or STDLI_SER_PORT_2</text:p>
            <text:p text:style-name="P8"><text:s/>* <text:s text:c="29"/>OR in STDLI_POLL_SER_PORT if polling</text:p>
            <text:p text:style-name="P8"/>
            <text:p text:style-name="P8"><text:s/>* @param <text:s text:c="2"/>serInfo_p <text:s text:c="2"/>[in] <text:s text:c="3"/>Info for the serial port state. <text:s/>Since the passed</text:p>
            <text:p text:style-name="P8"><text:s/>* <text:s text:c="29"/>structure is not copied, it must be statically</text:p>
            <text:p text:style-name="P8"><text:s/>* <text:s text:c="29"/>allocated. <text:s/>Serial state contains ptr to txBuf,</text:p>
            <text:p text:style-name="P8"><text:s/>* <text:s text:c="29"/>size of txBuf, rxChar callback function addr,</text:p>
            <text:p text:style-name="P8"><text:s/>* <text:s text:c="29"/>callback parameter handed to rxChar function.</text:p>
            <text:p text:style-name="P8"><text:s/>* @return <text:s/>None</text:p>
            <text:p text:style-name="P8"><text:s/>* </text:p>
            <text:p text:style-name="P8"><text:s/>* @pre <text:s text:c="4"/>stdlser_init_ser_module must be called first.</text:p>
            <text:p text:style-name="P8"><text:s/>* @note <text:s text:c="3"/>None</text:p>
            <text:p text:style-name="P8"><text:s/>* </text:p>
            <text:p text:style-name="P8"><text:s/>* ===============================================================================</text:p>
            <text:p text:style-name="P8"><text:s/>*/</text:p>
            <text:p text:style-name="P8">void stdlser_init_ser_port(</text:p>
            <text:p text:style-name="P8"><text:s text:c="2"/>STDLI_SER_PORT_E <text:s text:c="9"/>portNum, <text:s text:c="3"/>/* Serial port number or poll port*/</text:p>
            <text:p text:style-name="P8"><text:s text:c="2"/>STDLI_SER_INFO_T <text:s text:c="9"/>*serInfo_p) /* Ser state, txBuf addr, txBuf size, rx</text:p>
            <text:p text:style-name="P8"><text:s text:c="41"/>* <text:s/>callback func.</text:p>
            <text:p text:style-name="P8"><text:s text:c="41"/>*/</text:p>
            <text:h text:style-name="Heading_20_2" text:outline-level="2">Poll Serial Port</text:h>
            <text:p text:style-name="P8">/*</text:p>
            <text:p text:style-name="P8"><text:s/>* ===============================================================================</text:p>
            <text:p text:style-name="P8"><text:s/>* </text:p>
            <text:p text:style-name="P8"><text:s/>* Name: stdlser_portx_poll</text:p>
            <text:p text:style-name="P8"><text:s/>* </text:p>
            <text:p text:style-name="P8"><text:s/>* ===============================================================================</text:p>
            <text:p text:style-name="P8"><text:s/>*/</text:p>
            <text:p text:style-name="P8">/**</text:p>
            <text:p text:style-name="P8"><text:s/>* Poll the serial port</text:p>
            <text:p text:style-name="P8"><text:s/>* </text:p>
            <text:p text:style-name="Standard"><text:span text:style-name="T5"><text:s/>* Poll the serial port to see if any data has been transmitted or received.</text:span></text:p>
            <text:p text:style-name="P8"><text:s/>* </text:p>
            <text:p text:style-name="P8"><text:s/>* @param <text:s text:c="2"/>None </text:p>
            <text:p text:style-name="P8"><text:s/>* @return <text:s/>None</text:p>
            <text:p text:style-name="P8"><text:s/>* </text:p>
            <text:p text:style-name="P8"><text:s/>* @pre <text:s text:c="4"/>None </text:p>
            <text:p text:style-name="P8"><text:s/>* @note <text:s text:c="3"/>None</text:p>
            <text:p text:style-name="P8"><text:s/>* </text:p>
            <text:p text:style-name="P8"><text:s/>* ===============================================================================</text:p>
            <text:p text:style-name="P8"><text:s/>*/</text:p>
            <text:p text:style-name="Standard">void <text:span text:style-name="T5">stdlser</text:span>_port1_poll(void)</text:p>
            <text:p text:style-name="Standard">void <text:span text:style-name="T5">stdlser</text:span>_port2_poll(void)</text:p>
            <text:h text:style-name="Heading_20_2" text:outline-level="2">Transmit data</text:h>
            <text:p text:style-name="P8">/*</text:p>
            <text:p text:style-name="P8"><text:s/>* ===============================================================================</text:p>
            <text:p text:style-name="P8"><text:s/>* </text:p>
            <text:p text:style-name="P8"><text:s/>* Name: stdlser_xmt_data</text:p>
            <text:p text:style-name="P8"><text:s/>* </text:p>
            <text:p text:style-name="P8"><text:s/>* ===============================================================================</text:p>
            <text:p text:style-name="P8"><text:s/>*/</text:p>
            <text:p text:style-name="P8">/**</text:p>
            <text:p text:style-name="P8"><text:s/>* Function for transmitting data on a serial port</text:p>
            <text:p text:style-name="P8"><text:s/>* </text:p>
            <text:p text:style-name="P8"><text:s/>* Copy xmt data to the xmt data queue if space is available. <text:s/>If no space is</text:p>
            <text:p text:style-name="P8"><text:s/>* avail, either block waiting for space (while petting the watchdog), or return</text:p>
            <text:p text:style-name="P8"><text:s/>* the number of chars that were sent.</text:p>
            <text:p text:style-name="P8"><text:s/>* </text:p>
            <text:p text:style-name="P8"><text:s/>* @param <text:s text:c="2"/>portNum <text:s text:c="4"/>[in] <text:s text:c="3"/>Either STDLI_SER_PORT_1 or STDLI_SER_PORT_2</text:p>
            <text:p text:style-name="P8"><text:s/>* @param <text:s text:c="2"/>blocking <text:s text:c="3"/>[in] <text:s text:c="3"/>TRUE if wait forever put the tx data on the queue</text:p>
            <text:p text:style-name="P8"><text:s/>* @param <text:s text:c="2"/>data_p <text:s text:c="5"/>[in] <text:s text:c="3"/>Ptr to data to xmt</text:p>
            <text:p text:style-name="P8"><text:s/>* @param <text:s text:c="2"/>numChar <text:s text:c="4"/>[in] <text:s text:c="3"/>Num chars to xmt</text:p>
            <text:p text:style-name="P8"><text:s/>* @return <text:s/>Num chars sent, always numChar if blocking = TRUE</text:p>
            <text:p text:style-name="P8"><text:s/>* </text:p>
            <text:p text:style-name="P8"><text:s/>* @pre <text:s text:c="4"/>stdlser_init_ser_port must be called first.</text:p>
            <text:p text:style-name="P8"><text:s/>* @note <text:s text:c="3"/>None</text:p>
            <text:p text:style-name="P8"><text:s/>* </text:p>
            <text:p text:style-name="P8"><text:s/>* ===============================================================================</text:p>
            <text:p text:style-name="P8"><text:s/>*/</text:p>
            <text:p text:style-name="P8">U8 stdlser_xmt_data(</text:p>
            <text:p text:style-name="P8"><text:s text:c="2"/>STDLI_SER_PORT_E <text:s text:c="9"/>portNum, <text:s text:c="3"/>/* Serial port number */</text:p>
            <text:p text:style-name="P8"><text:s text:c="2"/>BOOL <text:s text:c="21"/>blocking, <text:s text:c="2"/>/* TRUE to block when queuing xmt data */</text:p>
            <text:p text:style-name="P8"><text:s text:c="2"/>U8 <text:s text:c="23"/>*data_p, <text:s text:c="3"/>/* Ptr to data to xmt */</text:p>
            <text:p text:style-name="P8"><text:s text:c="2"/>U16 <text:s text:c="22"/>numChar) <text:s text:c="3"/>/* Num chars to xmt */</text:p>
            <text:h text:style-name="Heading_20_2" text:outline-level="2">Calculate CRC8</text:h>
            <text:p text:style-name="P8">/*</text:p>
            <text:p text:style-name="P8"><text:s/>* ===============================================================================</text:p>
            <text:p text:style-name="P8"><text:s/>* </text:p>
            <text:p text:style-name="P8"><text:s/>* Name: stdlser_calc_crc8</text:p>
            <text:p text:style-name="P8"><text:s/>* </text:p>
            <text:p text:style-name="P8"><text:s/>* ===============================================================================</text:p>
            <text:p text:style-name="P8"><text:s/>*/</text:p>
            <text:p text:style-name="P8">/**</text:p>
            <text:p text:style-name="P8"><text:s/>* Function for calculating the CRC8 of a data stream</text:p>
            <text:p text:style-name="P8"><text:s/>* </text:p>
            <text:p text:style-name="P8"><text:s/>* Set the initial value of the CRC8 to 0xff, and run the CRC8 calculation using</text:p>
            <text:p text:style-name="P8"><text:s/>* a 16 entry lookup table.</text:p>
            <text:p text:style-name="P8"><text:s/>* </text:p>
            <text:p text:style-name="P8"><text:s/>* @param <text:s text:c="2"/>length <text:s text:c="5"/>[in] <text:s text:c="3"/>Num chars in data stream</text:p>
            <text:p text:style-name="P8"><text:s/>* @param <text:s text:c="2"/>data_p <text:s text:c="5"/>[in] <text:s text:c="3"/>Ptr to data stream</text:p>
            <text:p text:style-name="P8"><text:s/>* @return <text:s/>CRC8</text:p>
            <text:p text:style-name="P8"><text:s/>* </text:p>
            <text:p text:style-name="P8"><text:s/>* @pre <text:s text:c="4"/>None</text:p>
            <text:p text:style-name="P8"><text:s/>* @note <text:s text:c="3"/>Generator polynomial is x^8+x^2+x+1. <text:s/>Initial value is 0xff to</text:p>
            <text:p text:style-name="P8"><text:s/>* conform to the ATM HEC CRC8</text:p>
            <text:p text:style-name="P8"><text:s/>* </text:p>
            <text:p text:style-name="P8"><text:s/>* ===============================================================================</text:p>
            <text:p text:style-name="P8"><text:s/>*/</text:p>
            <text:p text:style-name="P8">U8 stdlser_calc_crc8(</text:p>
            <text:p text:style-name="P8"><text:s text:c="2"/>U8 <text:s text:c="23"/>length, <text:s text:c="6"/>/* Num chars in data stream */</text:p>
            <text:p text:style-name="P8"><text:s text:c="2"/>U8 <text:s text:c="23"/>*data_p) <text:s text:c="5"/>/* Ptr to data stream */</text:p>
            <text:h text:style-name="Heading_20_1" text:outline-level="1">PWM Functions</text:h>
            <text:p text:style-name="Standard">The following enumeration is used to identify the TPM number, and PWM channel:</text:p>
            <text:p text:style-name="Standard"/>
            <text:p text:style-name="P8">typedef enum</text:p>
            <text:p text:style-name="P8">{</text:p>
            <text:p text:style-name="P8"><text:s text:c="2"/>STDLI_TPM_1 <text:s text:c="14"/>= 0x00,</text:p>
            <text:p text:style-name="P8"><text:s text:c="2"/>STDLI_TPM_2 <text:s text:c="14"/>= 0x40,</text:p>
            <text:p text:style-name="P8"><text:s text:c="2"/>STDLI_PWM_CHAN_0 <text:s text:c="9"/>= 0x00,</text:p>
            <text:p text:style-name="P8"><text:s text:c="2"/>STDLI_PWM_CHAN_1 <text:s text:c="9"/>= 0x01,</text:p>
            <text:p text:style-name="P8"><text:s text:c="2"/>STDLI_PWM_CHAN_2 <text:s text:c="9"/>= 0x02,</text:p>
            <text:p text:style-name="P8"><text:s text:c="2"/>STDLI_PWM_CHAN_3 <text:s text:c="9"/>= 0x03,</text:p>
            <text:p text:style-name="P8"><text:s text:c="2"/>STDLI_PWM_CHAN_4 <text:s text:c="9"/>= 0x04,</text:p>
            <text:p text:style-name="P8"><text:s text:c="2"/>STDLI_PWM_CHAN_5 <text:s text:c="9"/>= 0x05,</text:p>
            <text:p text:style-name="P8"><text:s text:c="2"/>STDLI_MAX_PWM_CHAN <text:s text:c="7"/>= 0x06,</text:p>
            <text:p text:style-name="P8"><text:s text:c="2"/>STDLI_PWM_CHAN_MASK <text:s text:c="6"/>= 0x07,</text:p>
            <text:p text:style-name="P8"><text:s text:c="2"/>STDLI_TPM_MASK <text:s text:c="11"/>= 0x40, <text:s text:c="6"/>/* Note: Matches with HW addr offset */</text:p>
            <text:p text:style-name="P8">} STDLI_TPM_CHAN_E;</text:p>
            <text:p text:style-name="P8"/>
            <text:p text:style-name="Standard">The following enumeration are the states that a capture channel uses, these are not needed by the <text:user-defined style:data-style-name="N0" text:name="Project">BrdSerIntf</text:user-defined> client:</text:p>
            <text:p text:style-name="Standard"/>
            <text:p text:style-name="P8">typedef enum</text:p>
            <text:p text:style-name="P8">{</text:p>
            <text:p text:style-name="P8"><text:s text:c="2"/>STDLI_CAP_IDLE <text:s text:c="11"/>= 0x00,</text:p>
            <text:p text:style-name="P8"><text:s text:c="2"/>STDLI_CAP_START <text:s text:c="10"/>= 0x01,</text:p>
            <text:p text:style-name="P8"><text:s text:c="2"/>STDLI_CAP_FIRST_SMPLE <text:s text:c="4"/>= 0x02,</text:p>
            <text:p text:style-name="P8">} STDLI_CAP_STATE_E;</text:p>
            <text:p text:style-name="P8"/>
            <text:p text:style-name="Standard">The following structure is used to configure a capture channel:</text:p>
            <text:p text:style-name="Standard"/>
            <text:p text:style-name="P8">typedef struct stdli_cap_s</text:p>
            <text:p text:style-name="P8">{</text:p>
            <text:p text:style-name="P8"><text:s text:c="2"/>STDLI_TPM_CHAN_E <text:s text:c="9"/>capChan;</text:p>
            <text:p text:style-name="P8"><text:s text:c="2"/>void <text:s text:c="21"/>(*capDone_fp)(U16 cbParm, U16 data);</text:p>
            <text:p text:style-name="P8"><text:s text:c="2"/>U16 <text:s text:c="22"/>cbParm;</text:p>
            <text:p text:style-name="P8"><text:s text:c="2"/>U8 <text:s text:c="23"/>maxTicks;</text:p>
            <text:p text:style-name="P8"><text:s text:c="2"/>U16 <text:s text:c="22"/>startCnt; <text:s text:c="4"/>/* Filled by utility */</text:p>
            <text:p text:style-name="P8"><text:s text:c="2"/>STDLI_CAP_STATE_E <text:s text:c="8"/>state; <text:s text:c="7"/>/* Filled by utility */</text:p>
            <text:p text:style-name="P8"><text:s text:c="2"/>U8 <text:s text:c="23"/>tickCnt; <text:s text:c="5"/>/* Filled by utility */</text:p>
            <text:p text:style-name="P8"><text:s text:c="2"/>struct stdlii_cap_s <text:s text:c="6"/>*next_p; <text:s text:c="5"/>/* Filled by utility */</text:p>
            <text:p text:style-name="P8">} STDLI_CAP_T;</text:p>
            <text:h text:style-name="Heading_20_2" text:outline-level="2">Initialize PWM module</text:h>
            <text:p text:style-name="P8">/*</text:p>
            <text:p text:style-name="P8"><text:s/>* ===============================================================================</text:p>
            <text:p text:style-name="P8"><text:s/>* </text:p>
            <text:p text:style-name="P8"><text:s/>* Name: stdlpwm_init_pwm_module</text:p>
            <text:p text:style-name="P8"><text:s/>* </text:p>
            <text:p text:style-name="P8"><text:s/>* ===============================================================================</text:p>
            <text:p text:style-name="P8"><text:s/>*/</text:p>
            <text:p text:style-name="P8">/**</text:p>
            <text:p text:style-name="P8"><text:s/>* Initialize the PWM module</text:p>
            <text:p text:style-name="P8"><text:s/>* </text:p>
            <text:p text:style-name="P8"><text:s/>* Clear the capture ptr and configed PWM channel bitmask.</text:p>
            <text:p text:style-name="P8"><text:s/>* </text:p>
            <text:p text:style-name="P8"><text:s/>* @param <text:s text:c="2"/>None </text:p>
            <text:p text:style-name="P8"><text:s/>* @return <text:s/>None</text:p>
            <text:p text:style-name="P8"><text:s/>* </text:p>
            <text:p text:style-name="P8"><text:s/>* @pre <text:s text:c="4"/>None </text:p>
            <text:p text:style-name="P8"><text:s/>* @note <text:s text:c="3"/>None</text:p>
            <text:p text:style-name="P8"><text:s/>* </text:p>
            <text:p text:style-name="P8"><text:s/>* ===============================================================================</text:p>
            <text:p text:style-name="P8"><text:s/>*/</text:p>
            <text:p text:style-name="P8">void stdlpwm_init_pwm_module(void)</text:p>
            <text:h text:style-name="Heading_20_2" text:outline-level="2">Set TPM1 period</text:h>
            <text:p text:style-name="P8">/*</text:p>
            <text:p text:style-name="P8"><text:s/>* ===============================================================================</text:p>
            <text:p text:style-name="P8"><text:s/>* </text:p>
            <text:p text:style-name="P8"><text:s/>* Name: stdlpwm_set_tpm1_period</text:p>
            <text:p text:style-name="P8"><text:s/>* </text:p>
            <text:p text:style-name="P8"><text:s/>* ===============================================================================</text:p>
            <text:p text:style-name="P8"><text:s/>*/</text:p>
            <text:p text:style-name="P8">/**</text:p>
            <text:p text:style-name="P8"><text:s/>* Set TPM1 period</text:p>
            <text:p text:style-name="P8"><text:s/>* </text:p>
            <text:p text:style-name="P8"><text:s/>* Initialize the PWM timer to a period.</text:p>
            <text:p text:style-name="P8"><text:s/>* </text:p>
            <text:p text:style-name="P8"><text:s/>* @param <text:s text:c="2"/>maxPeriod <text:s text:c="2"/>[in] <text:s text:c="3"/>Maximum period in ticks. <text:s/>Each tick is 1 us.</text:p>
            <text:p text:style-name="P8"><text:s/>* @return <text:s/>None</text:p>
            <text:p text:style-name="P8"><text:s/>* </text:p>
            <text:p text:style-name="P8"><text:s/>* @pre <text:s text:c="4"/>None </text:p>
            <text:p text:style-name="P8"><text:s/>* @note <text:s text:c="3"/>This assumes the bus clock is 8 MHz. <text:s/>It sets the base clock</text:p>
            <text:p text:style-name="P8"><text:s/>* <text:s text:c="9"/>frequency to 1 us.</text:p>
            <text:p text:style-name="P8"><text:s/>* </text:p>
            <text:p text:style-name="P8"><text:s/>* ===============================================================================</text:p>
            <text:p text:style-name="P8"><text:s/>*/</text:p>
            <text:p text:style-name="P8">void stdlpwm_set_tpm1_period(</text:p>
            <text:p text:style-name="P8"><text:s text:c="2"/>U16 <text:s text:c="22"/>maxPeriod) <text:s text:c="3"/>/* Max period in ticks */</text:p>
            <text:h text:style-name="Heading_20_2" text:outline-level="2">Configure capture channel</text:h>
            <text:p text:style-name="P8">/*</text:p>
            <text:p text:style-name="P8"><text:s/>* ===============================================================================</text:p>
            <text:p text:style-name="P8"><text:s/>* </text:p>
            <text:p text:style-name="P8"><text:s/>* Name: stdlpwm_config_cap_chan</text:p>
            <text:p text:style-name="P8"><text:s/>* </text:p>
            <text:p text:style-name="P8"><text:s/>* ===============================================================================</text:p>
            <text:p text:style-name="P8"><text:s/>*/</text:p>
            <text:p text:style-name="P8">/**</text:p>
            <text:p text:style-name="P8"><text:s/>* Configure a PWM capture channel</text:p>
            <text:p text:style-name="P8"><text:s/>* </text:p>
            <text:p text:style-name="P8"><text:s/>* Verify the channel has not been previously configured. <text:s/>Insure the clock</text:p>
            <text:p text:style-name="P8"><text:s/>* is configured. <text:s/>Initialize the state and add to the capture linked list.</text:p>
            <text:p text:style-name="P8"><text:s/>* </text:p>
            <text:p text:style-name="P8"><text:s/>* @param <text:s text:c="2"/>capChan <text:s text:c="4"/>[in] <text:s text:c="3"/>TPM number and channel</text:p>
            <text:p text:style-name="P8"><text:s/>* @param <text:s text:c="2"/>capDone_fp <text:s/>[in] <text:s text:c="3"/>Capture done function ptr</text:p>
            <text:p text:style-name="P8"><text:s/>* @param <text:s text:c="2"/>cbParm <text:s text:c="5"/>[in] <text:s text:c="3"/>Callback param</text:p>
            <text:p text:style-name="P8"><text:s/>* @return <text:s/>STDLI_CAP_CHAN_PREV_CFG <text:s/>- capture channel previously configed</text:p>
            <text:p text:style-name="P8"><text:s/>* <text:s text:c="9"/>STDLI_TIMER_NOT_CFG <text:s text:c="5"/>- TPM timer is not started</text:p>
            <text:p text:style-name="P8"><text:s/>* </text:p>
            <text:p text:style-name="P8"><text:s/>* @pre <text:s text:c="4"/>TPM timer must be started. </text:p>
            <text:p text:style-name="P8"><text:s/>* @note <text:s text:c="3"/>The passed structure is added to the capture linked list, so it</text:p>
            <text:p text:style-name="P8"><text:s/>* <text:s text:c="9"/>must be statically allocated.</text:p>
            <text:p text:style-name="P8"><text:s/>* </text:p>
            <text:p text:style-name="P8"><text:s/>* ===============================================================================</text:p>
            <text:p text:style-name="P8"><text:s/>*/</text:p>
            <text:p text:style-name="P8">STDLI_ERR_E stdlpwm_config_cap_chan(</text:p>
            <text:p text:style-name="P8"><text:s text:c="2"/>STDLI_CAP_T <text:s text:c="14"/>*capCfg_p) <text:s text:c="3"/>/* Capture cfg with TPM num, chan num,</text:p>
            <text:p text:style-name="P8"><text:s text:c="43"/>* <text:s text:c="3"/>done func ptr, and callback param.</text:p>
            <text:p text:style-name="P8"><text:s text:c="43"/>*/</text:p>
            <text:h text:style-name="Heading_20_2" text:outline-level="2">Start capture channel</text:h>
            <text:p text:style-name="P8">/*</text:p>
            <text:p text:style-name="P8"><text:s/>* ===============================================================================</text:p>
            <text:p text:style-name="P8"><text:s/>* </text:p>
            <text:p text:style-name="P8"><text:s/>* Name: stdlpwm_start_cap_chan</text:p>
            <text:p text:style-name="P8"><text:s/>* </text:p>
            <text:p text:style-name="P8"><text:s/>* ===============================================================================</text:p>
            <text:p text:style-name="P8"><text:s/>*/</text:p>
            <text:p text:style-name="P8">/**</text:p>
            <text:p text:style-name="P8"><text:s/>* Start a PWM capture channel</text:p>
            <text:p text:style-name="P8"><text:s/>* </text:p>
            <text:p text:style-name="P8"><text:s/>* Start a prev configed capture channel. <text:s/>Find capture channel on linked</text:p>
            <text:p text:style-name="P8"><text:s/>* list, verify it isn't currently running, and start a new capture calculation.</text:p>
            <text:p text:style-name="P8"><text:s/>* </text:p>
            <text:p text:style-name="P8"><text:s/>* @param <text:s text:c="2"/>capChan <text:s text:c="4"/>[in] <text:s text:c="3"/>TPM number and channel</text:p>
            <text:p text:style-name="P8"><text:s/>* @return <text:s/>STDLI_CAP_CHAN_NOT_CFG <text:s text:c="2"/>- capture channel not configed</text:p>
            <text:p text:style-name="P8"><text:s/>* <text:s text:c="9"/>STDLI_CAP_CUR_RUNNING <text:s text:c="3"/>- capture is currently running</text:p>
            <text:p text:style-name="P8"><text:s/>* </text:p>
            <text:p text:style-name="P8"><text:s/>* @pre <text:s text:c="4"/>None </text:p>
            <text:p text:style-name="P8"><text:s/>* @note <text:s text:c="3"/>None</text:p>
            <text:p text:style-name="P8"><text:s/>* </text:p>
            <text:p text:style-name="P8"><text:s/>* ===============================================================================</text:p>
            <text:p text:style-name="P8"><text:s/>*/</text:p>
            <text:p text:style-name="P8">STDLI_ERR_E stdlpwm_start_cap_chan(</text:p>
            <text:p text:style-name="P8"><text:s text:c="2"/>STDLI_TPM_CHAN_E <text:s text:c="9"/>capChan) <text:s text:c="5"/>/* TPM number and channel */</text:p>
            <text:h text:style-name="Heading_20_2" text:outline-level="2">Start PWM channel</text:h>
            <text:p text:style-name="P8">/*</text:p>
            <text:p text:style-name="P8"><text:s/>* ===============================================================================</text:p>
            <text:p text:style-name="P8"><text:s/>* </text:p>
            <text:p text:style-name="P8"><text:s/>* Name: stdlpwm_start_pwm_chan</text:p>
            <text:p text:style-name="P8"><text:s/>* </text:p>
            <text:p text:style-name="P8"><text:s/>* ===============================================================================</text:p>
            <text:p text:style-name="P8"><text:s/>*/</text:p>
            <text:p text:style-name="P8">/**</text:p>
            <text:p text:style-name="P8"><text:s/>* Start a PWM channel</text:p>
            <text:p text:style-name="P8"><text:s/>* </text:p>
            <text:p text:style-name="P8"><text:s/>* If the PWM channel was not previously configed, verify the timer</text:p>
            <text:p text:style-name="P8"><text:s/>* is started, set up the digital port, and config the PWM. <text:s/>Verify the</text:p>
            <text:p text:style-name="P8"><text:s/>* on count is less than the period and program.</text:p>
            <text:p text:style-name="P8"><text:s/>* </text:p>
            <text:p text:style-name="P8"><text:s/>* @param <text:s text:c="2"/>capChan <text:s text:c="4"/>[in] <text:s text:c="3"/>TPM number and channel</text:p>
            <text:p text:style-name="P8"><text:s/>* @return <text:s/>STDLI_TIMER_NOT_CFG <text:s text:c="5"/>- timer not configed</text:p>
            <text:p text:style-name="P8"><text:s/>* </text:p>
            <text:p text:style-name="P8"><text:s/>* @pre <text:s text:c="4"/>None </text:p>
            <text:p text:style-name="P8"><text:s/>* @note <text:s text:c="3"/>None</text:p>
            <text:p text:style-name="P8"><text:s/>* </text:p>
            <text:p text:style-name="P8"><text:s/>* ===============================================================================</text:p>
            <text:p text:style-name="P8"><text:s/>*/</text:p>
            <text:p text:style-name="P8">STDLI_ERR_E stdlpwm_start_pwm_chan(</text:p>
            <text:p text:style-name="P8"><text:s text:c="2"/>STDLI_TPM_CHAN_E <text:s text:c="9"/>capChan, <text:s text:c="5"/>/* TPM number and channel */</text:p>
            <text:h text:style-name="Heading_20_1" text:outline-level="1">I2c Functions</text:h>
            <text:p text:style-name="Standard">The following enumeration is used return i2c errors.</text:p>
            <text:p text:style-name="Standard"/>
            <text:p text:style-name="P8">typedef enum</text:p>
            <text:p text:style-name="P8">{</text:p>
            <text:p text:style-name="P8"><text:s text:c="2"/>STDLI_I2C_XFER_OK <text:s text:c="8"/>= 0x00,</text:p>
            <text:p text:style-name="P8"><text:s text:c="2"/>STDLI_I2C_NO_RESP <text:s text:c="8"/>= 0x01,</text:p>
            <text:p text:style-name="P8">} STDLI_I2C_RESP_E;</text:p>
            <text:p text:style-name="P8"/>
            <text:p text:style-name="Standard">The following enumeration is used to indicate a message address is for reading or writing.</text:p>
            <text:p text:style-name="Standard"/>
            <text:p text:style-name="P8">typedef enum</text:p>
            <text:p text:style-name="P8">{</text:p>
            <text:p text:style-name="P8"><text:s text:c="2"/>STDLI_I2C_WRITE_ADDR <text:s text:c="5"/>= 0x00,</text:p>
            <text:p text:style-name="P8"><text:s text:c="2"/>STDLI_I2C_READ_ADDR <text:s text:c="6"/>= 0x01,</text:p>
            <text:p text:style-name="P8">} STDLI_I2C_ADDR_E;</text:p>
            <text:p text:style-name="P8"/>
            <text:p text:style-name="Standard">The following structure is used to send or receive an i2c message.</text:p>
            <text:p text:style-name="Standard"/>
            <text:p text:style-name="P8">typedef struct</text:p>
            <text:p text:style-name="P8">{</text:p>
            <text:p text:style-name="P8"><text:s text:c="2"/>U8 <text:s text:c="23"/>addr;</text:p>
            <text:p text:style-name="P8"><text:s text:c="2"/>U8 <text:s text:c="23"/>*data_p;</text:p>
            <text:p text:style-name="P8"><text:s text:c="2"/>U8 <text:s text:c="23"/>numDataBytes;</text:p>
            <text:p text:style-name="P8"><text:s text:c="2"/>void <text:s text:c="21"/>(*i2cDone_fp)(U16 cbParm, STDLI_I2C_RESP_E status);</text:p>
            <text:p text:style-name="P8"><text:s text:c="2"/>U16 <text:s text:c="22"/>cbParm;</text:p>
            <text:p text:style-name="P8">} STDLI_I2C_XFER_T;</text:p>
            <text:h text:style-name="Heading_20_2" text:outline-level="2">Initialize i2c</text:h>
            <text:p text:style-name="P8">/*</text:p>
            <text:p text:style-name="P8"><text:s/>* ===============================================================================</text:p>
            <text:p text:style-name="P8"><text:s/>* </text:p>
            <text:p text:style-name="P8"><text:s/>* Name: stdli2c_init_i2c</text:p>
            <text:p text:style-name="P8"><text:s/>* </text:p>
            <text:p text:style-name="P8"><text:s/>* ===============================================================================</text:p>
            <text:p text:style-name="P8"><text:s/>*/</text:p>
            <text:p text:style-name="P8">/**</text:p>
            <text:p text:style-name="P8"><text:s/>* Initialize the i2c bus</text:p>
            <text:p text:style-name="P8"><text:s/>* </text:p>
            <text:p text:style-name="P8"><text:s/>* Set the i2c to 200 kbps, <text:s text:c="2"/></text:p>
            <text:p text:style-name="P8"><text:s/>* </text:p>
            <text:p text:style-name="P8"><text:s/>* @param <text:s text:c="2"/>poll <text:s text:c="7"/>[in] <text:s text:c="3"/>TRUE if polled instead of interrupt driven</text:p>
            <text:p text:style-name="P8"/>
            <text:p text:style-name="P8"><text:s/>* @return <text:s/>None</text:p>
            <text:p text:style-name="P8"><text:s/>* </text:p>
            <text:p text:style-name="P8"><text:s/>* @pre <text:s text:c="4"/>None </text:p>
            <text:p text:style-name="P8"><text:s/>* @note <text:s text:c="3"/>None</text:p>
            <text:p text:style-name="P8"><text:s/>* </text:p>
            <text:p text:style-name="P8"><text:s/>* ===============================================================================</text:p>
            <text:p text:style-name="P8"><text:s/>*/</text:p>
            <text:p text:style-name="P8">void stdli2c_init_i2c(</text:p>
            <text:p text:style-name="P8"><text:s text:c="2"/>BOOL <text:s text:c="21"/>poll) <text:s text:c="8"/>/* True if polled */</text:p>
            <text:h text:style-name="Heading_20_2" text:outline-level="2">Poll i2c</text:h>
            <text:p text:style-name="P8">/*</text:p>
            <text:p text:style-name="P8"><text:s/>* ===============================================================================</text:p>
            <text:p text:style-name="P8"><text:s/>* </text:p>
            <text:p text:style-name="P8"><text:s/>* Name: stdli2c_i2c_complete_poll</text:p>
            <text:p text:style-name="P8"><text:s/>* </text:p>
            <text:p text:style-name="P8"><text:s/>* ===============================================================================</text:p>
            <text:p text:style-name="P8"><text:s/>*/</text:p>
            <text:p text:style-name="P8">/**</text:p>
            <text:p text:style-name="Standard"><text:span text:style-name="T5"><text:s/>* Poll I2C to see if interrupt occurred</text:span></text:p>
            <text:p text:style-name="P8"><text:s/>* </text:p>
            <text:p text:style-name="Standard"><text:span text:style-name="T5"><text:s/>* Test if the i2c interrupt flag bit is set. <text:s/>If so call the interrupt service</text:span></text:p>
            <text:p text:style-name="Standard"><text:span text:style-name="T5"><text:s/>* routine to process and clear the interrupt. <text:s text:c="2"/></text:span></text:p>
            <text:p text:style-name="P8"><text:s/>* </text:p>
            <text:p text:style-name="P8"><text:s/>* @param None </text:p>
            <text:p text:style-name="P8"><text:s/>* @return None</text:p>
            <text:p text:style-name="P8"><text:s/>* </text:p>
            <text:p text:style-name="P8"><text:s/>* @pre None </text:p>
            <text:p text:style-name="P8"><text:s/>* @note None</text:p>
            <text:p text:style-name="P8"><text:s/>* </text:p>
            <text:p text:style-name="P8"><text:s/>* ===============================================================================</text:p>
            <text:p text:style-name="P8"><text:s/>*/</text:p>
            <text:p text:style-name="P8">void stdli2c_i2c_complete_poll(void)</text:p>
            <text:h text:style-name="Heading_20_2" text:outline-level="2">Send i2c Msg</text:h>
            <text:p text:style-name="P8">/*</text:p>
            <text:p text:style-name="P8"><text:s/>* ===============================================================================</text:p>
            <text:p text:style-name="P8"><text:s/>* </text:p>
            <text:p text:style-name="P8"><text:s/>* Name: stdli2c_send_i2c_msg</text:p>
            <text:p text:style-name="P8"><text:s/>* </text:p>
            <text:p text:style-name="P8"><text:s/>* ===============================================================================</text:p>
            <text:p text:style-name="P8"><text:s/>*/</text:p>
            <text:p text:style-name="P8">/**</text:p>
            <text:p text:style-name="P8"><text:s/>* Send an i2c message to read/write data</text:p>
            <text:p text:style-name="P8"><text:s/>* </text:p>
            <text:p text:style-name="P8"><text:s/>* Verify the i2c state machine is idle. <text:s/>Set i2c controller to start</text:p>
            <text:p text:style-name="P8"><text:s/>* transmitting. <text:s/>Write the address of the slave to access.</text:p>
            <text:p text:style-name="P8"><text:s/>* </text:p>
            <text:p text:style-name="P8"><text:s/>* @param <text:s text:c="2"/>i2cXfer_p <text:s text:c="2"/>[in] <text:s text:c="3"/>ptr that contains address, data_p, num bytes, and</text:p>
            <text:p text:style-name="P8"><text:s/>* <text:s text:c="29"/>call back information.</text:p>
            <text:p text:style-name="P8"><text:s/>* @return <text:s/>STDLI_I2C_NOT_IDLE if bus not idle</text:p>
            <text:p text:style-name="P8"><text:s/>* </text:p>
            <text:p text:style-name="P8"><text:s/>* @pre <text:s text:c="4"/>None </text:p>
            <text:p text:style-name="P8"><text:s/>* @note <text:s text:c="3"/>None</text:p>
            <text:p text:style-name="P8"><text:s/>* </text:p>
            <text:p text:style-name="P8"><text:s/>* ===============================================================================</text:p>
            <text:p text:style-name="P8"><text:s/>*/</text:p>
            <text:p text:style-name="P8">STDLI_ERR_E stdli2c_send_i2c_msg(</text:p>
            <text:p text:style-name="P8"><text:s text:c="2"/>STDLI_I2C_XFER_T <text:s text:c="8"/>*i2cXfer_p) <text:s text:c="2"/>/* ptr to i2c xfer structure */</text:p>
            <text:h text:style-name="Heading_20_1" text:outline-level="1">SPI Functions</text:h>
            <text:p text:style-name="Standard">The following enumeration is used initialize the SPI clock, and set whether the SPI functions are interrupt driven or polled.</text:p>
            <text:p text:style-name="Standard"/>
            <text:p text:style-name="P13">typedef enum</text:p>
            <text:p text:style-name="P15">{</text:p>
            <text:p text:style-name="P15"><text:s text:c="2"/>SPI_CLK_DIV2 <text:s text:c="13"/>= 0x00,</text:p>
            <text:p text:style-name="P15"><text:s text:c="2"/>SPI_CLK_DIV4 <text:s text:c="13"/>= 0x01,</text:p>
            <text:p text:style-name="P15"><text:s text:c="2"/>SPI_CLK_DIV8 <text:s text:c="13"/>= 0x02,</text:p>
            <text:p text:style-name="P15"><text:s text:c="2"/>SPI_CLK_DIV16 <text:s text:c="12"/>= 0x03,</text:p>
            <text:p text:style-name="P15"><text:s text:c="2"/>SPI_CLK_DIV32 <text:s text:c="12"/>= 0x04,</text:p>
            <text:p text:style-name="P15"><text:s text:c="2"/>SPI_CLK_DIV64 <text:s text:c="12"/>= 0x05,</text:p>
            <text:p text:style-name="P15"><text:s text:c="2"/>SPI_CLK_DIV128 <text:s text:c="11"/>= 0x06,</text:p>
            <text:p text:style-name="P15"><text:s text:c="2"/>SPI_CLK_DIV256 <text:s text:c="11"/>= 0x07,</text:p>
            <text:p text:style-name="P15"><text:s text:c="2"/>SPI_CLK_DIV_MASK <text:s text:c="9"/>= 0x07,</text:p>
            <text:p text:style-name="P15"><text:s text:c="2"/>SPI_POLL <text:s text:c="17"/>= 0x80,</text:p>
            <text:p text:style-name="P15">} STDLI_SPI_PARAM_E;</text:p>
            <text:p text:style-name="P16"/>
            <text:p text:style-name="Standard">The following enumeration is used to indicate a the clock and phase for the SPI transaction, and if the transaction is a read or a write.</text:p>
            <text:p text:style-name="Standard"/>
            <text:p text:style-name="P13">typedef enum</text:p>
            <text:p text:style-name="P17">{</text:p>
            <text:p text:style-name="P17"><text:s text:c="2"/>STDLI_SPI_READ <text:s text:c="11"/>= 0x00,</text:p>
            <text:p text:style-name="P17"><text:s text:c="2"/>STDLI_SPI_WRITE <text:s text:c="10"/>= 0x01,</text:p>
            <text:p text:style-name="P17"><text:s text:c="2"/>STDLI_SPI_CPHA0 <text:s text:c="10"/>= 0x00, <text:s text:c="2"/>/* First SCLK trans latches data */</text:p>
            <text:p text:style-name="P17"><text:s text:c="2"/>STDLI_SPI_CPHA1 <text:s text:c="10"/>= 0x04, <text:s text:c="2"/>/* Sec SCLK trans latches data */</text:p>
            <text:p text:style-name="P17"><text:s text:c="2"/>STDLI_SPI_CPOL0 <text:s text:c="10"/>= 0x00, <text:s text:c="2"/>/* SCLK idles low */</text:p>
            <text:p text:style-name="P17"><text:s text:c="2"/>STDLI_SPI_CPOL1 <text:s text:c="10"/>= 0x08, <text:s text:c="2"/>/* SCLK idles high */</text:p>
            <text:p text:style-name="P17"><text:s text:c="2"/>STDLI_SPI_CPOL_CPHA_MASK <text:s/>= 0x0c,</text:p>
            <text:p text:style-name="P17">} STDLI_SPI_DIR_E;</text:p>
            <text:p text:style-name="P18"/>
            <text:p text:style-name="Standard">The following structure is used to send or receive a SPI message.</text:p>
            <text:p text:style-name="Standard"/>
            <text:p text:style-name="P13">typedef struct stldi_spi_xfer_s</text:p>
            <text:p text:style-name="P17">{</text:p>
            <text:p text:style-name="P17"><text:s text:c="2"/>STDLI_SPI_DIR_E <text:s text:c="10"/>dir;</text:p>
            <text:p text:style-name="P17"><text:s text:c="2"/>U8 <text:s text:c="23"/>*data_p;</text:p>
            <text:p text:style-name="P17"><text:s text:c="2"/>U8 <text:s text:c="23"/>numDataBytes;</text:p>
            <text:p text:style-name="P17"><text:s text:c="2"/>STDLI_DIG_PORT_INFO_E <text:s text:c="4"/>csPort;</text:p>
            <text:p text:style-name="P17"><text:s text:c="2"/>U8 <text:s text:c="23"/>csMask;</text:p>
            <text:p text:style-name="P17"><text:s text:c="2"/>void <text:s text:c="21"/>(*spiDone_fp)(U16 cbParm);</text:p>
            <text:p text:style-name="P17"><text:s text:c="2"/>U16 <text:s text:c="22"/>cbParm;</text:p>
            <text:p text:style-name="P17"><text:s text:c="2"/>struct stldi_spi_xfer_s <text:s text:c="2"/>*next_p;</text:p>
            <text:p text:style-name="P17">} STDLI_SPI_XFER_T;</text:p>
            <text:h text:style-name="Heading_20_2" text:outline-level="2">Initialize SPI</text:h>
            <text:p text:style-name="P13">/*</text:p>
            <text:p text:style-name="P17"><text:s/>* ===============================================================================</text:p>
            <text:p text:style-name="P17"><text:s/>* </text:p>
            <text:p text:style-name="P17"><text:s/>* Name: stdlspi_init_spi</text:p>
            <text:p text:style-name="P17"><text:s/>* </text:p>
            <text:p text:style-name="P17"><text:s/>* ===============================================================================</text:p>
            <text:p text:style-name="P17"><text:s/>*/</text:p>
            <text:p text:style-name="P17">/**</text:p>
            <text:p text:style-name="P17"><text:s/>* Initialize the SPI bus</text:p>
            <text:p text:style-name="P17"><text:s/>* </text:p>
            <text:p text:style-name="P17"><text:s/>* Set the i2c to 200 kbps or 100 kbps for Freescale.</text:p>
            <text:p text:style-name="P17"><text:s/>* </text:p>
            <text:p text:style-name="P17"><text:s/>* @param <text:s text:c="2"/>param <text:s text:c="6"/>[in] <text:s text:c="3"/>poll mode and clk div</text:p>
            <text:p text:style-name="P17"><text:s/>* @return <text:s/>None</text:p>
            <text:p text:style-name="P17"><text:s/>* </text:p>
            <text:p text:style-name="P17"><text:s/>* @pre <text:s text:c="4"/>None </text:p>
            <text:p text:style-name="P17"><text:s/>* @note <text:s text:c="3"/>The chip select signal is not set up during the init. <text:s/>It is up to</text:p>
            <text:p text:style-name="P17"><text:s/>* <text:s text:c="9"/>caller of this function to initialize the digital I/O port.</text:p>
            <text:p text:style-name="P17"><text:s/>* </text:p>
            <text:p text:style-name="P17"><text:s/>* ===============================================================================</text:p>
            <text:p text:style-name="P17"><text:s/>*/</text:p>
            <text:p text:style-name="P17">void stdlspi_init_spi(</text:p>
            <text:p text:style-name="P17"><text:s text:c="2"/>STDLI_SPI_PARAM_E <text:s text:c="8"/>param) <text:s text:c="8"/>/* set poll mode and clk div */</text:p>
            <text:h text:style-name="Heading_20_2" text:outline-level="2">Send SPI Message</text:h>
            <text:p text:style-name="P19">/*</text:p>
            <text:p text:style-name="P17"><text:s/>* ===============================================================================</text:p>
            <text:p text:style-name="P17"><text:s/>* </text:p>
            <text:p text:style-name="P17"><text:s/>* Name: stdlspi_send_spi_msg</text:p>
            <text:p text:style-name="P17"><text:s/>* </text:p>
            <text:p text:style-name="P17"><text:s/>* ===============================================================================</text:p>
            <text:p text:style-name="P17"><text:s/>*/</text:p>
            <text:p text:style-name="P17">/**</text:p>
            <text:p text:style-name="P17"><text:s/>* Send a SPI message to read/write data</text:p>
            <text:p text:style-name="P17"><text:s/>* </text:p>
            <text:p text:style-name="P17"><text:s/>* If the SPI is idle, put it on the linked list, and start the transfer.</text:p>
            <text:p text:style-name="P17"><text:s/>* If the SPI is not idle, add the transfer to the end of the list.</text:p>
            <text:p text:style-name="P17"><text:s/>* </text:p>
            <text:p text:style-name="P17"><text:s/>* @param <text:s text:c="2"/>spiXfer_p <text:s text:c="2"/>[in] <text:s text:c="3"/>ptr that contains opt, data_p, num bytes, chip</text:p>
            <text:p text:style-name="P17"><text:s/>* <text:s text:c="29"/>select, and call back information.</text:p>
            <text:p text:style-name="P17"><text:s/>* @return <text:s/>None</text:p>
            <text:p text:style-name="P17"><text:s/>* </text:p>
            <text:p text:style-name="P17"><text:s/>* @pre <text:s text:c="4"/>None </text:p>
            <text:p text:style-name="P17"><text:s/>* @note <text:s text:c="3"/>None</text:p>
            <text:p text:style-name="P17"><text:s/>* </text:p>
            <text:p text:style-name="P17"><text:s/>* ===============================================================================</text:p>
            <text:p text:style-name="P17"><text:s/>*/</text:p>
            <text:p text:style-name="P17">void stdlspi_send_spi_msg(</text:p>
            <text:p text:style-name="P17"><text:s text:c="2"/>STDLI_SPI_XFER_T <text:s text:c="9"/>*spiXfer_p) <text:s text:c="2"/>/* ptr to SPI xfer structure */</text:p>
            <text:h text:style-name="Heading_20_2" text:outline-level="2">Poll SPI</text:h>
            <text:p text:style-name="P13">/*</text:p>
            <text:p text:style-name="P17"><text:s/>* ===============================================================================</text:p>
            <text:p text:style-name="P17"><text:s/>* </text:p>
            <text:p text:style-name="P17"><text:s/>* Name: <text:s/>stdlspi_spi_complete_poll</text:p>
            <text:p text:style-name="P17"><text:s/>* </text:p>
            <text:p text:style-name="P17"><text:s/>* ===============================================================================</text:p>
            <text:p text:style-name="P17"><text:s/>*/</text:p>
            <text:p text:style-name="P17">/**</text:p>
            <text:p text:style-name="P17"><text:s/>* SPI interrupt service routine</text:p>
            <text:p text:style-name="P17"><text:s/>* </text:p>
            <text:p text:style-name="P17"><text:s/>* If writing, check if done transmitting. <text:s/>If not, clear status and send next</text:p>
            <text:p text:style-name="P17"><text:s/>* byte. <text:s/>If reading, check if done. <text:s/>If not, write the next dummy data value</text:p>
            <text:p text:style-name="P17"><text:s/>* to be sent. <text:s/>If the transfer is complete, clear the CS, and call the callback</text:p>
            <text:p text:style-name="P17"><text:s/>* function. <text:s/>Check to see if another SPI xfer is pending and start it if it</text:p>
            <text:p text:style-name="P17"><text:s/>* exists.</text:p>
            <text:p text:style-name="P17"><text:s/>* </text:p>
            <text:p text:style-name="P17"><text:s/>* @param None </text:p>
            <text:p text:style-name="P17"><text:s/>* @return None</text:p>
            <text:p text:style-name="P17"><text:s/>* </text:p>
            <text:p text:style-name="P17"><text:s/>* @pre None </text:p>
            <text:p text:style-name="P17"><text:s/>* @note None</text:p>
            <text:p text:style-name="P17"><text:s/>* </text:p>
            <text:p text:style-name="P17"><text:s/>* ===============================================================================</text:p>
            <text:p text:style-name="P17"><text:s/>*/</text:p>
            <text:p text:style-name="P17">void stdlspi_spi_complete_poll(void)</text:p>
            <text:p text:style-name="P13"/>
          </text:deletion>
        </text:changed-region>
        <text:changed-region xml:id="ct255804536" text:id="ct255804536">
          <text:insertion>
            <office:change-info>
              <dc:creator>Unknown Author</dc:creator>
              <dc:date>2013-11-10T11: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Standard"/>
      <text:p text:style-name="Standard"/>
      <text:p text:style-name="Standard"/>
      <text:p text:style-name="P1"><text:user-defined style:data-style-name="N0" text:name="Title">OPP Board Serial Interface</text:user-defined></text:p>
      <text:p text:style-name="P1"><text:change text:change-id="ct247688216"/><text:change-start text:change-id="ct247686240"/>Interface<text:change-end text:change-id="ct247686240"/> Document</text:p>
      <text:p text:style-name="Text_20_body"/>
      <text:p text:style-name="P38"/>
      <text:p text:style-name="Standard"/>
      <text:p text:style-name="Standard"/>
      <text:p text:style-name="P25">(Project: <text:s/><text:user-defined style:data-style-name="N0" text:name="Project">BrdSerIntf</text:user-defined>)</text:p>
      <text:p text:style-name="P25"/>
      <text:p text:style-name="P25">Project # : Not applicable</text:p>
      <text:p text:style-name="P25">P/N: Not applicable</text:p>
      <text:p text:style-name="P25">Rev <text:user-defined style:data-style-name="N0" text:name="Revision">0.1</text:user-defined></text:p>
      <text:p text:style-name="Standard"/>
      <text:p text:style-name="Standard"/>
      <text:p text:style-name="P2"><text:change text:change-id="ct247687280"/><text:change-start text:change-id="ct247687800"/>This program is free software: you can redistribute it and/or modify it under the terms of the GNU General Public License as published by the Free Software Foundation, either version 3 of the License, or (at your option) any later version.</text:p>
      <text:p text:style-name="P24"/>
      <text:p text:style-name="P24">This program is distributed in the hope that it will be useful, but WITHOUT ANY WARRANTY; without even the implied warranty of MERCHANTABILITY or FITNESS FOR A PARTICULAR PURPOSE. <text:s/>See the GNU General Public License for more details.</text:p>
      <text:p text:style-name="P24"/>
      <text:p text:style-name="P24">You should have received a copy of the GNU General Public License along with this program. <text:s/>If not, see &lt;http://www.gnu.org/licenses/&gt;.</text:p>
      <text:p text:style-name="P29"><text:change-end text:change-id="ct247687800"/><text:change-start text:change-id="ct247686344"/></text:p>
      <text:p text:style-name="P28"><text:change-end text:change-id="ct247686344"/></text:p>
      <text:p text:style-name="Standard"><text:change text:change-id="ct247686448"/></text:p>
      <text:p text:style-name="P40"/>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33"/>
          </table:table-cell>
          <table:table-cell table:style-name="Table1.B1" office:value-type="string">
            <text:p text:style-name="P34">PREPARED:</text:p>
          </table:table-cell>
          <table:table-cell table:style-name="Table1.B1" office:value-type="string">
            <text:p text:style-name="P34">APPROVAL:</text:p>
            <text:p text:style-name="P35">LEAD ENGINEER</text:p>
          </table:table-cell>
          <table:table-cell table:style-name="Table1.D1" office:value-type="string">
            <text:p text:style-name="P34">APPROVAL:</text:p>
            <text:p text:style-name="P35">ENGINEERING MANAGER</text:p>
          </table:table-cell>
        </table:table-row>
        <table:table-row table:style-name="Table1.1">
          <table:table-cell table:style-name="Table1.A2" office:value-type="string">
            <text:p text:style-name="P32"><text:span text:style-name="T12"><text:s/></text:span><text:span text:style-name="T11">NAME</text:span></text:p>
          </table:table-cell>
          <table:table-cell table:style-name="Table1.B2" office:value-type="string">
            <text:p text:style-name="P33">Hugh Spahr</text:p>
          </table:table-cell>
          <table:table-cell table:style-name="Table1.B2" office:value-type="string">
            <text:p text:style-name="P33"/>
          </table:table-cell>
          <table:table-cell table:style-name="Table1.D2" office:value-type="string">
            <text:p text:style-name="P33"/>
          </table:table-cell>
        </table:table-row>
        <table:table-row table:style-name="Table1.1">
          <table:table-cell table:style-name="Table1.A3" office:value-type="string">
            <text:p text:style-name="P32"><text:span text:style-name="T12"><text:s/></text:span><text:span text:style-name="T11">DATE</text:span></text:p>
          </table:table-cell>
          <table:table-cell table:style-name="Table1.B3" office:value-type="string">
            <text:p text:style-name="P33"/>
          </table:table-cell>
          <table:table-cell table:style-name="Table1.B3" office:value-type="string">
            <text:p text:style-name="P33"/>
          </table:table-cell>
          <table:table-cell table:style-name="Table1.D3" office:value-type="string">
            <text:p text:style-name="P33"/>
          </table:table-cell>
        </table:table-row>
      </table:table>
      <text:p text:style-name="Standard"/>
      <text:p text:style-name="Standard"/>
      <text:p text:style-name="P36"/>
      <text:p text:style-name="Heading_20_1_20_Format_20_Only">Revision History</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39">Version</text:p>
            </table:table-cell>
            <table:table-cell table:style-name="Table2.B1" office:value-type="string">
              <text:p text:style-name="P39">Primary Author(s)</text:p>
            </table:table-cell>
            <table:table-cell table:style-name="Table2.B1" office:value-type="string">
              <text:p text:style-name="P39">Description of Version</text:p>
            </table:table-cell>
            <table:table-cell table:style-name="Table2.D1" office:value-type="string">
              <text:p text:style-name="P39">Date Completed</text:p>
            </table:table-cell>
          </table:table-row>
        </table:table-header-rows>
        <table:table-row table:style-name="Table2.1">
          <table:table-cell table:style-name="Table2.A2" office:value-type="string">
            <text:p text:style-name="P31">0.1</text:p>
          </table:table-cell>
          <table:table-cell table:style-name="Table2.B2" office:value-type="string">
            <text:p text:style-name="P3">Hugh Spahr</text:p>
          </table:table-cell>
          <table:table-cell table:style-name="Table2.B2" office:value-type="string">
            <text:p text:style-name="P3">Initial version</text:p>
          </table:table-cell>
          <table:table-cell table:style-name="Table2.D2" office:value-type="date" office:date-value="2013-11-08">
            <text:p text:style-name="P3"><text:change text:change-id="ct247685928"/><text:change-start text:change-id="ct247685408"/>11/08/13<text:change-end text:change-id="ct247685408"/></text:p>
          </table:table-cell>
        </table:table-row>
      </table:table>
      <text:p text:style-name="Standard"/>
      <text:p text:style-name="Standard"><text:s/></text:p>
      <text:p text:style-name="P27"/>
      <text:p text:style-name="P37"/>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able of Contents</text:p>
          </text:index-title>
          <text:p text:style-name="P64">1Purpose<text:tab/>5</text:p>
          <text:p text:style-name="P64">2Product Overview<text:tab/>5</text:p>
          <text:p text:style-name="P64">3Applicable Documents<text:tab/>5</text:p>
          <text:p text:style-name="P64">4Terms, Definitions &amp; Acronyms<text:tab/>5</text:p>
          <text:p text:style-name="P64">5Serial Interface Overview<text:tab/>5</text:p>
          <text:p text:style-name="P64">6Serintf.h<text:tab/>5</text:p>
          <text:p text:style-name="P64">7Commands<text:tab/>7</text:p>
          <text:p text:style-name="P66">7.1Get Serial Number, 0x00<text:tab/>7</text:p>
          <text:p text:style-name="P66">7.2Get Serial Product ID, 0x01<text:tab/>7</text:p>
          <text:p text:style-name="P66">7.3Get Version, 0x02<text:tab/>7</text:p>
          <text:p text:style-name="P66">7.4Set Serial Number, 0x03<text:tab/>7</text:p>
          <text:p text:style-name="P66">7.5Reset, 0x04<text:tab/>7</text:p>
          <text:p text:style-name="P66">7.6Go Boot, 0x05<text:tab/>7</text:p>
          <text:p text:style-name="P66">7.7Configure Solenoid Board, 0x06<text:tab/>7</text:p>
          <text:p text:style-name="P66">7.8Kick Solenoids, 0x07<text:tab/>7</text:p>
          <text:p text:style-name="P66">7.9Read Solenoid Inputs, 0x08<text:tab/>7</text:p>
          <text:p text:style-name="P66">7.10Configure Inputs Board, 0x09<text:tab/>7</text:p>
          <text:p text:style-name="P66">7.11Read Input Board Inputs, 0x0a<text:tab/>7</text:p>
          <text:p text:style-name="P66">7.12Inventory Command, 0xf0<text:tab/>8</text:p>
          <text:p text:style-name="P66">7.13End of Message, 0xff<text:tab/>8</text:p>
          <text:p text:style-name="P64">8Command/Response Examples<text:tab/>8</text:p>
          <text:p text:style-name="P66">8.1Initialize Board Chain<text:tab/>8</text:p>
          <text:p text:style-name="P64">Appendix<text:tab/>9</text:p>
        </text:index-body>
      </text:table-of-content>
      <text:p text:style-name="P26"/>
      <text:h text:style-name="P43" text:outline-level="1">Purpose</text:h>
      <text:p text:style-name="Standard">The <text:user-defined style:data-style-name="N0" text:name="Title">OPP Board Serial Interface</text:user-defined> provides <text:change text:change-id="ct247685512"/><text:change-start text:change-id="ct247687384"/>a description of the serial interface for the Open <text:change-end text:change-id="ct247687384"/><text:change-start text:change-id="ct247687488"/>Pinball Project board serial interface<text:change-end text:change-id="ct247687488"/>. <text:s/>The <text:change text:change-id="ct247685824"/><text:change-start text:change-id="ct247687592"/>serial interface document includes<text:change-end text:change-id="ct247687592"/>:</text:p>
      <text:list xml:id="list36165118" text:continue-numbering="true" text:style-name="WW8Num1">
        <text:list-item>
          <text:p text:style-name="P4"><text:change text:change-id="ct247688112"/><text:change-start text:change-id="ct247688320"/>Solenoid Driver Board (Product ID 1001)<text:change-end text:change-id="ct247688320"/></text:p>
        </text:list-item>
        <text:list-item>
          <text:p text:style-name="P4"><text:change text:change-id="ct247688840"/><text:change-start text:change-id="ct247688736"/>Input <text:change-end text:change-id="ct247688736"/><text:change-start text:change-id="ct247688632"/>Board (Product ID 1002)<text:change-end text:change-id="ct247688632"/><text:change text:change-id="ct247688944"/></text:p>
        </text:list-item>
      </text:list>
      <text:h text:style-name="Heading_20_1" text:outline-level="1">Product Overview</text:h>
      <text:p text:style-name="Standard"><text:user-defined style:data-style-name="N0" text:name="Project">BrdSerIntf</text:user-defined> <text:change text:change-id="ct247687904"/><text:change-start text:change-id="ct247688528"/>contains the<text:change-end text:change-id="ct247688528"/> <text:change text:change-id="ct247688424"/><text:change-start text:change-id="ct116502032"/>serial interface <text:change-end text:change-id="ct116502032"/><text:change-start text:change-id="ct116500160"/>for OPP boards<text:change-end text:change-id="ct116500160"/>.<text:change text:change-id="ct116500264"/> <text:s/>This document <text:change text:change-id="ct116499016"/><text:change-start text:change-id="ct116501096"/>describes<text:change-end text:change-id="ct116501096"/> the APIs</text:p>
      <text:h text:style-name="Heading_20_1" text:outline-level="1">Applicable Documents</text:h>
      <text:p text:style-name="Standard">None</text:p>
      <text:h text:style-name="Heading_20_1" text:outline-level="1">Terms, Definitions &amp; Acronyms</text:h>
      <text:p text:style-name="Standard"><text:change text:change-id="ct116518584"/><text:change text:change-id="ct116518688"/><text:change text:change-id="ct116520560"/><text:change text:change-id="ct116498392"/><text:span text:style-name="T1">API</text:span><text:tab/><text:tab/>Application Program Interface<text:change-start text:change-id="ct255802352"/></text:p>
      <text:p text:style-name="P45">EOM<text:span text:style-name="T19"><text:tab/><text:tab/>End of Message</text:span><text:change-end text:change-id="ct255802352"/><text:change-start text:change-id="ct255803808"/><text:span text:style-name="T19"> (0xff)</text:span><text:change-end text:change-id="ct255803808"/></text:p>
      <text:p text:style-name="Standard"><text:change-start text:change-id="ct116519000"/><text:span text:style-name="T1">ICD</text:span><text:tab/><text:tab/>Interface Control Document</text:p>
      <text:p text:style-name="Standard"><text:change-end text:change-id="ct116519000"/><text:change-start text:change-id="ct116518480"/><text:span text:style-name="T1">OPP</text:span><text:tab/><text:tab/>Open Pinball Project</text:p>
      <text:p text:style-name="Standard"><text:change-end text:change-id="ct116518480"/><text:change text:change-id="ct116521184"/><text:span text:style-name="T1">PWM</text:span><text:tab/><text:tab/>Pulse Width Modulation<text:change text:change-id="ct116520976"/></text:p>
      <text:h text:style-name="Heading_20_1" text:outline-level="1">S<text:change text:change-id="ct116519936"/><text:change-start text:change-id="ct116521704"/>erial Interface<text:change-end text:change-id="ct116521704"/> Overview</text:h>
      <text:p text:style-name="Standard"><text:user-defined style:data-style-name="N0" text:name="Project">BrdSerIntf</text:user-defined> <text:change-start text:change-id="ct249119352"/>port is currently initialized to <text:change-end text:change-id="ct249119352"/><text:change text:change-id="ct249120704"/>19.2 kbps, 8, N, 1. <text:s/><text:change text:change-id="ct249120288"/><text:change-start text:change-id="ct249120080"/>During the setup, a command is sent to get an inventory of <text:change-end text:change-id="ct249120080"/><text:change-start text:change-id="ct249119976"/>cards that are on the serial interface chain. <text:s/>The cards are daisy chained together in the same way that FDDI or token ring boards are linked together. <text:s/>The host sends to the first card receiver which transmits to the <text:change-end text:change-id="ct249119976"/><text:change-start text:change-id="ct249117480"/>second card's receiver. <text:s/>This continues until the last card where a jumper is installed so that the transmitter of the last card is connected to the host receiver.</text:p>
      <text:p text:style-name="Standard"/>
      <text:p text:style-name="Standard">Each card is <text:change-end text:change-id="ct249117480"/><text:change-start text:change-id="ct249117584"/>given an address which is automatically discovered during the setup command. <text:s/>The host uses the address to send individual commands to cards.</text:p>
      <text:p text:style-name="Standard"/>
      <text:p text:style-name="Standard">All commands use card addresses to indicate the destination of the command, and EOM to indicate the end of the command. <text:s/>The exception to this is the inventory command where cards receive the command, and wait to see the end of message. <text:s/>The card then inserts its address before the transmitting the EOM.<text:change-end text:change-id="ct249117584"/><text:change-start text:change-id="ct249118104"/></text:p>
      <text:p text:style-name="Standard"/>
      <text:p text:style-name="Standard">After the inventory command is run, the cards are configured. <text:s/>The <text:change-end text:change-id="ct249118104"/><text:change-start text:change-id="ct249123720"/>command hands a configuration to each input and solenoid card. <text:s/>Once that happ<text:change-end text:change-id="ct249123720"/><text:change-start text:change-id="ct249122056"/>ens, cards operate independently and do all of the real time processing themselves without the intervention of the host. <text:s/>The host only polls the cards to get status, such as if a solenoid input switch <text:change-end text:change-id="ct249122056"/><text:change-start text:change-id="ct249122992"/>was activated.<text:change-end text:change-id="ct249122992"/><text:change-start text:change-id="ct255802768"/></text:p>
      <text:h text:style-name="Heading_20_2" text:outline-level="2">Addressing</text:h>
      <text:p text:style-name="Standard">The most significant four bits of the address indicate card type, while the least significant four bit of the address byte indicate the instance of the card. <text:s/>The first card starts from 0, and each card increases its address by one.</text:p>
      <text:p text:style-name="Standard"/>
      <text:p text:style-name="Standard"><text:soft-page-break/>Solenoid cards have the most significant bits set to 0 (CARD_ID_SOL_CARD), while input cards have the bits set to 1 (CARD_ID_INP_CARD).</text:p>
      <text:p text:style-name="Standard"/>
      <text:p text:style-name="Standard">Examples:</text:p>
      <text:p text:style-name="Standard">First solenoid card:<text:tab/><text:tab/>0x00</text:p>
      <text:p text:style-name="Standard">Second solenoid card:<text:tab/><text:tab/>0x01</text:p>
      <text:p text:style-name="Standard">Fifth solenoid card:<text:tab/><text:tab/>0x04</text:p>
      <text:p text:style-name="Standard">First input card:<text:tab/><text:tab/>0x10</text:p>
      <text:p text:style-name="Standard">Second input card:<text:tab/><text:tab/>0x11</text:p>
      <text:p text:style-name="Standard">Fifth input card:<text:tab/><text:tab/>0x14</text:p>
      <text:h text:style-name="Heading_20_1" text:outline-level="1"><text:change-end text:change-id="ct255802768"/><text:change text:change-id="ct255804016"/><text:change text:change-id="ct254523264"/><text:change-start text:change-id="ct254523680"/>Serintf.h<text:change-end text:change-id="ct254523680"/><text:change-start text:change-id="ct255801728"/></text:h>
      <text:p text:style-name="P63">The serial interface file contains the structures used to interface with the solenoid driver boards and input <text:change-end text:change-id="ct255801728"/><text:change-start text:change-id="ct255804224"/>boards. <text:s/>If programming using the C programming lang<text:change-end text:change-id="ct255804224"/><text:change-start text:change-id="ct255802144"/>uage, this file can be included to get the necessary defines.<text:change-end text:change-id="ct255802144"/></text:p>
      <text:p text:style-name="P6"><text:change text:change-id="ct254523160"/><text:change text:change-id="ct254521184"/><text:change text:change-id="ct254522328"/><text:change text:change-id="ct255803288"/><text:change text:change-id="ct254523992"/><text:change-start text:change-id="ct254523576"/>/* Each command starts with the Card ID except for inventory and EOM. <text:s/>Next comes</text:p>
      <text:p text:style-name="P6"><text:s/>* <text:s/>the command, then any data.</text:p>
      <text:p text:style-name="P6"><text:s/>*/</text:p>
      <text:p text:style-name="P6">typedef enum</text:p>
      <text:p text:style-name="P6">{</text:p>
      <text:p text:style-name="P6"><text:s text:c="2"/>RS232I_GET_SER_NUM <text:s text:c="7"/>= 0x00,</text:p>
      <text:p text:style-name="P6"><text:s text:c="2"/>RS232I_GET_PROD_ID <text:s text:c="7"/>= 0x01,</text:p>
      <text:p text:style-name="P6"><text:s text:c="2"/>RS232I_GET_VERS <text:s text:c="10"/>= 0x02,</text:p>
      <text:p text:style-name="P6"><text:s text:c="2"/>RS232I_SET_SER_NUM <text:s text:c="7"/>= 0x03,</text:p>
      <text:p text:style-name="P6"><text:s text:c="2"/>RS232I_RESET <text:s text:c="13"/>= 0x04,</text:p>
      <text:p text:style-name="P6"><text:s text:c="2"/>RS232I_GO_BOOT <text:s text:c="11"/>= 0x05,</text:p>
      <text:p text:style-name="P6"><text:s text:c="2"/>RS232I_CONFIG_SOL <text:s text:c="8"/>= 0x06, <text:s text:c="4"/>/* For each solenoid, CFG_SOL_TYPE,</text:p>
      <text:p text:style-name="P6"><text:s text:c="41"/>* <text:s/>Initial kick, and Duty Cycle.</text:p>
      <text:p text:style-name="P6"><text:s text:c="41"/>*/</text:p>
      <text:p text:style-name="P6"><text:s text:c="2"/>RS232I_KICK_SOL <text:s text:c="10"/>= 0x07, <text:s text:c="4"/>/* Value, mask */</text:p>
      <text:p text:style-name="P6"><text:s text:c="2"/>RS232I_READ_SOL_INP <text:s text:c="6"/>= 0x08, <text:s text:c="4"/>/* Data */</text:p>
      <text:p text:style-name="P6"><text:s text:c="2"/>RS232I_CONFIG_INP <text:s text:c="8"/>= 0x09, <text:s text:c="4"/>/* For each input, CFG_INP_TYPE */</text:p>
      <text:p text:style-name="P6"><text:s text:c="2"/>RS232I_READ_INP_BRD <text:s text:c="6"/>= 0x0a, <text:s text:c="4"/>/* Data, data */</text:p>
      <text:p text:style-name="P6"><text:s text:c="2"/>RS232I_NUM_CMDS,</text:p>
      <text:p text:style-name="P6"><text:s text:c="2"/></text:p>
      <text:p text:style-name="P6"><text:s text:c="2"/>RS232I_INVENTORY <text:s text:c="9"/>= 0xf0, <text:s text:c="4"/>/* Each card adds byte for card type */</text:p>
      <text:p text:style-name="P6"><text:s text:c="2"/>RS232I_EOM <text:s text:c="15"/>= 0xff,</text:p>
      <text:p text:style-name="P6">} RS232I_CMD_E;</text:p>
      <text:p text:style-name="P6"/>
      <text:p text:style-name="P6">#ifndef RS232I_INSTANTIATE</text:p>
      <text:p text:style-name="P6"><text:s/>extern</text:p>
      <text:p text:style-name="P6">#endif</text:p>
      <text:p text:style-name="P6">const U8 <text:s text:c="19"/>CMD_LEN[RS232I_NUM_CMDS]</text:p>
      <text:p text:style-name="P6">#ifdef RS232I_INSTANTIATE</text:p>
      <text:p text:style-name="P6"><text:s/>={ 4, <text:s/>/* RS232I_GET_SER_NUM */ <text:s text:c="3"/>4, <text:s/>/* RS232I_GET_PROD_ID */</text:p>
      <text:p text:style-name="P6"><text:s text:c="4"/>4, <text:s/>/* RS232I_GET_VERS */ <text:s text:c="6"/>4, <text:s/>/* RS232I_SET_SER_NUM */</text:p>
      <text:p text:style-name="P6"><text:s text:c="4"/>0, <text:s/>/* RS232I_RESET */ <text:s text:c="9"/>0, <text:s/>/* RS232I_GO_BOOT */</text:p>
      <text:p text:style-name="P6"><text:s text:c="4"/>24, /* RS232I_CONFIG_SOL */ <text:s text:c="4"/>2, <text:s/>/* RS232I_KICK_SOL */</text:p>
      <text:p text:style-name="P6"><text:s text:c="4"/>1, <text:s/>/* RS232I_READ_SOL_INP */ <text:s text:c="2"/>16, /* RS232I_CONFIG_INP */</text:p>
      <text:p text:style-name="P6"><text:s text:c="4"/>2, <text:s/>/* RS232I_READ_INP_BRD */</text:p>
      <text:p text:style-name="P6"><text:s text:c="2"/>}</text:p>
      <text:p text:style-name="P6">#endif</text:p>
      <text:p text:style-name="P6">;</text:p>
      <text:p text:style-name="P6">/* Note: <text:s/>This is the length of the cmd excluding card ID and cmd */</text:p>
      <text:p text:style-name="P6"><text:soft-page-break/></text:p>
      <text:p text:style-name="P6">typedef enum</text:p>
      <text:p text:style-name="P6">{</text:p>
      <text:p text:style-name="P6"><text:s text:c="2"/>CARD_ID_CARD_NUM_MASK <text:s text:c="4"/>= 0x0f,</text:p>
      <text:p text:style-name="P6"/>
      <text:p text:style-name="P6"><text:s text:c="2"/>CARD_ID_TYPE_MASK <text:s text:c="8"/>= 0xf0,</text:p>
      <text:p text:style-name="P6"><text:s text:c="2"/>CARD_ID_SOL_CARD <text:s text:c="9"/>= 0x00,</text:p>
      <text:p text:style-name="P6"><text:s text:c="2"/>CARD_ID_INP_CARD <text:s text:c="9"/>= 0x10,</text:p>
      <text:p text:style-name="P6"><text:s text:c="2"/></text:p>
      <text:p text:style-name="P6">} RS232I_CARD_ID_E;</text:p>
      <text:p text:style-name="P6"/>
      <text:p text:style-name="P6">typedef enum</text:p>
      <text:p text:style-name="P6">{</text:p>
      <text:p text:style-name="P6"><text:s text:c="2"/>USE_SWITCH <text:s text:c="15"/>= 0x01,</text:p>
      <text:p text:style-name="P6"><text:s text:c="2"/>AUTO_CLR <text:s text:c="17"/>= 0x02,</text:p>
      <text:p text:style-name="P6">} RS232I_CFG_SOL_TYPE_E;</text:p>
      <text:p text:style-name="P6"/>
      <text:p text:style-name="P6">typedef enum</text:p>
      <text:p text:style-name="P6">{</text:p>
      <text:p text:style-name="P6"><text:s text:c="2"/>DUTY_CYCLE_MASK <text:s text:c="10"/>= 0x0f, <text:s text:c="2"/>/* lsb 4 bits are duty cycle */</text:p>
      <text:p text:style-name="P6"><text:s text:c="2"/>MIN_OFF_MASK <text:s text:c="13"/>= 0x70,</text:p>
      <text:p text:style-name="P6">} RS232I_DUTY_E;</text:p>
      <text:p text:style-name="P6">/* Min off time is 0-7 times the initial kick time. <text:s/>If initial kick</text:p>
      <text:p text:style-name="P6"><text:s/>* is 20 ms and min off is 5, the solenoid will be forced off for 100 ms</text:p>
      <text:p text:style-name="P6"><text:s/>*/</text:p>
      <text:p text:style-name="P6"/>
      <text:p text:style-name="P6">typedef enum</text:p>
      <text:p text:style-name="P6">{</text:p>
      <text:p text:style-name="P6"><text:s text:c="2"/>STATE_INPUT <text:s text:c="14"/>= 0x00,</text:p>
      <text:p text:style-name="P6"><text:s text:c="2"/>FALL_EDGE <text:s text:c="16"/>= 0x01,</text:p>
      <text:p text:style-name="P6"><text:s text:c="2"/>RISE_EDGE <text:s text:c="16"/>= 0x02,</text:p>
      <text:p text:style-name="P9"><text:span text:style-name="T18">} RS232I_CFG_INP_TYPE_E;</text:span><text:change-end text:change-id="ct254523576"/><text:change text:change-id="ct254525552"/></text:p>
      <text:h text:style-name="Heading_20_1" text:outline-level="1"><text:change text:change-id="ct254527216"/><text:change-start text:change-id="ct254525136"/>Commands<text:change-end text:change-id="ct254525136"/></text:h>
      <text:p text:style-name="Standard">The following <text:change text:change-id="ct254525240"/><text:change-start text:change-id="ct254526488"/>section describes all the commands and gives examples.<text:change-end text:change-id="ct254526488"/><text:change text:change-id="ct254525448"/></text:p>
      <text:h text:style-name="Heading_20_2" text:outline-level="2"><text:change text:change-id="ct254526384"/><text:change-start text:change-id="ct254524928"/>Get Serial Number, 0x00<text:change-end text:change-id="ct254524928"/><text:change-start text:change-id="ct254526904"/></text:h>
      <text:p text:style-name="Standard"><text:change-end text:change-id="ct254526904"/><text:change-start text:change-id="ct255803496"/>CardAddr + 0x00 + Serial number (4 bytes)</text:p>
      <text:p text:style-name="Standard"><text:change-end text:change-id="ct255803496"/><text:change-start text:change-id="ct255806928"/></text:p>
      <text:p text:style-name="Standard"><text:change-end text:change-id="ct255806928"/><text:change-start text:change-id="ct255803392"/>Example: <text:s/><text:change-end text:change-id="ct255803392"/><text:change-start text:change-id="ct255803600"/>Host queries the third solenoid card (addr 0x<text:change-end text:change-id="ct255803600"/><text:change-start text:change-id="ct255802872"/>02) for i<text:change-end text:change-id="ct255802872"/><text:change-start text:change-id="ct255803704"/>ts serial number. <text:s/>The card responds with the serial number 0x01234567.</text:p>
      <text:p text:style-name="Standard"/>
      <text:p text:style-name="Standard">Command: <text:s/>0x02 0x00 0x00 0x00 0x00 0x00 0xff</text:p>
      <text:p text:style-name="Standard"/>
      <text:p text:style-name="Standard">Response: <text:s/>0x02 0x00 0x01 0x23 0x45 0x67 0xff</text:p>
      <text:h text:style-name="Heading_20_2" text:outline-level="2"><text:change-end text:change-id="ct255803704"/><text:change-start text:change-id="ct254524616"/>Get Product ID, 0x01</text:h>
      <text:p text:style-name="Standard">CardAddr + 0x01 + Product ID (4 bytes)</text:p>
      <text:p text:style-name="Standard"/>
      <text:p text:style-name="Standard">Example: <text:s/>Host queries the first input card (addr 0x10) for its product ID. <text:s/>The card responds with its product ID of 1002 (0x000003ea).</text:p>
      <text:p text:style-name="Standard"/>
      <text:p text:style-name="Standard"><text:soft-page-break/>Command: <text:s/>0x10 | 0x01 | 0x00 | 0x00 | 0x00 | 0x00 | 0xff</text:p>
      <text:p text:style-name="Standard"/>
      <text:p text:style-name="Standard">Response: <text:s/>0x10 | 0x01 | 0x00 | 0x00 | 0x03 | 0xea | 0xff</text:p>
      <text:h text:style-name="Heading_20_2" text:outline-level="2">Get Version, 0x02</text:h>
      <text:p text:style-name="Standard">Get the firmware version that is running on a card. <text:s/>The firmware version is broken into a byte representing the major version, minor version, sub version and engineering version.</text:p>
      <text:p text:style-name="Standard"/>
      <text:p text:style-name="Standard">CardAddr + 0x02 + Firmware Version (4 bytes)</text:p>
      <text:p text:style-name="Standard"/>
      <text:p text:style-name="Standard">Example: <text:s/>Host queries the third input card (addr 0x12) for its version number. <text:s/>The card responds that it is running version 1.5.6.0 (major version 1, minor version 5, subversion 6, and engineering version 0.</text:p>
      <text:p text:style-name="Standard"/>
      <text:p text:style-name="Standard">Command: <text:s/>0x12 | 0x02 | 0x00 | 0x00 | 0x00 | 0x00 | 0xff</text:p>
      <text:p text:style-name="Standard"/>
      <text:p text:style-name="Standard">Response: <text:s/>0x12 | 0x02 | 0x01 | 0x05 | 0x06 | 0x00 | 0xff.</text:p>
      <text:h text:style-name="Heading_20_2" text:outline-level="2">Set Serial Number, 0x03</text:h>
      <text:p text:style-name="Standard">CardAddr + 0x03 + Serial number (4 bytes)</text:p>
      <text:p text:style-name="Standard"/>
      <text:p text:style-name="Standard">Example: <text:s/>Host sets the serial number of the second solenoid card (addr 0x01) <text:s/>to 32 (0x20 in hex). <text:s/>If the serial number has already been set, the card responds with the current serial number of the card. <text:s/>If the serial number can be programmed, it responds with the serial number found in the command.</text:p>
      <text:p text:style-name="Standard"/>
      <text:p text:style-name="Standard">Command: <text:s/>0x01 | 0x03 | 0x00 | 0x00 | 0x00 | 0x20 | 0xff</text:p>
      <text:p text:style-name="Standard"/>
      <text:p text:style-name="Standard">Response: <text:s/>0x01 | 0x03 | 0x00 | 0x00 | 0x00 | 0x20 | 0xff</text:p>
      <text:h text:style-name="Heading_20_2" text:outline-level="2">Reset, 0x04</text:h>
      <text:p text:style-name="Standard">CardAddr + 0x04</text:p>
      <text:p text:style-name="Standard"/>
      <text:p text:style-name="Standard">Example: <text:s/>Reset the fifth input card (addr 0x14). <text:s/>This resets the card and an inventory command must be resent to reconfigure the card's address.</text:p>
      <text:p text:style-name="Standard"/>
      <text:p text:style-name="Standard">Command: <text:s/>0x14 | 0x04</text:p>
      <text:p text:style-name="Standard"/>
      <text:p text:style-name="Standard">Response: <text:s/>No response since the card resets</text:p>
      <text:h text:style-name="Heading_20_2" text:outline-level="2">Go Boot, 0x05</text:h>
      <text:p text:style-name="Standard">CardAddr + 0x05</text:p>
      <text:p text:style-name="Standard"/>
      <text:p text:style-name="Standard">Example: <text:s/>Reset the first solenoid card (addr 0x00). <text:s/>This resets the card and keeps the card in the bootloader so that the card firmware can be updated.</text:p>
      <text:p text:style-name="Standard"/>
      <text:p text:style-name="Standard">Command: <text:s/>0x00 | 0x05</text:p>
      <text:p text:style-name="Standard"><text:soft-page-break/></text:p>
      <text:p text:style-name="Standard">Response: <text:s/>No response since the card resets. <text:s/>After the reset the card remains in the bootloader. <text:s/>Cards should only be updated when connected directly to a host without any other cards on a chain.</text:p>
      <text:h text:style-name="Heading_20_2" text:outline-level="2">Configure Solenoid Board, 0x06</text:h>
      <text:p text:style-name="Standard">CardAddr + 0x05 + Solenoid Parameters (8 sets of parameters, 3 bytes each or 24 bytes total)</text:p>
      <text:p text:style-name="Standard"/>
      <text:p text:style-name="Standard">Each solenoid is configured using three bytes. <text:s/>The first byte is the type of solenoid, either use the switch input (0x01, USE_SWITCH) or auto clear (0x02, AUTO_CLR). <text:s/>If the solenoid is configured to use the switch input, when the switch input is closed, the solenoid fires. <text:s/>If the solenoid is configured to auto clear, when the switch input is closed, the solenoid fires once, but then clears the input and won't fire again until the input opens and closes again.</text:p>
      <text:p text:style-name="Standard"/>
      <text:p text:style-name="Standard">The second byte is the initial kick for the solenoid in milliseconds. <text:s/>If the initial kick is supposed to be 100 ms, the byte should be 0x64.</text:p>
      <text:p text:style-name="Standard"/>
      <text:p text:style-name="Standard">The third byte is broken into the duty cycle to “hold” the solenoid active, and the minimum off time. <text:s/>The period for the hold is 16 ms. <text:s/>The least significant four bits indicate the amount of “on” time during the 16 ms period. <text:s/>To keep the solenoid on for 50%, during the hold period, the four bits should be set to 0x08. <text:s/>This is 8 ms/16 ms or 50%. <text:s/>For 25% hold, set the value to 0x04. <text:s/>This is 4 ms/16 ms or 25%. <text:s text:c="2"/>The maximum hold strength is 87.5%.</text:p>
      <text:p text:style-name="Standard"/>
      <text:p text:style-name="Standard">The minimum off time is calculated using the least significant three bits of the most significant nibble of the third byte. <text:s/>((3<text:span text:style-name="T20">rd</text:span> byte &amp; 0x70) &gt;&gt; 4). <text:s/>These three bits are multiplied by the initial kick time to determine the minimum off time for the solenoid. <text:s/>If the solenoid is using the switch contact, and the initial kick time is 105 ms, and the minimum off time is 315 ms, and the duty cycle is 75%, the configuration bytes would be 0x01 0x69 0x3c.</text:p>
      <text:p text:style-name="Standard"/>
      <text:p text:style-name="Standard">Example: <text:s/>Configure the first solenoid card (addr 0x00). <text:s/>This resets the card and keeps the card in the bootloader so that the card firmware can be updated.</text:p>
      <text:p text:style-name="Standard"/>
      <text:p text:style-name="Standard">Command: <text:s/>0x00 | 0x05</text:p>
      <text:p text:style-name="Standard"/>
      <text:p text:style-name="Standard">Response: <text:s/>No response since the card resets. <text:s/>After the reset the card remains in the bootloader. <text:s/>Cards should only be updated when connected directly to a host without any other cards on a chain.</text:p>
      <text:h text:style-name="Heading_20_2" text:outline-level="2">Kick Solenoids, 0x07</text:h>
      <text:p text:style-name="Standard">The following section describes all the commands and gives examples.</text:p>
      <text:h text:style-name="Heading_20_2" text:outline-level="2">Read Solenoid Inputs, 0x08</text:h>
      <text:p text:style-name="Standard">The following section describes all the commands and gives examples.</text:p>
      <text:h text:style-name="Heading_20_2" text:outline-level="2">Configure Inputs Board, 0x09</text:h>
      <text:p text:style-name="Standard">The following section describes all the commands and gives examples.</text:p>
      <text:h text:style-name="Heading_20_2" text:outline-level="2"><text:soft-page-break/>Read Input Board Inputs, 0x0a</text:h>
      <text:p text:style-name="Standard">The following section describes all the commands and gives examples.</text:p>
      <text:h text:style-name="Heading_20_2" text:outline-level="2">Inventory Command, 0xf0</text:h>
      <text:p text:style-name="Standard">The following section describes all the commands and gives examples.</text:p>
      <text:h text:style-name="Heading_20_2" text:outline-level="2">End of Message, 0xff</text:h>
      <text:p text:style-name="P12"><text:change-end text:change-id="ct254524616"/><text:change text:change-id="ct254527320"/><text:change-start text:change-id="ct255802456"/>The following section describes all the commands and gives examples.<text:change-end text:change-id="ct255802456"/></text:p>
      <text:h text:style-name="Heading_20_1" text:outline-level="1"><text:change text:change-id="ct254524096"/><text:change-start text:change-id="ct254524304"/>Command/Response Examples<text:change-end text:change-id="ct254524304"/><text:change-start text:change-id="ct255801832"/></text:h>
      <text:p text:style-name="Standard"><text:change-end text:change-id="ct255801832"/><text:change text:change-id="ct254526176"/><text:change-start text:change-id="ct255802560"/><text:span text:style-name="T5">The following section describes all the commands and gives examples.</text:span><text:change-end text:change-id="ct255802560"/></text:p>
      <text:h text:style-name="Heading_20_2" text:outline-level="2">Initialize <text:change text:change-id="ct254530128"/><text:change-start text:change-id="ct254530232"/>Board Chain</text:h>
      <text:p text:style-name="P13"><text:change-end text:change-id="ct254530232"/><text:change text:change-id="ct254528256"/><text:change-start text:change-id="ct255804536"/>The following section describes all the commands and gives examples.<text:change-end text:change-id="ct255804536"/></text:p>
      <text:h text:style-name="P43" text:outline-level="1" text:is-list-header="true">Appendix</text:h>
      <text:p text:style-name="P41">No supporting documen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BatangChe" svg:font-family="BatangChe" style:font-family-generic="modern" style:font-pitch="fixed"/>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100%" fo:margin-left="0.25in" fo:margin-right="0in" fo:margin-top="0in" fo:margin-bottom="0.0835in" fo:text-indent="0in" style:auto-text-indent="false"/>
    </style:style>
    <style:style style:name="List" style:family="paragraph" style:parent-style-name="Standard" style:class="list">
      <style:paragraph-properties fo:margin="100%" fo:margin-left="0.25in" fo:margin-right="0in" fo:margin-top="0in" fo:margin-bottom="0in" fo:text-indent="-0.25in" style:auto-text-indent="false"/>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Text_20_body" style:default-outline-level="1" style:class="text">
      <style:paragraph-properties fo:margin-top="0.1665in" fo:margin-bottom="0.0417in" fo:keep-with-next="always"/>
      <style:text-properties style:font-name="Arial" fo:font-size="16pt" fo:font-weight="bold" style:letter-kerning="true" style:font-size-asian="16pt" style:font-weight-asian="bold"/>
    </style:style>
    <style:style style:name="Heading_20_2" style:display-name="Heading 2" style:family="paragraph" style:parent-style-name="Standard" style:next-style-name="Text_20_body" style:default-outline-level="2" style:class="text">
      <style:paragraph-properties fo:margin-top="0.1665in" fo:margin-bottom="0.0417in" fo:keep-with-next="always"/>
      <style:text-properties style:font-name="Arial" fo:font-size="14pt" fo:font-weight="bold" style:font-size-asian="14pt" style:font-weight-asian="bold"/>
    </style:style>
    <style:style style:name="Heading_20_3" style:display-name="Heading 3" style:family="paragraph" style:parent-style-name="Standard" style:next-style-name="Text_20_body" style:default-outline-level="3" style:class="text">
      <style:paragraph-properties fo:margin-top="0.1665in" fo:margin-bottom="0.0417in" fo:keep-with-next="always"/>
      <style:text-properties style:font-name="Arial"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style:font-name="Arial" fo:font-size="12pt" style:font-size-asian="12pt"/>
    </style:style>
    <style:style style:name="Heading_20_5" style:display-name="Heading 5" style:family="paragraph" style:parent-style-name="Standard" style:next-style-name="Standard" style:default-outline-level="5" style:class="text">
      <style:paragraph-properties fo:margin-top="0.1665in" fo:margin-bottom="0.0417in"/>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tyle="italic" style:font-style-asian="italic"/>
    </style:style>
    <style:style style:name="Heading_20_7" style:display-name="Heading 7" style:family="paragraph" style:parent-style-name="Standard" style:next-style-name="Standard" style:class="text">
      <style:paragraph-properties fo:margin-top="0.1665in" fo:margin-bottom="0.0417in"/>
      <style:text-properties style:font-name="Arial" fo:font-size="10pt" style:font-size-asian="10pt"/>
    </style:style>
    <style:style style:name="Heading_20_8" style:display-name="Heading 8" style:family="paragraph" style:parent-style-name="Standard" style:next-style-name="Standard" style:class="text">
      <style:paragraph-properties fo:margin-top="0.1665in" fo:margin-bottom="0.0417in"/>
      <style:text-properties style:font-name="Arial"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9pt" fo:font-style="italic" fo:font-weight="bold" style:font-size-asian="9pt" style:font-style-asian="italic" style:font-weight-asian="bold"/>
    </style:style>
    <style:style style:name="Block_20_Text" style:display-name="Block Text" style:family="paragraph" style:parent-style-name="Standard">
      <style:paragraph-properties fo:margin="100%" fo:margin-left="1in" fo:margin-right="1.5in" fo:margin-top="0in" fo:margin-bottom="0in" fo:text-align="justify" style:justify-single-word="false" fo:text-indent="0.5in" style:auto-text-indent="false" fo:padding-left="0.0555in" fo:padding-right="0.0555in" fo:padding-top="0.0138in" fo:padding-bottom="0.0138in" fo:border="0.0071in solid #000000"/>
      <style:text-properties fo:font-size="7pt" style:font-size-asian="7pt" style:text-scale="120%"/>
    </style:style>
    <style:style style:name="Body_20_Text_20_Indent_20_3" style:display-name="Body Text Indent 3" style:family="paragraph" style:parent-style-name="Standard">
      <style:paragraph-properties fo:margin="100%" fo:margin-left="0.5in" fo:margin-right="0in" fo:margin-top="0in" fo:margin-bottom="0in" fo:text-indent="0in" style:auto-text-indent="false"/>
    </style:style>
    <style:style style:name="Comment" style:family="paragraph" style:parent-style-name="Standard">
      <style:paragraph-properties fo:margin-top="0in" fo:margin-bottom="0.0835in" fo:text-align="justify" style:justify-single-word="false"/>
      <style:text-properties fo:color="#000080" fo:font-style="italic" style:font-style-asian="italic"/>
    </style:style>
    <style:style style:name="Company_20_Name" style:display-name="Company Name" style:family="paragraph" style:parent-style-name="Standard">
      <style:paragraph-properties fo:margin="100%" fo:margin-left="0.75in" fo:margin-right="0in" fo:margin-top="0in" fo:margin-bottom="0in" style:line-height-at-least="0.1528in" fo:keep-together="always" fo:text-indent="0in" style:auto-text-indent="false" fo:keep-with-next="always"/>
      <style:text-properties fo:font-size="30pt" fo:letter-spacing="-0.0209in" style:letter-kerning="true" style:font-size-asian="30pt"/>
    </style:style>
    <style:style style:name="Document_20_Map" style:display-name="Document Map" style:family="paragraph" style:parent-style-name="Standard">
      <style:paragraph-properties fo:background-color="#000080">
        <style:background-image/>
      </style:paragraph-properties>
      <style:text-properties style:font-name="Tahoma"/>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ing_20_1_20_Format_20_Only" style:display-name="Heading 1 Format Only" style:family="paragraph" style:parent-style-name="Heading_20_1" style:next-style-name="Text_20_body" style:default-outline-level="" style:list-style-name="">
      <style:paragraph-properties fo:margin="100%" fo:margin-left="0in" fo:margin-right="0in" fo:margin-top="0in" fo:margin-bottom="0in" fo:text-indent="0in" style:auto-text-indent="false"/>
    </style:style>
    <style:style style:name="LH" style:family="paragraph">
      <style:paragraph-properties fo:margin-top="0in" fo:margin-bottom="2in" style:line-height-at-least="0.1807in" fo:orphans="2" fo:widows="2"/>
      <style:text-properties style:use-window-font-color="true" style:font-name="Helvetica" fo:font-size="10pt" fo:language="en" fo:country="US" style:font-name-asian="Arial" style:font-size-asian="10pt" style:font-name-complex="Times New Roman" style:font-size-complex="10pt" style:language-complex="ar" style:country-complex="SA"/>
    </style:style>
    <style:style style:name="List_20_Bullet" style:display-name="List Bullet" style:family="paragraph" style:parent-style-name="List" style:list-style-name="WW8StyleNum">
      <style:paragraph-properties fo:margin="100%" fo:margin-left="1.25in" fo:margin-right="0.5in" fo:margin-top="0in" fo:margin-bottom="0.0835in" style:line-height-at-least="0.1528in" fo:text-indent="-0.25in" style:auto-text-indent="false"/>
    </style:style>
    <style:style style:name="Plain_20_Text" style:display-name="Plain Text" style:family="paragraph" style:parent-style-name="Standard">
      <style:text-properties style:font-name="Courier New" fo:font-size="10pt" style:font-size-asian="10pt"/>
    </style:style>
    <style:style style:name="Title_20_Cover" style:display-name="Title Cover" style:family="paragraph" style:parent-style-name="Standard" style:next-style-name="Standard">
      <style:paragraph-properties fo:margin="100%" fo:margin-left="0.75in" fo:margin-right="0in" fo:margin-top="1.25in" fo:margin-bottom="0in" style:line-height-at-least="0.1665in" fo:keep-together="always" fo:text-indent="0in" style:auto-text-indent="false" fo:keep-with-next="always"/>
      <style:text-properties style:font-name="Arial" fo:font-size="36pt" fo:letter-spacing="-0.0335in" fo:font-weight="bold" style:letter-kerning="true" style:font-size-asian="36pt" style:font-weight-asian="bold"/>
    </style:style>
    <style:style style:name="Subtitle_20_Cover" style:display-name="Subtitle Cover" style:family="paragraph" style:parent-style-name="Title_20_Cover" style:next-style-name="Text_20_body">
      <style:paragraph-properties fo:margin="100%" fo:margin-left="0.75in" fo:margin-right="1.1665in" fo:margin-top="1.0555in" fo:margin-bottom="0in" fo:text-indent="0in" style:auto-text-indent="false"/>
      <style:text-properties style:font-name="Times New Roman" fo:font-size="20pt" fo:letter-spacing="-0.0138in" fo:font-style="italic" fo:font-weight="normal" style:font-size-asian="20pt" style:font-style-asian="italic" style:font-weight-asian="normal"/>
    </style:style>
    <style:style style:name="Table_20_-_20_Col._20_Head" style:display-name="Table - Col. Head" style:family="paragraph" style:parent-style-name="Standard">
      <style:paragraph-properties fo:margin-top="0.0417in" fo:margin-bottom="0.0417in" fo:keep-with-next="always"/>
      <style:text-properties style:font-name="Arial" fo:font-size="9pt" fo:font-weight="bold" style:font-size-asian="9pt" style:font-weight-asian="bold"/>
    </style:style>
    <style:style style:name="Table_20_-_20_Text" style:display-name="Table - Text" style:family="paragraph" style:parent-style-name="Standard">
      <style:paragraph-properties fo:margin-top="0.0417in" fo:margin-bottom="0.0417in"/>
      <style:text-properties fo:font-size="10pt" style:font-size-asian="10pt"/>
    </style:style>
    <style:style style:name="Contents_20_1" style:display-name="Contents 1" style:family="paragraph" style:parent-style-name="Standard" style:next-style-name="Standard" style:class="index">
      <style:paragraph-properties fo:margin-top="0.0835in" fo:margin-bottom="0.0835in"/>
      <style:text-properties style:font-name="Arial" fo:font-size="14pt" fo:font-weight="bold" style:font-size-asian="14pt" style:font-weight-asian="bold"/>
    </style:style>
    <style:style style:name="Contents_20_2" style:display-name="Contents 2" style:family="paragraph" style:parent-style-name="Contents_20_1" style:next-style-name="Standard" style:class="index">
      <style:paragraph-properties fo:margin-top="0in" fo:margin-bottom="0in">
        <style:tab-stops>
          <style:tab-stop style:position="0.611in"/>
          <style:tab-stop style:position="6.8929in" style:type="right" style:leader-style="dotted" style:leader-text="."/>
        </style:tab-stops>
      </style:paragraph-properties>
      <style:text-properties fo:font-size="11pt" fo:language="zxx" fo:country="none" style:font-size-asian="11pt" style:language-asian="zxx" style:country-asian="none" style:font-size-complex="14pt"/>
    </style:style>
    <style:style style:name="Contents_20_3" style:display-name="Contents 3" style:family="paragraph" style:parent-style-name="Standard" style:next-style-name="Standard" style:class="index">
      <style:paragraph-properties fo:margin="100%" fo:margin-left="0.3752in" fo:margin-right="0in" fo:margin-top="0in" fo:margin-bottom="0in" fo:text-indent="0in" style:auto-text-indent="false">
        <style:tab-stops>
          <style:tab-stop style:position="0.7638in"/>
          <style:tab-stop style:position="6.8929in" style:type="right" style:leader-style="dotted" style:leader-text="."/>
        </style:tab-stops>
      </style:paragraph-properties>
      <style:text-properties fo:font-size="10pt" fo:language="zxx" fo:country="none" fo:font-style="italic" style:font-size-asian="10pt" style:language-asian="zxx" style:country-asian="none" style:font-style-asian="italic"/>
    </style:style>
    <style:style style:name="Contents_20_4" style:display-name="Contents 4" style:family="paragraph" style:parent-style-name="Standard" style:next-style-name="Standard" style:class="index">
      <style:paragraph-properties fo:margin="100%" fo:margin-left="0.4583in" fo:margin-right="0in" fo:margin-top="0in" fo:margin-bottom="0in"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100%" fo:margin-left="0.611in" fo:margin-right="0in" fo:margin-top="0in" fo:margin-bottom="0in" fo:text-indent="0in"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100%" fo:margin-left="0.7638in" fo:margin-right="0in" fo:margin-top="0in" fo:margin-bottom="0in" fo:text-indent="0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100%" fo:margin-left="0.9165in" fo:margin-right="0in" fo:margin-top="0in" fo:margin-bottom="0in" fo:text-indent="0in"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100%" fo:margin-left="1.0693in" fo:margin-right="0in" fo:margin-top="0in" fo:margin-bottom="0in" fo:text-indent="0in"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100%" fo:margin-left="1.222in" fo:margin-right="0in" fo:margin-top="0in" fo:margin-bottom="0in" fo:text-indent="0in" style:auto-text-indent="false"/>
      <style:text-properties fo:font-size="9pt" style:font-size-asian="9pt"/>
    </style:style>
    <style:style style:name="Default_20_Text" style:display-name="Default Text" style:family="paragraph" style:parent-style-name="Standard">
      <style:text-properties fo:font-size="12pt" style:font-size-asian="12pt"/>
    </style:style>
    <style:style style:name="Text_20_body_20_indent" style:display-name="Text body indent" style:family="paragraph" style:parent-style-name="Standard" style:class="text"/>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font-size-complex="12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3z0" style:family="text">
      <style:text-properties style:font-name="Symbol" fo:font-size="10pt" style:font-size-asian="10pt"/>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626in" fo:text-indent="-0.4in" fo:margin-left="0.4626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626in" fo:text-indent="-0.4in" fo:margin-left="0.4626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border-line-width-top="0.0008in 0.0346in 0.0346in" fo:padding-left="0in" fo:padding-right="0in" fo:padding-top="0.0138in" fo:padding-bottom="0in" fo:border-left="none" fo:border-right="none" fo:border-top="0.0701in double #000000" fo:border-bottom="none">
        <style:tab-stops>
          <style:tab-stop style:position="3in" style:type="center"/>
          <style:tab-stop style:position="6.8752in" style:type="right"/>
        </style:tab-stops>
      </style:paragraph-properties>
    </style:style>
    <style:style style:name="MP2" style:family="paragraph" style:parent-style-name="Header">
      <style:paragraph-properties>
        <style:tab-stops>
          <style:tab-stop style:position="3in" style:type="center"/>
          <style:tab-stop style:position="6.8752in" style:type="right"/>
        </style:tab-stops>
      </style:paragraph-properties>
      <style:text-properties style:font-name="Arial" fo:font-size="8pt" style:font-size-asian="8pt"/>
    </style:style>
    <style:style style:name="MP3" style:family="paragraph" style:parent-style-name="Standard">
      <style:paragraph-properties fo:text-align="center" style:justify-single-word="false" fo:padding-left="0in" fo:padding-right="0in" fo:padding-top="0.0138in" fo:padding-bottom="0in" fo:border-left="none" fo:border-right="none" fo:border-top="0.0071in solid #000000" fo:border-bottom="none"/>
    </style:style>
    <style:style style:name="MT1" style:family="text">
      <style:text-properties style:font-name="Arial" fo:font-size="8pt" style:font-size-asian="8pt"/>
    </style:style>
    <style:style style:name="MT2" style:family="text">
      <style:text-properties style:font-name="Arial" fo:font-size="8pt" style:font-size-asian="8pt" style:font-size-complex="8pt"/>
    </style:style>
    <style:style style:name="MT3" style:family="text">
      <style:text-properties style:font-name="Arial" fo:font-size="8pt" style:font-name-asian="Times New Roman" style:font-size-asian="8pt" style:font-name-complex="Times New Roman" style:font-size-complex="8pt" style:font-weight-complex="bold"/>
    </style:style>
    <style:page-layout style:name="Mpm1">
      <style:page-layout-properties fo:page-width="8.5in" fo:page-height="11in" style:num-format="1" style:print-orientation="portrait" fo:margin-top="0.5in" fo:margin-bottom="0.5in" fo:margin-left="0.8in" fo:margin-right="0.8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3in" fo:margin-left="0in" fo:margin-right="0in" fo:margin-top="0.261in" style:dynamic-spacing="true"/>
      </style:footer-style>
    </style:page-layout>
    <style:page-layout style:name="Mpm2">
      <style:page-layout-properties fo:page-width="8.5in" fo:page-height="11in" style:num-format="1" style:print-orientation="portrait" fo:margin-top="1in" fo:margin-bottom="0.8in" fo:margin-left="0.8in" fo:margin-right="0.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number-style style:name="N0">
      <number:number number:min-integer-digits="1"/>
    </number:number-style>
  </office:automatic-styles>
  <office:master-styles>
    <style:master-page style:name="Standard" style:page-layout-name="Mpm1">
      <style:header>
        <text:tracked-changes>
          <text:changed-region xml:id="ct116501824" text:id="ct116501824">
            <text:deletion>
              <office:change-info>
                <dc:creator>Unknown Author</dc:creator>
                <dc:date>2013-11-08T21:20:00</dc:date>
              </office:change-info>
              <text:p text:style-name="MP1"><text:span text:style-name="MT1">Standard Library</text:span></text:p>
            </text:deletion>
          </text:changed-region>
          <text:changed-region xml:id="ct116501928" text:id="ct116501928">
            <text:insertion>
              <office:change-info>
                <dc:creator>Unknown Author</dc:creator>
                <dc:date>2013-11-08T21:20:00</dc:date>
              </office:change-info>
            </text:insertion>
          </text:changed-region>
          <text:changed-region xml:id="ct116502136" text:id="ct116502136">
            <text:deletion>
              <office:change-info>
                <dc:creator>Unknown Author</dc:creator>
                <dc:date>2013-11-08T21:21:00</dc:date>
              </office:change-info>
              <text:p text:style-name="MP2">Software Design</text:p>
            </text:deletion>
          </text:changed-region>
          <text:changed-region xml:id="ct116501616" text:id="ct116501616">
            <text:insertion>
              <office:change-info>
                <dc:creator>Unknown Author</dc:creator>
                <dc:date>2013-11-08T21:21:00</dc:date>
              </office:change-info>
            </text:insertion>
          </text:changed-region>
          <text:changed-region xml:id="ct247686656" text:id="ct247686656">
            <text:deletion>
              <office:change-info>
                <dc:creator>Unknown Author</dc:creator>
                <dc:date>2013-11-08T21:21:00</dc:date>
              </office:change-info>
              <text:p text:style-name="MP2">y</text:p>
            </text:deletion>
          </text:changed-region>
          <text:changed-region xml:id="ct247686552" text:id="ct247686552">
            <text:deletion>
              <office:change-info>
                <dc:creator>Hugh Spahr</dc:creator>
                <dc:date>2012-05-01T10:06:00</dc:date>
              </office:change-info>
              <text:p text:style-name="MP2">rch</text:p>
            </text:deletion>
          </text:changed-region>
          <text:changed-region xml:id="ct247687072" text:id="ct247687072">
            <text:deletion>
              <office:change-info>
                <dc:creator>Unknown Author</dc:creator>
                <dc:date>2013-11-08T21:21:00</dc:date>
              </office:change-info>
              <text:p text:style-name="MP2">Ma</text:p>
            </text:deletion>
          </text:changed-region>
          <text:changed-region xml:id="ct247686760" text:id="ct247686760">
            <text:insertion>
              <office:change-info>
                <dc:creator>Unknown Author</dc:creator>
                <dc:date>2013-11-08T21:21:00</dc:date>
              </office:change-info>
            </text:insertion>
          </text:changed-region>
          <text:changed-region xml:id="ct247685616" text:id="ct247685616">
            <text:insertion>
              <office:change-info>
                <dc:creator>Unknown Author</dc:creator>
                <dc:date>2013-11-08T21:22:00</dc:date>
              </office:change-info>
            </text:insertion>
          </text:changed-region>
          <text:changed-region xml:id="ct247687696" text:id="ct247687696">
            <text:deletion>
              <office:change-info>
                <dc:creator>Unknown Author</dc:creator>
                <dc:date>2013-11-08T21:22:00</dc:date>
              </office:change-info>
              <text:p text:style-name="MP2">1</text:p>
            </text:deletion>
          </text:changed-region>
          <text:changed-region xml:id="ct247686032" text:id="ct247686032">
            <text:deletion>
              <office:change-info>
                <dc:creator>Hugh Spahr</dc:creator>
                <dc:date>2012-05-01T10:06:00</dc:date>
              </office:change-info>
              <text:p text:style-name="MP2">5</text:p>
            </text:deletion>
          </text:changed-region>
          <text:changed-region xml:id="ct247685720" text:id="ct247685720">
            <text:insertion>
              <office:change-info>
                <dc:creator>Unknown Author</dc:creator>
                <dc:date>2013-11-08T21:22:00</dc:date>
              </office:change-info>
            </text:insertion>
          </text:changed-region>
          <text:changed-region xml:id="ct247685304" text:id="ct247685304">
            <text:deletion>
              <office:change-info>
                <dc:creator>Unknown Author</dc:creator>
                <dc:date>2013-11-08T21:22:00</dc:date>
              </office:change-info>
              <text:p text:style-name="MP2">2</text:p>
            </text:deletion>
          </text:changed-region>
          <text:changed-region xml:id="ct247685200" text:id="ct247685200">
            <text:deletion>
              <office:change-info>
                <dc:creator>Hugh Spahr</dc:creator>
                <dc:date>2012-05-01T10:06:00</dc:date>
              </office:change-info>
              <text:p text:style-name="MP2">0</text:p>
            </text:deletion>
          </text:changed-region>
          <text:changed-region xml:id="ct247688008" text:id="ct247688008">
            <text:insertion>
              <office:change-info>
                <dc:creator>Unknown Author</dc:creator>
                <dc:date>2013-11-08T21:22:00</dc:date>
              </office:change-info>
            </text:insertion>
          </text:changed-region>
        </text:tracked-changes>
        <text:p text:style-name="MP1"><text:change text:change-id="ct116501824"/><text:change-start text:change-id="ct116501928"/><text:span text:style-name="MT1"><text:user-defined style:data-style-name="N0" text:name="Title">OPP Board Serial Interface</text:user-defined></text:span><text:change-end text:change-id="ct116501928"/><text:span text:style-name="MT1"><text:tab/><text:tab/>Page </text:span><text:span text:style-name="MT1"><text:page-number text:select-page="current">10</text:page-number></text:span></text:p>
        <text:p text:style-name="MP2"><text:change text:change-id="ct116502136"/><text:change-start text:change-id="ct116501616"/>Interface<text:change-end text:change-id="ct116501616"/> Document – Rev <text:user-defined style:data-style-name="N0" text:name="Revision">0.1</text:user-defined><text:tab/><text:tab/><text:change text:change-id="ct247686656"/><text:change text:change-id="ct247686552"/><text:change text:change-id="ct247687072"/><text:change-start text:change-id="ct247686760"/>Novem<text:change-end text:change-id="ct247686760"/><text:change-start text:change-id="ct247685616"/>ber<text:change-end text:change-id="ct247685616"/> <text:change text:change-id="ct247687696"/><text:change text:change-id="ct247686032"/><text:change-start text:change-id="ct247685720"/>8<text:change-end text:change-id="ct247685720"/>, 201<text:change text:change-id="ct247685304"/><text:change text:change-id="ct247685200"/><text:change-start text:change-id="ct247688008"/>3<text:change-end text:change-id="ct247688008"/></text:p>
      </style:header>
      <style:footer>
        <text:tracked-changes>
          <text:changed-region xml:id="ct247687176" text:id="ct247687176">
            <text:deletion>
              <office:change-info>
                <dc:creator>Unknown Author</dc:creator>
                <dc:date>2013-11-08T21:20:00</dc:date>
              </office:change-info>
              <text:p text:style-name="MP3"><text:span text:style-name="Page_20_Number"><text:span text:style-name="MT3">2</text:span></text:span></text:p>
            </text:deletion>
          </text:changed-region>
          <text:changed-region xml:id="ct247686136" text:id="ct247686136">
            <text:deletion>
              <office:change-info>
                <dc:creator>Hugh Spahr</dc:creator>
                <dc:date>2012-05-01T10:07:00</dc:date>
              </office:change-info>
              <text:p text:style-name="MP3"><text:span text:style-name="Page_20_Number"><text:span text:style-name="MT3">0</text:span></text:span></text:p>
            </text:deletion>
          </text:changed-region>
          <text:changed-region xml:id="ct247686864" text:id="ct247686864">
            <text:insertion>
              <office:change-info>
                <dc:creator>Unknown Author</dc:creator>
                <dc:date>2013-11-08T21:20:00</dc:date>
              </office:change-info>
            </text:insertion>
          </text:changed-region>
        </text:tracked-changes>
        <text:p text:style-name="MP3"><text:span text:style-name="Page_20_Number"><text:span text:style-name="MT2">Copyright </text:span></text:span><text:span text:style-name="Page_20_Number"><text:span text:style-name="MT3">© 201</text:span></text:span><text:change text:change-id="ct247687176"/><text:change text:change-id="ct247686136"/><text:change-start text:change-id="ct247686864"/><text:span text:style-name="Page_20_Number"><text:span text:style-name="MT3">3</text:span></text:span><text:change-end text:change-id="ct247686864"/><text:span text:style-name="Page_20_Number"><text:span text:style-name="MT3"> </text:span></text:span><text:span text:style-name="Page_20_Number"><text:span text:style-name="MT2">Hugh Spahr</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tandard Library</dc:title>
    <meta:initial-creator>Hugh Spahr</meta:initial-creator>
    <meta:creation-date>2007-10-11T12:11:00</meta:creation-date>
    <dc:date>2013-11-10T16:02:30.41</dc:date>
    <meta:print-date>2003-05-09T11:10:00</meta:print-date>
    <meta:editing-cycles>180</meta:editing-cycles>
    <meta:editing-duration>P19DT3H53M4S</meta:editing-duration>
    <meta:generator>OpenOffice.org/3.4.1$Win32 OpenOffice.org_project/341m1$Build-9593</meta:generator>
    <meta:document-statistic meta:table-count="2" meta:image-count="0" meta:object-count="0" meta:page-count="10" meta:paragraph-count="1460" meta:word-count="6809" meta:character-count="52330"/>
    <meta:user-defined meta:name="Project">BrdSerIntf</meta:user-defined>
    <meta:user-defined meta:name="Revision">0.1</meta:user-defined>
    <meta:user-defined meta:name="Title">OPP Board Serial Interface</meta:user-defined>
  </office:meta>
</office:document-meta>
</file>